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4.85mm"/>
    </style:style>
    <style:style style:name="co2" style:family="table-column">
      <style:table-column-properties fo:break-before="auto" style:column-width="200.24mm"/>
    </style:style>
    <style:style style:name="co3" style:family="table-column">
      <style:table-column-properties fo:break-before="auto" style:column-width="34.03mm"/>
    </style:style>
    <style:style style:name="co4" style:family="table-column">
      <style:table-column-properties fo:break-before="auto" style:column-width="176.62mm"/>
    </style:style>
    <style:style style:name="co5" style:family="table-column">
      <style:table-column-properties fo:break-before="auto" style:column-width="67.35mm"/>
    </style:style>
    <style:style style:name="co6" style:family="table-column">
      <style:table-column-properties fo:break-before="auto" style:column-width="237.28mm"/>
    </style:style>
    <style:style style:name="co7" style:family="table-column">
      <style:table-column-properties fo:break-before="auto" style:column-width="81.69mm"/>
    </style:style>
    <style:style style:name="co8" style:family="table-column">
      <style:table-column-properties fo:break-before="auto" style:column-width="22.58mm"/>
    </style:style>
    <style:style style:name="ro1" style:family="table-row">
      <style:table-row-properties style:row-height="20.27mm" fo:break-before="auto" style:use-optimal-row-height="true"/>
    </style:style>
    <style:style style:name="ro2" style:family="table-row">
      <style:table-row-properties style:row-height="28.17mm" fo:break-before="auto" style:use-optimal-row-height="true"/>
    </style:style>
    <style:style style:name="ro3" style:family="table-row">
      <style:table-row-properties style:row-height="55.81mm" fo:break-before="auto" style:use-optimal-row-height="true"/>
    </style:style>
    <style:style style:name="ro4" style:family="table-row">
      <style:table-row-properties style:row-height="59.76mm" fo:break-before="auto" style:use-optimal-row-height="true"/>
    </style:style>
    <style:style style:name="ro5" style:family="table-row">
      <style:table-row-properties style:row-height="51.86mm" fo:break-before="auto" style:use-optimal-row-height="true"/>
    </style:style>
    <style:style style:name="ro6" style:family="table-row">
      <style:table-row-properties style:row-height="71.6mm" fo:break-before="auto" style:use-optimal-row-height="true"/>
    </style:style>
    <style:style style:name="ro7" style:family="table-row">
      <style:table-row-properties style:row-height="134.78mm" fo:break-before="auto" style:use-optimal-row-height="true"/>
    </style:style>
    <style:style style:name="ro8" style:family="table-row">
      <style:table-row-properties style:row-height="32.1mm" fo:break-before="auto" style:use-optimal-row-height="true"/>
    </style:style>
    <style:style style:name="ro9" style:family="table-row">
      <style:table-row-properties style:row-height="4.52mm" fo:break-before="auto" style:use-optimal-row-height="true"/>
    </style:style>
    <style:style style:name="ro10" style:family="table-row">
      <style:table-row-properties style:row-height="75.55mm" fo:break-before="auto" style:use-optimal-row-height="true"/>
    </style:style>
    <style:style style:name="ro11" style:family="table-row">
      <style:table-row-properties style:row-height="24.22mm" fo:break-before="auto" style:use-optimal-row-height="true"/>
    </style:style>
    <style:style style:name="ro12" style:family="table-row">
      <style:table-row-properties style:row-height="36.05mm" fo:break-before="auto" style:use-optimal-row-height="true"/>
    </style:style>
    <style:style style:name="ro13" style:family="table-row">
      <style:table-row-properties style:row-height="12.36mm" fo:break-before="auto" style:use-optimal-row-height="true"/>
    </style:style>
    <style:style style:name="ro14" style:family="table-row">
      <style:table-row-properties style:row-height="40.01mm" fo:break-before="auto" style:use-optimal-row-height="true"/>
    </style:style>
    <style:style style:name="ro15" style:family="table-row">
      <style:table-row-properties style:row-height="115.04mm" fo:break-before="auto" style:use-optimal-row-height="true"/>
    </style:style>
    <style:style style:name="ro16" style:family="table-row">
      <style:table-row-properties style:row-height="118.99mm" fo:break-before="auto" style:use-optimal-row-height="true"/>
    </style:style>
    <style:style style:name="ro17" style:family="table-row">
      <style:table-row-properties style:row-height="16.32mm" fo:break-before="auto" style:use-optimal-row-height="true"/>
    </style:style>
    <style:style style:name="ro18" style:family="table-row">
      <style:table-row-properties style:row-height="122.94mm" fo:break-before="auto" style:use-optimal-row-height="true"/>
    </style:style>
    <style:style style:name="ro19" style:family="table-row">
      <style:table-row-properties style:row-height="99.24mm" fo:break-before="auto" style:use-optimal-row-height="true"/>
    </style:style>
    <style:style style:name="ro20" style:family="table-row">
      <style:table-row-properties style:row-height="103.19mm" fo:break-before="auto" style:use-optimal-row-height="true"/>
    </style:style>
    <style:style style:name="ro21" style:family="table-row">
      <style:table-row-properties style:row-height="107.14mm" fo:break-before="auto" style:use-optimal-row-height="true"/>
    </style:style>
    <style:style style:name="ro22" style:family="table-row">
      <style:table-row-properties style:row-height="8.41mm" fo:break-before="auto" style:use-optimal-row-height="true"/>
    </style:style>
    <style:style style:name="ro23" style:family="table-row">
      <style:table-row-properties style:row-height="67.65mm" fo:break-before="auto" style:use-optimal-row-height="true"/>
    </style:style>
    <style:style style:name="ro24" style:family="table-row">
      <style:table-row-properties style:row-height="43.96mm" fo:break-before="auto" style:use-optimal-row-height="true"/>
    </style:style>
    <style:style style:name="ro25" style:family="table-row">
      <style:table-row-properties style:row-height="47.91mm" fo:break-before="auto" style:use-optimal-row-height="true"/>
    </style:style>
    <style:style style:name="ro26" style:family="table-row">
      <style:table-row-properties style:row-height="194.03mm" fo:break-before="auto" style:use-optimal-row-height="true"/>
    </style:style>
    <style:style style:name="ro27" style:family="table-row">
      <style:table-row-properties style:row-height="146.63mm" fo:break-before="auto" style:use-optimal-row-height="true"/>
    </style:style>
    <style:style style:name="ro28" style:family="table-row">
      <style:table-row-properties style:row-height="63.69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file"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float" office:value="132622" calcext:value-type="float">
            <text:p>132622</text:p>
          </table:table-cell>
          <table:table-cell office:value-type="string" calcext:value-type="string">
            <text:p>Брит Care Cat Daisy для кошек, склонных к излишнему весу <text:s/>2 кг</text:p>
          </table:table-cell>
          <table:table-cell office:value-type="string" calcext:value-type="string">
            <text:p>Кошки &gt; Корма</text:p>
          </table:table-cell>
          <table:table-cell/>
          <table:table-cell office:value-type="string" calcext:value-type="string">
            <text:p>Состав: дегидрировання индейка (26%), рис, дегидрированная курица (12%), куриное филе (10%), куриный жир (консервирован токоферолами), сушеные яблоки, рисовые отруби, свекольный жом, пивные дрожжи, куриная печень (2%), лососевое масло, подорожник (200 мг/кг), маннан-олигосахариды (155 мг/кг), фрукто-олигосахариды (125 мг/кг), экстракт юкки Шидигера (Yucca schidigera) (85 мг/кг), облепиха крушиновидная (50 мг/кг). </text:p>
            <text:p/>
            <text:p>Гарантированный анализ: сырой белок 40%, сырой жир 10%, сырая клетчатка 6,2%, сырая зола 5,6%, влага 10%, кальций 1,6%, фосфор 1,2%, натрий 0,2%, магний 0,07%. Питательные добавки на 1 кг: витамин A (E672) 22 500 МЕ, витамин D3 (E671) 900 МЕ, витамин E (3a700) 650 мг, витамин C (E300) 300 мг, таурин 2 300 мг, холина хлорид 2 100 мг, L-карнитин 200 мг, ниацин 40 мг, биотин 1,8 мг, цинк (E6) 150 мг, марганец (E5) 56 мг, железо (E1) 47 мг, медь (E4) 11 мг, йод (E2) 3,7 мг, селен (E8) 0,23 мг, DL-метионин (3.1.1.) 13 мг, аргинин (3c3.6.1) 11 мг, L-лизин (3.2.3.) 9 мг, натрия гексаметафосфат (E452i) 710 мг. омега-3: 0,17%, омега-6: 1,1%. </text:p>
            <text:p/>
            <text:p>Энергетическая ценность: 3 650 ккал/кг.</text:p>
          </table:table-cell>
          <table:table-cell office:value-type="string" calcext:value-type="string">
            <text:p>a41f1a2d3593e77fd2336e5cf763d979.jpg</text:p>
          </table:table-cell>
          <table:table-cell office:value-type="string" calcext:value-type="string">
            <text:p>https://yarvet.ru/catalog/korma_1/brit_care_cat_daisy_dlya_koshek_sklonnykh_k_izlishnemu_vesu_2_kg/</text:p>
          </table:table-cell>
          <table:table-cell table:formula="of:=COM.MICROSOFT.CONCAT([.$I$1];[.F1])" office:value-type="string" office:string-value="http://tintin.ru/wp-content/uploads/2018/brit/a41f1a2d3593e77fd2336e5cf763d979.jpg" calcext:value-type="string">
            <text:p>http://tintin.ru/wp-content/uploads/2018/brit/a41f1a2d3593e77fd2336e5cf763d979.jpg</text:p>
          </table:table-cell>
          <table:table-cell office:value-type="string" calcext:value-type="string">
            <text:p><text:a xlink:href="http://tintin/" xlink:type="simple">http://tintin</text:a>.ru/wp-content/uploads/2018/brit/</text:p>
          </table:table-cell>
        </table:table-row>
        <table:table-row table:style-name="ro2">
          <table:table-cell office:value-type="float" office:value="132623" calcext:value-type="float">
            <text:p>132623</text:p>
          </table:table-cell>
          <table:table-cell office:value-type="string" calcext:value-type="string">
            <text:p>Брит Care Cat Daisy для кошек, склонных к излишнему весу 400 г</text:p>
          </table:table-cell>
          <table:table-cell office:value-type="string" calcext:value-type="string">
            <text:p>Кошки &gt; Корма</text:p>
          </table:table-cell>
          <table:table-cell/>
          <table:table-cell office:value-type="string" calcext:value-type="string">
            <text:p>Состав: дегидрировання индейка (26%), рис, дегидрированная курица (12%), куриное филе (10%), куриный жир (консервирован токоферолами), сушеные яблоки, рисовые отруби, свекольный жом, пивные дрожжи, куриная печень (2%), лососевое масло, подорожник (200 мг/кг), маннан-олигосахариды (155 мг/кг), фрукто-олигосахариды (125 мг/кг), экстракт юкки Шидигера (Yucca schidigera) (85 мг/кг), облепиха крушиновидная (50 мг/кг). </text:p>
            <text:p/>
            <text:p>Гарантированный анализ: сырой белок 40%, сырой жир 10%, сырая клетчатка 6,2%, сырая зола 5,6%, влага 10%, кальций 1,6%, фосфор 1,2%, натрий 0,2%, магний 0,07%. </text:p>
            <text:p/>
            <text:p>Питательные добавки на 1 кг: витамин A (E672) 22 500 МЕ, витамин D3 (E671) 900 МЕ, витамин E (3a700) 650 мг, витамин C (E300) 300 мг, таурин 2 300 мг, холина хлорид 2 100 мг, L-карнитин 200 мг, ниацин 40 мг, биотин 1,8 мг, цинк (E6) 150 мг, марганец (E5) 56 мг, железо (E1) 47 мг, медь (E4) 11 мг, йод (E2) 3,7 мг, селен (E8) 0,23 мг, DL-метионин (3.1.1.) 13 мг, аргинин (3c3.6.1) 11 мг, L-лизин (3.2.3.) 9 мг, натрия гексаметафосфат (E452i) 710 мг. омега-3: 0,17%, омега-6: 1,1%. </text:p>
            <text:p/>
            <text:p>Энергетическая ценность: 3 650 ккал/кг.</text:p>
          </table:table-cell>
          <table:table-cell office:value-type="string" calcext:value-type="string">
            <text:p>9e7812da26fbea98bfbcb00b2f98661f.jpg</text:p>
          </table:table-cell>
          <table:table-cell office:value-type="string" calcext:value-type="string">
            <text:p>https://yarvet.ru/catalog/korma_1/brit_care_cat_daisy_dlya_koshek_sklonnykh_k_izlishnemu_vesu_400_g/</text:p>
          </table:table-cell>
          <table:table-cell table:formula="of:=COM.MICROSOFT.CONCAT([.$I$1];[.F2])" office:value-type="string" office:string-value="http://tintin.ru/wp-content/uploads/2018/brit/9e7812da26fbea98bfbcb00b2f98661f.jpg" calcext:value-type="string">
            <text:p>http://tintin.ru/wp-content/uploads/2018/brit/9e7812da26fbea98bfbcb00b2f98661f.jpg</text:p>
          </table:table-cell>
          <table:table-cell/>
        </table:table-row>
        <table:table-row table:style-name="ro1">
          <table:table-cell office:value-type="float" office:value="132624" calcext:value-type="float">
            <text:p>132624</text:p>
          </table:table-cell>
          <table:table-cell office:value-type="string" calcext:value-type="string">
            <text:p>Брит Care Cat Krezy Missy for Sterilised для кастратов 7кг</text:p>
          </table:table-cell>
          <table:table-cell office:value-type="string" calcext:value-type="string">
            <text:p>Кошки &gt; Корма</text:p>
          </table:table-cell>
          <table:table-cell/>
          <table:table-cell office:value-type="string" calcext:value-type="string">
            <text:p>Высокое содержание мяса (20% дегидрированной курицы, 14% куриного филе, 14% дегидрированной индейки). Сбалансированный минеральный состав Облепиха крушиновидная, обладающая противовоспалительным и антибактериальным действием. А также обеспечивает защиту мочевыводящей системы. Гипоаллергенный состав. Витамин С и гексаметафосфат натрия. Низкое содержание магния в Брит Кеа Кэт Мисси поддерживает оптимальный pH мочи. Мало жира, много клетчатки помогает избежать излишнего веса, свойственного кастрированным и стерилизованным кошкам.</text:p>
            <text:p/>
            <text:p>Ингредиенты: дегидрированная курица 20%, рис, куриное филе 14%, дегидрированная индейка 14%, куриный жир (консервирован токоферолами), рисовые отруби, сушеные яблоки, пивные дрожжи, куриная печень 2%, рыбий жир из лосося, маннанолигосахариды 155 мг/кг, фруктоолигосахариды 125 мг/кг, экстракт юкки Шидигера (yucca schidigera) 85 мг/кг, облепиха крушиновидная 50 мг/кг </text:p>
            <text:p/>
            <text:p>Анализ компонентов: сырой протеин 36%, сырой жир 12%, сырая клетчатка 5%, сырая зола 6,6%, влага 10%, кальций 0,7%, фосфор 0,6%, натрий 0,8%, магний 0,04% Добавки на 1 кг: витамин A (E672) 22 500 ME, витамин D3 (E671) 900 ME, витамин E (3a700) 650 мг, витамин C (E300) 300 мг, таурин 2 300 мг, холина хлорид 2100 мг, L-карнитин 65 мг, ниацин 40 мг, биотин 1,8 мг, цинк (E6) 150 мг, марганец (E5) 56 мг, железо (E1) 47 мг, медь (E4) 11 мг, йод (E2) 3,7 мг, селен (E8) 0,23 мг, DL-метионин (3.1.1.) 13 мг, аргинин (3c3.6.1) 11 мг, L-лизин (3.2.3.) 9 мг, натрия гексаметафосфат (e452i) 710 мг</text:p>
          </table:table-cell>
          <table:table-cell office:value-type="string" calcext:value-type="string">
            <text:p>6f75a8ef7fdc40b3630eb964153ed9de.jpg</text:p>
          </table:table-cell>
          <table:table-cell office:value-type="string" calcext:value-type="string">
            <text:p>https://yarvet.ru/catalog/korma_1/brit_care_cat_krezy_missy_for_sterilised_dlya_kastratov_7kg/</text:p>
          </table:table-cell>
          <table:table-cell table:formula="of:=COM.MICROSOFT.CONCAT([.$I$1];[.F3])" office:value-type="string" office:string-value="http://tintin.ru/wp-content/uploads/2018/brit/6f75a8ef7fdc40b3630eb964153ed9de.jpg" calcext:value-type="string">
            <text:p>http://tintin.ru/wp-content/uploads/2018/brit/6f75a8ef7fdc40b3630eb964153ed9de.jpg</text:p>
          </table:table-cell>
          <table:table-cell/>
        </table:table-row>
        <table:table-row table:style-name="ro3">
          <table:table-cell office:value-type="float" office:value="520169" calcext:value-type="float">
            <text:p>520169</text:p>
          </table:table-cell>
          <table:table-cell office:value-type="string" calcext:value-type="string">
            <text:p>Брит Care mini <text:s/>беззерновой корм для собак мини-пород с чувствительным пищеварением, 2 кг</text:p>
          </table:table-cell>
          <table:table-cell office:value-type="string" calcext:value-type="string">
            <text:p>Собаки &gt; Корма</text:p>
          </table:table-cell>
          <table:table-cell/>
          <table:table-cell office:value-type="string" calcext:value-type="string">
            <text:p>Сухой беззерновой гипоаллергенный корм для собак миниатюрных пород с чувствительным пищеварением.</text:p>
            <text:p>• Отсутствие зерновых – снижение нагрузки на пищеварительный тракт, стабилизация уровня сахара в крови.</text:p>
            <text:p>• Оленина – легко усвояемое мясо</text:p>
            <text:p>• Пребиотики – для улучшения пищеварения</text:p>
            <text:p>• Чертополох – поддержка функций печени</text:p>
            <text:p>• Ромашка, гвоздика, шалфей, водоросли Ascophyllum nodosum – профилактика зубного камня.</text:p>
            <text:p>• Голубика, источник флавоноидов и полифенолов – антистрессовое воздействие, поддержка сердца.</text:p>
            <text:p>Гранулы 1 см.</text:p>
            <text:p/>
            <text:p>Состав:</text:p>
            <text:p>оленина (40%), желтый горох, куриный жир (консервирован токоферолами), нут, гречиха, сушеное яблоко, рыбий жир из лосося (3%), льняное семя (3%), пивные дрожжи, водоросли (0,5%, Ascophyllum nodosum), гидролизованные панцири ракообразных (источник глюкозамина, 260 мг/кг), голубика (230 мг/кг, источник полифенолов 70 мг/кг и флавоноидов 30 мг/кг), хрящевой экстракт (источник хондроитина, 160 мг/кг), маннан-олигосахариды (150 мг/кг), травы и фрукты (розмарин, цитрусовые, куркума, 150 мг/кг), фрукто-олигосахариды (100 мг/кг), юкка (Yucca schidigera) (100 мг/кг), инулин (90 мг/кг), молочный чертополох (75 мг/кг), облепиха крушинная (75 мг/кг), ромашка (30 мг/кг), гвоздика (30 мг/кг), шалфей (25 мг/кг).</text:p>
            <text:p/>
            <text:p>Аналитика</text:p>
            <text:p>сырой белок 28,0%, сырой жир 17,0%, влага 10,0%, сырая зола 8,8%, сырая клетчатка 2,0%, кальций 1,4%, фосфор 1,0%, Омега-3 жирные кислоты 1,1%, Омега-6 жирные кислоты 2,2%.</text:p>
          </table:table-cell>
          <table:table-cell office:value-type="string" calcext:value-type="string">
            <text:p>e1e9b803619ceab36a61e89d05b47fe0.png</text:p>
          </table:table-cell>
          <table:table-cell office:value-type="string" calcext:value-type="string">
            <text:p>https://yarvet.ru/catalog/korma_1/brit_care_mini_bezzernovoy_korm_dlya_sobak_mini_porod_s_chuvstvitelnym_pishchevareniem_2_kg/</text:p>
          </table:table-cell>
          <table:table-cell table:formula="of:=COM.MICROSOFT.CONCAT([.$I$1];[.F4])" office:value-type="string" office:string-value="http://tintin.ru/wp-content/uploads/2018/brit/e1e9b803619ceab36a61e89d05b47fe0.png" calcext:value-type="string">
            <text:p>http://tintin.ru/wp-content/uploads/2018/brit/e1e9b803619ceab36a61e89d05b47fe0.png</text:p>
          </table:table-cell>
          <table:table-cell/>
        </table:table-row>
        <table:table-row table:style-name="ro4">
          <table:table-cell office:value-type="float" office:value="521067" calcext:value-type="float">
            <text:p>521067</text:p>
          </table:table-cell>
          <table:table-cell office:value-type="string" calcext:value-type="string">
            <text:p>Брит Care mini беззерновой для собак мини-пород с избыточным весом/стерилизованных, 2 кг </text:p>
          </table:table-cell>
          <table:table-cell office:value-type="string" calcext:value-type="string">
            <text:p>Собаки &gt; Корма</text:p>
          </table:table-cell>
          <table:table-cell/>
          <table:table-cell office:value-type="string" calcext:value-type="string">
            <text:p>Сухой беззерновой гипоаллергенный корм для собак миниатюрных пород с избыточным весом или стерилизованных собак.</text:p>
            <text:p>Отсутствие зерновых – для снижение нагрузки на пищеварительный тракт, стабилизация уровня сахара в крови, профилактика ожирения.</text:p>
            <text:p>• Мясо кролика – диетическое</text:p>
            <text:p>• Свежее мясо лосося (без костей) –  очень вкусное и легкоусвояемое</text:p>
            <text:p>• Пониженное содержание жира</text:p>
            <text:p>• Пребиотики – для улучшения пищеварения</text:p>
            <text:p>• Ромашка, гвоздика, шалфей, водоросли Ascophyllum nodosum – профилактика зубного камня.</text:p>
            <text:p>• Голубика, источник флавоноидов и полифенолов – антистрессовое воздействие, поддержка сердца.</text:p>
            <text:p>Гранулы 0,9 см. </text:p>
            <text:p/>
            <text:p>Состав</text:p>
            <text:p>мука из мяса кролика (25%), белок из свежего лосося (15%), желтый горох, нут, бамбуковая лигноцеллюлоза, сушеное яблоко, гречиха, льняное семя (4%), куриный жир (консервирован токоферолами), рыбий жир из лосося (2%), шелуха и семена псиллиума (1%), пивные дрожжи, водоросли (0,5%, Ascophyllum nodosum), хлорид натрия, гидролизованные панцири ракообразных (источник глюкозамина, 260 мг/кг), голубика (230 мг/кг, источник полифенолов 70 мг/кг и флавоноидов 30 мг/кг), хрящевой экстракт (источник хондроитина, 160 мг/кг), маннан-олигосахариды (150 мг/кг), травы и фрукты (розмарин, цитрусовые, куркума, 150 мг/кг), фрукто-олигосахариды (100 мг/кг), юкка (Yucca schidigera) (100 мг/кг), клюква (100 мг/кг), инулин (90 мг/кг), молочный чертополох (75 мг/кг), облепиха крушинная (75 мг/кг), ромашка (30 мг/кг), гвоздика (30 мг/кг), шалфей (25 мг/кг).</text:p>
            <text:p/>
            <text:p>Аналитика:</text:p>
            <text:p>сырой белок 26,0%, сырой жир 12,0%, влага 10,0%, сырая зола 5,5%, сырая клетчатка 8,5%, кальций 1,1%, фосфор 0,9%, Омега-3 жирные кислоты 1,5%, Омега-6 жирные кислоты 1,3%.</text:p>
          </table:table-cell>
          <table:table-cell office:value-type="string" calcext:value-type="string">
            <text:p>2ec7c0232900dfc23cc4f0be498ce389.png</text:p>
          </table:table-cell>
          <table:table-cell office:value-type="string" calcext:value-type="string">
            <text:p>https://yarvet.ru/catalog/korma_1/brit_care_mini_bezzernovoy_dlya_sobak_mini_porod_s_izbytochnym_vesom_sterilizovannykh_2_kg_/</text:p>
          </table:table-cell>
          <table:table-cell table:formula="of:=COM.MICROSOFT.CONCAT([.$I$1];[.F5])" office:value-type="string" office:string-value="http://tintin.ru/wp-content/uploads/2018/brit/2ec7c0232900dfc23cc4f0be498ce389.png" calcext:value-type="string">
            <text:p>http://tintin.ru/wp-content/uploads/2018/brit/2ec7c0232900dfc23cc4f0be498ce389.png</text:p>
          </table:table-cell>
          <table:table-cell/>
        </table:table-row>
        <table:table-row table:style-name="ro5">
          <table:table-cell office:value-type="float" office:value="520220" calcext:value-type="float">
            <text:p>520220</text:p>
          </table:table-cell>
          <table:table-cell office:value-type="string" calcext:value-type="string">
            <text:p>Брит Care mini беззерновой корм для собак мини-пород с шерстью, требующей ухода, 2 кг</text:p>
          </table:table-cell>
          <table:table-cell office:value-type="string" calcext:value-type="string">
            <text:p>Собаки &gt; Корма</text:p>
          </table:table-cell>
          <table:table-cell/>
          <table:table-cell office:value-type="string" calcext:value-type="string">
            <text:p>Сухой беззерновой гипоаллергенный корм для взрослых собак миниатюрных пород с длинной, а также для собак, шерсть которых нуждается в дополнительном уходе.</text:p>
            <text:p> Свежее мясо лосося (без костей) –  очень вкусное и легкоусвояемое.</text:p>
            <text:p>• Повышенное содержание Омега жирных кислот – здоровая кожа и великолепная блестящая шерсть.</text:p>
            <text:p>• Пребиотики – для улучшения пищеварения.</text:p>
            <text:p>• Ромашка, гвоздика, шалфей, водоросли Ascophyllum nodosum – профилактика зубного камня.</text:p>
            <text:p>• Голубика, источник флавоноидов и полифенолов – антистрессовое воздействие, поддержка сердца.</text:p>
            <text:p>Гранулы 0,8 см.</text:p>
            <text:p/>
            <text:p>Состав:</text:p>
            <text:p>сушеный лосось (25%), белок из свежего лосося (16%), сушеная сельдь (14%), желтый горох, куриный жир (консервирован токоферолами), нут, льняное семя (4%), рыбий жир из лосося (3%), гречиха, масло примулы вечерней (1%), сушеное яблоко, пивные дрожжи, водоросли (0,5%, Ascophyllum nodosum), гидролизованные панцири ракообразных (источник глюкозамина, 260 мг/кг), голубика (230 мг/кг, источник полифенолов 70 мг/кг и флавоноидов 30 мг/кг), хрящевой экстракт (источник хондроитина, 160 мг/кг), маннан-олигосахариды (150 мг/кг), травы и фрукты (розмарин, цитрусовые, куркума, 150 мг/кг), фрукто-олигосахариды (100 мг/кг), юкка (Yucca schidigera) (100 мг/кг), инулин (90 мг/кг), молочный чертополох (75 мг/кг), облепиха крушинная (75 мг/кг), ромашка (30 мг/кг), гвоздика (30 мг/кг), шалфей (25 мг/кг).</text:p>
            <text:p/>
            <text:p>Аналитика:</text:p>
            <text:p>сырой белок 32,0%, сырой жир 18,0%, влага 10,0%, сырая зола 8,4%, сырая клетчатка 1,8%, кальций 1,3%, фосфор 1,0%, Омега-3 жирные кислоты 2,4%, Омега-6 жирные кислоты 2,7%.</text:p>
          </table:table-cell>
          <table:table-cell office:value-type="string" calcext:value-type="string">
            <text:p>7d6b32a2e41af6dd87772eb8240bb1a5.png</text:p>
          </table:table-cell>
          <table:table-cell office:value-type="string" calcext:value-type="string">
            <text:p>https://yarvet.ru/catalog/korma_1/brit_care_mini_bezzernovoy_korm_dlya_sobak_mini_porod_s_sherstyu_trebuyushchey_ukhoda_2_kg/</text:p>
          </table:table-cell>
          <table:table-cell table:formula="of:=COM.MICROSOFT.CONCAT([.$I$1];[.F6])" office:value-type="string" office:string-value="http://tintin.ru/wp-content/uploads/2018/brit/7d6b32a2e41af6dd87772eb8240bb1a5.png" calcext:value-type="string">
            <text:p>http://tintin.ru/wp-content/uploads/2018/brit/7d6b32a2e41af6dd87772eb8240bb1a5.png</text:p>
          </table:table-cell>
          <table:table-cell/>
        </table:table-row>
        <table:table-row table:style-name="ro6">
          <table:table-cell office:value-type="float" office:value="520107" calcext:value-type="float">
            <text:p>520107</text:p>
          </table:table-cell>
          <table:table-cell office:value-type="string" calcext:value-type="string">
            <text:p>Брит Care mini беззерновой корм с ягнёнком для мини-собак, 2 кг</text:p>
          </table:table-cell>
          <table:table-cell office:value-type="string" calcext:value-type="string">
            <text:p>Собаки &gt; Корма</text:p>
          </table:table-cell>
          <table:table-cell/>
          <table:table-cell office:value-type="string" calcext:value-type="string">
            <text:p>Сухой беззерновой гипоаллергенный корм для взрослых собак миниатюрных пород. Полнорационный корм для собак.</text:p>
            <text:p>Миниатюрные породы собак, в силу своих небольших размеров, более других подвержены негативному влиянию окружающей среды: дорожная пыль, токсины и микробы. Поэтому важно заботиться о естественных защитных барьерах организма с самого рождения: кожа, шерсть, иммунитет слизистой оболочки, клеточный иммунитет. Все это учитывалось при создании кормов Brit Care Mini. Корм Brit Care Mini Adult создан специально для поддержки естественного иммунитета и помощи организму в борьбе со стрессовыми ситуациями.</text:p>
            <text:p/>
            <text:p>- Отсутствие зерновых – снижение нагрузки на пищеварительный тракт, стабилизация уровня сахара в крови.</text:p>
            <text:p>- Свежее мясо ягненка (без костей) – очень вкусное и легкоусвояемое.</text:p>
            <text:p>- Пребиотики – улучшение пищеварения.</text:p>
            <text:p>- Ромашка, гвоздика, шалфей, водоросли Ascophyllum nodosum – профилактика зубного камня.</text:p>
            <text:p>- Голубика, источник флавоноидов и полифенолов – антистрессовое воздействие, поддержка сердца.</text:p>
            <text:p/>
            <text:p>Гранулы 0,9 см.</text:p>
            <text:p/>
            <text:p>Состав: мука из мяса ягненка (30%), белок из свежей ягнятины (15%), желтый горох, куриный жир (консервирован токоферолами), нут, гречиха, сушеное яблоко, льняное семя (3%), рыбий жир из лосося (2%), пивные дрожжи, водоросли (0,5%, Ascophyllum nodosum), гидролизованные панцири ракообразных (источник глюкозамина, 260 мг/кг), голубика (230 мг/кг, источник полифенолов 70 мг/кг и флавоноидов 30 мг/кг), хрящевой экстракт (источник хондроитина, 160 мг/кг), маннан-олигосахариды (150 мг/кг), травы и фрукты (розмарин, цитрусовые, куркума, 150 мг/кг), фрукто-олигосахариды (100 мг/кг), юкка (Yucca schidigera) (100 мг/кг), инулин (90 мг/кг), молочный чертополох (75 мг/кг), облепиха крушинная (75 мг/кг), ромашка (30 мг/кг), гвоздика (30 мг/кг), шалфей (25 мг/кг).</text:p>
            <text:p/>
            <text:p>Аналитический состав: сырой белок 29,0%, сырой жир 18,0%, влага 10,0%, сырая зола 8,4%, сырая клетчатка 2,5%, кальций 1,6%, фосфор 1,3%, Омега-3 жирные кислоты 1,1%, Омега-6 жирные кислоты 2,3%.</text:p>
            <text:p/>
            <text:p>Питательные добавки на 1кг: витамин А (3a672a) 20 000 ME; витамин D3 (E671) 1 500 ME; витамин E (?-токоферол) (3a700) 500 мг; витамин С (3a312) 300 мг; холинхлорид (3a890) 700 мг; таурин (3a370) 200 мг; биотин (3a880) 3 мг; витамин В1 (3a821) 1 мг; витамин В2 4 мг; ниацинамид (3a315) 12 мг; кальция D-пантотенат (3a841) 10 мг; витамин В6 (3a831) 1 мг; фолиевая кислота (3a316) 0,5 мг; витамин В12 0,04 мг; хелат цинка гидрата аминокислот 100 мг; моногидрат сульфата железа 80 мг; оксид марганца 40 мг; йодид калия 0,75 мг; хелат меди и аминокислот n-гидрат 15 мг; органическая форма селена, производное от жизнедеятельности дрожжей Saccharomyces Cerevisiae CNCM I-3060 0,2 мг.</text:p>
            <text:p/>
            <text:p>Энергетическая ценность: 3 880 ккал/кг .</text:p>
          </table:table-cell>
          <table:table-cell office:value-type="string" calcext:value-type="string">
            <text:p>ac0a74ae67c1c086d14e82130c38a22f.png</text:p>
          </table:table-cell>
          <table:table-cell office:value-type="string" calcext:value-type="string">
            <text:p>https://yarvet.ru/catalog/korma_1/brit_care_mini_bezzernovoy_korm_s_yagnyenkom_dlya_mini_sobak_2_kg/</text:p>
          </table:table-cell>
          <table:table-cell table:formula="of:=COM.MICROSOFT.CONCAT([.$I$1];[.F7])" office:value-type="string" office:string-value="http://tintin.ru/wp-content/uploads/2018/brit/ac0a74ae67c1c086d14e82130c38a22f.png" calcext:value-type="string">
            <text:p>http://tintin.ru/wp-content/uploads/2018/brit/ac0a74ae67c1c086d14e82130c38a22f.png</text:p>
          </table:table-cell>
          <table:table-cell/>
        </table:table-row>
        <table:table-row table:style-name="ro7">
          <table:table-cell office:value-type="float" office:value="132717" calcext:value-type="float">
            <text:p>132717</text:p>
          </table:table-cell>
          <table:table-cell office:value-type="string" calcext:value-type="string">
            <text:p>Брит Care Senior для собак старше 7 лет ягненок с рисом, 1 кг</text:p>
          </table:table-cell>
          <table:table-cell office:value-type="string" calcext:value-type="string">
            <text:p>Собаки &gt; Корма</text:p>
          </table:table-cell>
          <table:table-cell/>
          <table:table-cell office:value-type="string" calcext:value-type="string">
            <text:p>Полнорационный гипоаллергенный корм с ягненком и рисом для пожилых собак всех пород.</text:p>
            <text:p/>
            <text:p>Состав: мука из мяса ягненка (35%), рис (35%), сушеное яблоко, куриный жир (консервирован токоферолами), сушеный свекловичный жом, натуральные ароматизаторы, рыбий жир лососевых рыб (2%),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розмарин, гвоздика, цитрусовые, куркума, 150 мг/кг), фрукто-олигосахариды (100 мг/кг), юкка Шидигера (yucca schidigera) (100 мг/кг), инулин (90 мг/кг), молочный чертополох (75 мг/кг).</text:p>
            <text:p>Аналитические составляющие:</text:p>
            <text:p>сырой белок 25,0 %</text:p>
            <text:p>сырой жир 12,0 %</text:p>
            <text:p>влага10,0 %</text:p>
            <text:p>сырая зола7,0 %</text:p>
            <text:p>сырая клетчатка4,2 %</text:p>
            <text:p>кальций 1,5 %</text:p>
            <text:p>фосфор 1,2 %</text:p>
            <text:p> </text:p>
            <text:p>Энергетическая ценность: 3 550 ккал/кг,</text:p>
            <text:p> </text:p>
            <text:p>Пищевые добавки на 1 кг:</text:p>
            <text:p>витамин A 20 000 МЕ</text:p>
            <text:p>витамин D3 1 500 МЕ</text:p>
            <text:p>витамин E (α-токоферол) 500 мг</text:p>
            <text:p>витамин С 200 мг</text:p>
            <text:p>холина хлорид 600 мг</text:p>
            <text:p>биотин 0,6 мг</text:p>
            <text:p>витамин В1 1,0 мг</text:p>
            <text:p>витамин В2 4,0 мг</text:p>
            <text:p>ниацинамид 12 мг</text:p>
            <text:p>пантотенат кальция 10 мг</text:p>
            <text:p>витамин В6 1,0 мг</text:p>
            <text:p>фолиевая кислота 0,5 мг</text:p>
            <text:p>витамин В12 0,04 мг</text:p>
            <text:p>Е1 железо70 мг</text:p>
            <text:p>Е6 цинк 80 мг </text:p>
            <text:p>Е5 марганец 35 мг</text:p>
            <text:p>Е4 медь 15 мг</text:p>
            <text:p>Е2 йод0,65 мг</text:p>
            <text:p>Е8 селен 0,25 мг</text:p>
          </table:table-cell>
          <table:table-cell office:value-type="string" calcext:value-type="string">
            <text:p>96b4198dfdbe63746b6d0156ea02c5b6.jpg</text:p>
          </table:table-cell>
          <table:table-cell office:value-type="string" calcext:value-type="string">
            <text:p>https://yarvet.ru/catalog/korma_1/brit_care_senior_dlya_sobak_starshe_7_let_yagnenok_s_risom_1_kg/</text:p>
          </table:table-cell>
          <table:table-cell table:formula="of:=COM.MICROSOFT.CONCAT([.$I$1];[.F8])" office:value-type="string" office:string-value="http://tintin.ru/wp-content/uploads/2018/brit/96b4198dfdbe63746b6d0156ea02c5b6.jpg" calcext:value-type="string">
            <text:p>http://tintin.ru/wp-content/uploads/2018/brit/96b4198dfdbe63746b6d0156ea02c5b6.jpg</text:p>
          </table:table-cell>
          <table:table-cell/>
        </table:table-row>
        <table:table-row table:style-name="ro8">
          <table:table-cell office:value-type="float" office:value="132747" calcext:value-type="float">
            <text:p>132747</text:p>
          </table:table-cell>
          <table:table-cell office:value-type="string" calcext:value-type="string">
            <text:p>Брит Care Venison для собак с чувствительным пищеварением, оленина с картофелем, 1 кг</text:p>
          </table:table-cell>
          <table:table-cell office:value-type="string" calcext:value-type="string">
            <text:p>Собаки &gt; Корма</text:p>
          </table:table-cell>
          <table:table-cell/>
          <table:table-cell office:value-type="string" calcext:value-type="string">
            <text:p>Гипоаллергенный беззерновой корм с олениной и картофелем для взрослых собак всех пород с чувствительным пищеварением, склонных к аллергии и при пищевой непереносимости.</text:p>
            <text:p>Корм оказывают благоприятное влияние на кишечную микрофлору и поддерживают ее в здоровом состоянии.</text:p>
            <text:p>Не содержит - сои, кукурузы, пшеницы, ГМО.</text:p>
            <text:p/>
            <text:p>Состав: Оленина (36%), картофель (35%), сушеное яблоко, куриный жир (сохранен при помощи токоферолов), рыбий жир лососевых рыб (5%), пивные дрожжи, натуральные ароматизаторы, гидролизованные панцири ракоообразных (источник глюкозамина, 260 мг/кг), экстракт хрящей (источник хондроитина, 160 мг/кг), маннан-олигосахариды (150 мг/кг), травы и фрукты (розмарин, гвоздика, цитрус, куркума, 150 мг/кг), фрукто-олигосахариды (100 мг/кг), юкка Шидигера (yucca schidigera) (100 мг/кг), инулин (90 мг/кг), молочный чертополох (75 мг/кг). </text:p>
            <text:p/>
            <text:p>Гарантированный анализ: сырой белок 25%, сырой жир 14%, влага 10%, сырая зола 8,8%, сырая клетчатка 3,5%, кальций 1,5%, фосфор 1,0%. </text:p>
            <text:p>Питательные добавки на 1 кг: витамин A (E672) 20 000 МЕ, витамин D3 (E671) 1 500 МЕ, витамин Е (α-токоферол) (3a700) 500 мг, витамин C (E300) 200 мг, холина хлорид 600 мг, биотин 0,6 мг, витамин В1 1 мг, витамин В2 4 мг, ниацинамид (3a315) 12 мг, пантотенат кальция 10 мг, витамин В6 (3a831) 1 мг, фолиевая кислота (3a316) 0,5 мг, витамин В12 0,04 мг, цинк (E6) 80 мг, железо (E1) 70 мг, марганец (E5) 35 мг, йод (E2) 0,65 мг, медь (E4) 15 мг, селен (3b8.10) 0,25 мг. </text:p>
          </table:table-cell>
          <table:table-cell office:value-type="string" calcext:value-type="string">
            <text:p>5dae318ba93497e962226fb6153bbebf.jpg</text:p>
          </table:table-cell>
          <table:table-cell office:value-type="string" calcext:value-type="string">
            <text:p>https://yarvet.ru/catalog/korma_1/brit_care_venison_dlya_sobak_s_chuvstvitelnym_pishchevareniem_olenina_s_kartofelem_1_kg/</text:p>
          </table:table-cell>
          <table:table-cell table:formula="of:=COM.MICROSOFT.CONCAT([.$I$1];[.F9])" office:value-type="string" office:string-value="http://tintin.ru/wp-content/uploads/2018/brit/5dae318ba93497e962226fb6153bbebf.jpg" calcext:value-type="string">
            <text:p>http://tintin.ru/wp-content/uploads/2018/brit/5dae318ba93497e962226fb6153bbebf.jpg</text:p>
          </table:table-cell>
          <table:table-cell/>
        </table:table-row>
        <table:table-row table:style-name="ro9">
          <table:table-cell office:value-type="float" office:value="132714" calcext:value-type="float">
            <text:p>132714</text:p>
          </table:table-cell>
          <table:table-cell office:value-type="string" calcext:value-type="string">
            <text:p>Брит Care для собак крупных пород, 1 кг</text:p>
          </table:table-cell>
          <table:table-cell office:value-type="string" calcext:value-type="string">
            <text:p>Собаки &gt; Корма</text:p>
          </table:table-cell>
          <table:table-cell/>
          <table:table-cell office:value-type="string" calcext:value-type="string">
            <text:p>Сбалансированный, хорошо усвояемый особый корм, специально разработанный в соответствии с пищевыми потребностями крупных и гигантских пород собак.</text:p>
          </table:table-cell>
          <table:table-cell office:value-type="string" calcext:value-type="string">
            <text:p>4ec740bc2a78a72816b42ed365c27136.jpg</text:p>
          </table:table-cell>
          <table:table-cell office:value-type="string" calcext:value-type="string">
            <text:p>https://yarvet.ru/catalog/korma_1/brit_care_dlya_sobak_krupnykh_porod_1_kg/</text:p>
          </table:table-cell>
          <table:table-cell table:formula="of:=COM.MICROSOFT.CONCAT([.$I$1];[.F10])" office:value-type="string" office:string-value="http://tintin.ru/wp-content/uploads/2018/brit/4ec740bc2a78a72816b42ed365c27136.jpg" calcext:value-type="string">
            <text:p>http://tintin.ru/wp-content/uploads/2018/brit/4ec740bc2a78a72816b42ed365c27136.jpg</text:p>
          </table:table-cell>
          <table:table-cell/>
        </table:table-row>
        <table:table-row table:style-name="ro10">
          <table:table-cell office:value-type="float" office:value="132704" calcext:value-type="float">
            <text:p>132704</text:p>
          </table:table-cell>
          <table:table-cell office:value-type="string" calcext:value-type="string">
            <text:p>Брит Care для щенков крупных пород ягненок и рис, 3 кг</text:p>
          </table:table-cell>
          <table:table-cell office:value-type="string" calcext:value-type="string">
            <text:p>Собаки &gt; Корма</text:p>
          </table:table-cell>
          <table:table-cell/>
          <table:table-cell office:value-type="string" calcext:value-type="string">
            <text:p>Гипоаллергенная формула для щенков и молодых собак (от 3 месяцев до 2 лет) крупных и гигантских пород (25 кг и больше). Сбалансированный, легкоусвояемый особый корм, специально разработанный в соответствии с пищевыми потребностями щенков и молодых собак крупных и гигантских пород.</text:p>
            <text:p>Умственные способности и здоровая нервная система Кислоты EPA и DHA поддерживают мозговую деятельность и оказывают благоприятное влияние на систему органов чувств.</text:p>
            <text:p>Здоровые скелет и хрящи Оптимальное соотношение кальция и фосфора в организме, высокое содержание глюкозоамина и хондроитина поддерживают здоровье скелета и хрящей</text:p>
            <text:p>Высокое содержание протеинов Оптимальное соотношение аминокислот (идеальный протеин) обеспечивает высокую усвояемость белков для мышечной ткани</text:p>
            <text:p>Поддержка иммунитета и охрана здоровья MOS (маннаноолигосахариды) поддерживают хорошее состояние пищеварительного тракта и уменьшают количество патогенной микрофлоры в кишечнике.</text:p>
            <text:p>Поддержка кишечной микрофлоры FOS (фруктоолигосахариды) оказывают благоприятное влияние на кишечную микрофлору и поддерживают ее в здоровом состоянии.</text:p>
            <text:p/>
            <text:p>Ингредиенты: Мука из мяса ягненка, Куриная мука, Рис, Куриный Жир (консервированный при помощи токоферолов), Жир Лосося, Натуральные Ароматы, Хлопья Риса, Сушеная Мякоть Репы, Пивные Дрожжи, Сушеные Яичные Продукты, Экстракт из Юкки Шидигеры, Сушеные Яблоки, Минералы, Глюкозоамин Гидрохлорид, Сульфат Хондроитина, ДЛ- метионин, Л-лизин, Олигосахарид Маннана, Фрукто-Олигосахариды, Сульфат Пентогидрат Меди, Ниацин, Кальций Пантотенат, Фолиевая Кислота, Хлорид Холина, Биотин, Витамин А, Витамин Д3, Витамин Е.</text:p>
            <text:p/>
            <text:p>Протеины 28%</text:p>
            <text:p>Жиры 14%</text:p>
            <text:p>Вода 10%</text:p>
            <text:p>Зола 7,5%</text:p>
            <text:p>Клетчатка 2,5 %</text:p>
            <text:p>Кальций 1,8 %</text:p>
            <text:p>Фосфор 1,2 %</text:p>
            <text:p>Витамин A 20000 МЕ</text:p>
            <text:p>Витамин D3 1500 МЕ</text:p>
            <text:p>Витамин E 500 мг</text:p>
          </table:table-cell>
          <table:table-cell office:value-type="string" calcext:value-type="string">
            <text:p>f4b4d53b8a720cc2cc42587fed49ce73.jpg</text:p>
          </table:table-cell>
          <table:table-cell office:value-type="string" calcext:value-type="string">
            <text:p>https://yarvet.ru/catalog/korma_1/brit_care_dlya_shchenkov_krupnykh_porod_yagnenok_i_ris_3_kg/</text:p>
          </table:table-cell>
          <table:table-cell table:formula="of:=COM.MICROSOFT.CONCAT([.$I$1];[.F11])" office:value-type="string" office:string-value="http://tintin.ru/wp-content/uploads/2018/brit/f4b4d53b8a720cc2cc42587fed49ce73.jpg" calcext:value-type="string">
            <text:p>http://tintin.ru/wp-content/uploads/2018/brit/f4b4d53b8a720cc2cc42587fed49ce73.jpg</text:p>
          </table:table-cell>
          <table:table-cell/>
        </table:table-row>
        <table:table-row table:style-name="ro3">
          <table:table-cell office:value-type="float" office:value="132720" calcext:value-type="float">
            <text:p>132720</text:p>
          </table:table-cell>
          <table:table-cell office:value-type="string" calcext:value-type="string">
            <text:p>Брит Care для щенков с лососём и картофелем, беззерновой, 1 кг</text:p>
          </table:table-cell>
          <table:table-cell office:value-type="string" calcext:value-type="string">
            <text:p>Собаки &gt; Корма</text:p>
          </table:table-cell>
          <table:table-cell/>
          <table:table-cell office:value-type="string" calcext:value-type="string">
            <text:p>Сухой корм Brit Care "Salmon &amp; Potato Puppy" учитывает потребности щенков от 4 недель до 12 месяцев. Он также подходит для обеспечения питательными веществами беременных и кормящих собак. Это специальный сбалансированный рацион, призванный обеспечить растущий организм щенка всеми требующимися ему витаминами и микроэлементами. Продукт приготовлен на основе лосося, который идеально сочетается с картофелем и другими полезными веществами, также входящими в состав. В нем достигнут идеальный баланс кальция и фосфора, что очень важно для правильного роста скелета и защиты хрящей. Развитию умственных способностей и поддержанию здоровья нервной системы способствует кислоты EPA и DHA. Благодаря экстракту юкки, продукт поддерживает эффективную работу кишечника и защищает печень. Правильный рост мышечной ткани становится возможным с помощью оптимального количество протеинов.</text:p>
            <text:p/>
            <text:p>Ингредиенты:</text:p>
            <text:p>сушёный лосось - 35%, картофель - 28%, белок лосося - 15%, куриный жир (консервирован токоферолами), рыбий жир лососевых рыб - 3%, сушёное яблоко, натуральные ароматизаторы, пивные дрожжи, гидролизованные панцири ракообразных (источник глюкозамина - 320 мг/кг), хрящевой экстракт (источник хондроитина - 190 мг/кг), маннан-олигосахариды - 180 мг/кг, экстракт из трав и фруктов (розмарин, гвоздика, цитрусовые, куркума) - 180 мг/кг, фрукто-олигосахариды - 120 мг/кг, юкка Шидигера - 120 мг/кг, инулин - 110 мг/кг, молочный чертополох - 90 мг/кг.</text:p>
            <text:p>Витамины и минералы: витамин A (E672) - 23000 МЕ, витамин D3 (E671) - 1800 МЕ, витамин Е (α-токоферол) - 600 мг, витамин C (E300) - 300 мг, холина хлорид - 700 мг, биотин - 0,75 мг, витамин В1 - 1,2 мг, витамин В2 - 4,5 мг, ниацинамид (3a315) - 15 мг, пантотенат кальция - 12 мг, витамин В6 - 1,2 мг, фолиевая кислота - 0,6 мг, витамин В12 - 0,05 мг, цинк (E6) - 100 мг, железо (E1) - 90 мг, марганец (E5) - 45 мг, йод (E2) - 0,8 мг, медь (E4) - 18 мг, селен - 0,3 мг.</text:p>
            <text:p/>
            <text:p>Гарантированный анализ:</text:p>
            <text:p>сырой белок - 30%</text:p>
            <text:p>сырой жир - 18%</text:p>
            <text:p>влажность - 10%</text:p>
            <text:p>сырая зола - 7,7%</text:p>
            <text:p>сырая клетчатка - 2,5%</text:p>
            <text:p>кальций - 1,3%</text:p>
            <text:p>фосфор - 1%</text:p>
          </table:table-cell>
          <table:table-cell office:value-type="string" calcext:value-type="string">
            <text:p>09ec85a37de58f6b8000d4e1730bdb9e.jpg</text:p>
          </table:table-cell>
          <table:table-cell office:value-type="string" calcext:value-type="string">
            <text:p>https://yarvet.ru/catalog/korma_1/brit_care_dlya_shchenkov_s_lososyem_i_kartofelem_bezzernovoy_1_kg/</text:p>
          </table:table-cell>
          <table:table-cell table:formula="of:=COM.MICROSOFT.CONCAT([.$I$1];[.F12])" office:value-type="string" office:string-value="http://tintin.ru/wp-content/uploads/2018/brit/09ec85a37de58f6b8000d4e1730bdb9e.jpg" calcext:value-type="string">
            <text:p>http://tintin.ru/wp-content/uploads/2018/brit/09ec85a37de58f6b8000d4e1730bdb9e.jpg</text:p>
          </table:table-cell>
          <table:table-cell/>
        </table:table-row>
        <table:table-row table:style-name="ro11">
          <table:table-cell office:value-type="float" office:value="132723" calcext:value-type="float">
            <text:p>132723</text:p>
          </table:table-cell>
          <table:table-cell office:value-type="string" calcext:value-type="string">
            <text:p>Брит Care для юниоров крупных пород, беззерновой с лососем и картофелем, 1 кг</text:p>
          </table:table-cell>
          <table:table-cell office:value-type="string" calcext:value-type="string">
            <text:p>Собаки &gt; Корма</text:p>
          </table:table-cell>
          <table:table-cell/>
          <table:table-cell office:value-type="string" calcext:value-type="string">
            <text:p>Полноценный беззерновой корм с лососем и картофелем для молодых собак</text:p>
            <text:p/>
            <text:p>Состав:</text:p>
            <text:p>Сушеный лосось (35%), картофель (32%), белок лосося (13%), куриный жир (консервирован токоферолами), рыбий жир лососевых рыб (3%), сушеное яблоко, натуральные ароматизаторы, пивные дрожжи,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 (120 мг/кг), инулин (110 мг/кг), молочный чертополох (90 мг/кг). </text:p>
            <text:p/>
            <text:p>Гарантированный анализ: Сырой белок 28%, сырой жир 15%, влага 10%, сырая зола 7,4%, сырая клетчатка 2,5%, кальций 1,2%, фосфор 1,0%. Питательные добавки на 1 кг: Витамин A (E672) 23 000 МЕ, витамин D3 (E671) 1 800 МЕ, витамин Е (α-токоферол) (3a700) 600 мг, витамин C (E300) 300 мг, холина хлорид 700 мг, биотин 0,75 мг, витамин В1 1,2 мг, витамин В2 4,5 мг, ниацинамид (3a315) 15 мг, пантотенат кальция 12 мг, витамин В6 (3a831) 1,2 мг, фолиевая кислота (3a316) 0,6 мг, витамин В12 0,05 мг, цинк (E6) 100 мг, железо (E1) 90 мг, марганец (E5) 45 мг, йод (E2) 0,8 мг, медь (E4) 18 мг, селен (3b8.10) 0,3</text:p>
          </table:table-cell>
          <table:table-cell office:value-type="string" calcext:value-type="string">
            <text:p>3cc31d3047b80b99ba965d1b90db6952.jpg</text:p>
          </table:table-cell>
          <table:table-cell office:value-type="string" calcext:value-type="string">
            <text:p>https://yarvet.ru/catalog/korma_1/brit_care_dlya_yuniorov_krupnykh_porod_bezzernovoy_s_lososem_i_kartofelem_1_kg/</text:p>
          </table:table-cell>
          <table:table-cell table:formula="of:=COM.MICROSOFT.CONCAT([.$I$1];[.F13])" office:value-type="string" office:string-value="http://tintin.ru/wp-content/uploads/2018/brit/3cc31d3047b80b99ba965d1b90db6952.jpg" calcext:value-type="string">
            <text:p>http://tintin.ru/wp-content/uploads/2018/brit/3cc31d3047b80b99ba965d1b90db6952.jpg</text:p>
          </table:table-cell>
          <table:table-cell/>
        </table:table-row>
        <table:table-row table:style-name="ro12">
          <table:table-cell office:value-type="float" office:value="132736" calcext:value-type="float">
            <text:p>132736</text:p>
          </table:table-cell>
          <table:table-cell office:value-type="string" calcext:value-type="string">
            <text:p>Брит Care Лайт для собак с лишним весом кролик и рис, 12 кг</text:p>
          </table:table-cell>
          <table:table-cell office:value-type="string" calcext:value-type="string">
            <text:p>Собаки &gt; Корма</text:p>
          </table:table-cell>
          <table:table-cell/>
          <table:table-cell office:value-type="string" calcext:value-type="string">
            <text:p>Полнорационный гипоаллергенный корм с кроликом и рисом для собак с избыточным весом. </text:p>
            <text:p/>
            <text:p>Состав: Сушеный кролик(36%), рис (35%), сушеное яблоко, сушеный свекловичный жом, порошковая целлюлоза, куриный жир (консервирован токоферолами), пивные дрожжи, натуральные ароматизаторы, рыбий жир лососевых рыб (1%),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 (120 мг/кг), инулин (110 мг/кг), молочный чертополох (90 мг/кг).</text:p>
            <text:p/>
            <text:p>Гарантированный анализ: Сырой белок 27%, сырой жир 10%, влага 10%, сырая зола 5,5%, сырая клетчатка 9,0%, кальций 1,4%, фосфор 1,1%.</text:p>
            <text:p/>
            <text:p>Питательные добавки на 1 кг: Витамин A (E672) 23 000 МЕ, витамин D3 (E671) 1 800 МЕ, витамин Е (α-токоферол) (3a700) 600 мг, витамин C (E300) 300 мг, холина хлорид 700 мг, биотин 0,75 мг, витамин В1 1,2 мг, витамин В2 4,5 мг, ниацинамид (3a315) 15 мг, пантотенат кальция 12 мг, витамин В6 (3a831) 1,2 мг, фолиевая кислота (3a316) 0,6 мг, витамин В12 0,05 мг, цинк (E6) 100 мг, железо (E1) 90 мг, марганец (E5) 45 мг, йод (E2) 0,8 мг, медь (E4) 18 мг, селен (3b8.10) 0,3 мг.</text:p>
            <text:p/>
            <text:p>Энергетическая ценность 3 200 ккал/кг, Омега-3: 0,16%, Омега-6: 1,05%.</text:p>
          </table:table-cell>
          <table:table-cell office:value-type="string" calcext:value-type="string">
            <text:p>c4a77cea1c8cc2125d31f0dff04a45ed.jpg</text:p>
          </table:table-cell>
          <table:table-cell office:value-type="string" calcext:value-type="string">
            <text:p>https://yarvet.ru/catalog/korma_1/brit_care_layt_dlya_sobak_s_lishnim_vesom_krolik_i_ris_12_kg/</text:p>
          </table:table-cell>
          <table:table-cell table:formula="of:=COM.MICROSOFT.CONCAT([.$I$1];[.F14])" office:value-type="string" office:string-value="http://tintin.ru/wp-content/uploads/2018/brit/c4a77cea1c8cc2125d31f0dff04a45ed.jpg" calcext:value-type="string">
            <text:p>http://tintin.ru/wp-content/uploads/2018/brit/c4a77cea1c8cc2125d31f0dff04a45ed.jpg</text:p>
          </table:table-cell>
          <table:table-cell/>
        </table:table-row>
        <table:table-row table:style-name="ro11">
          <table:table-cell office:value-type="float" office:value="132707" calcext:value-type="float">
            <text:p>132707</text:p>
          </table:table-cell>
          <table:table-cell office:value-type="string" calcext:value-type="string">
            <text:p>Брит Care ягненок и рис для собак мелких пород 3 кг</text:p>
          </table:table-cell>
          <table:table-cell office:value-type="string" calcext:value-type="string">
            <text:p>Собаки &gt; Корма</text:p>
          </table:table-cell>
          <table:table-cell/>
          <table:table-cell office:value-type="string" calcext:value-type="string">
            <text:p>Состав: Мука из мяса ягненка (40%), рис (36%), куриный жир (консервирован токоферолами), сушеное яблоко, рыбий жир лососевых рыб (2%), натуральные ароматизаторы,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розмарин, гвоздика, цитрусовые, куркума, 150 мг/кг), фрукто-олигосахариды (100 мг/кг), юкка Шидигера (yucca schidigera) (100 мг/кг), инулин (90 мг/кг), молочный чертополох (75 мг/кг).</text:p>
            <text:p/>
            <text:p>Гарантированный анализ: Сырой белок 28%, сырой жир 17%, влага 10%, сырая зола 7,2%, сырая клетчатка 2,5%, кальций 1,6%, фосфор 1,3%.</text:p>
            <text:p>Питательные добавки на 1 кг: Витамин A (E672) 20 000 МЕ, витамин D3 (E671) 1 500 МЕ, витамин Е (α-токоферол) (3a700) 500 мг, витамин C (E300) 200 мг, холина хлорид 600 мг, биотин 0,6 мг, витамин В1 1 мг, витамин В2 4 мг, ниацинамид (3a315) 12 мг, пантотенат кальция 10 мг, витамин В6 (3a831) 1 мг, фолиевая кислота (3a316) 0,5 мг, витамин В12 0,04 мг, цинк (E6) 80 мг, железо (E1) 70 мг, марганец (E5) 35 мг, йод (E2) 0,65 мг, медь (E4) 15 мг, селен (3b8.10) 0,25 мг.</text:p>
            <text:p/>
            <text:p>Энергетическая ценность 3 870 ккал/кг, Омега-3: 0,33%, Омега-6: 2,05%.</text:p>
          </table:table-cell>
          <table:table-cell office:value-type="string" calcext:value-type="string">
            <text:p>27a9c688bf5ef05407cb0322b7cb7c3f.jpg</text:p>
          </table:table-cell>
          <table:table-cell office:value-type="string" calcext:value-type="string">
            <text:p>https://yarvet.ru/catalog/korma_1/brit_care_yagnenok_i_ris_dlya_sobak_melkikh_porod_3_kg/</text:p>
          </table:table-cell>
          <table:table-cell table:formula="of:=COM.MICROSOFT.CONCAT([.$I$1];[.F15])" office:value-type="string" office:string-value="http://tintin.ru/wp-content/uploads/2018/brit/27a9c688bf5ef05407cb0322b7cb7c3f.jpg" calcext:value-type="string">
            <text:p>http://tintin.ru/wp-content/uploads/2018/brit/27a9c688bf5ef05407cb0322b7cb7c3f.jpg</text:p>
          </table:table-cell>
          <table:table-cell/>
        </table:table-row>
        <table:table-row table:style-name="ro12">
          <table:table-cell office:value-type="float" office:value="132706" calcext:value-type="float">
            <text:p>132706</text:p>
          </table:table-cell>
          <table:table-cell office:value-type="string" calcext:value-type="string">
            <text:p>Брит Care ягнёнок и рис для собак мелких пород 7,5 кг</text:p>
          </table:table-cell>
          <table:table-cell office:value-type="string" calcext:value-type="string">
            <text:p>Собаки &gt; Корма</text:p>
          </table:table-cell>
          <table:table-cell/>
          <table:table-cell office:value-type="string" calcext:value-type="string">
            <text:p>Полнорационный гипоаллергенный корм с ягненком и рисом для взрослых собак мелких пород (1-10 кг)</text:p>
            <text:p/>
            <text:p>Состав: Мука из мяса ягненка (40%), рис (36%), куриный жир (консервирован токоферолами), сушеное яблоко, рыбий жир лососевых рыб (2%), натуральные ароматизаторы,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розмарин, гвоздика, цитрусовые, куркума, 150 мг/кг), фрукто-олигосахариды (100 мг/кг), юкка Шидигера (yucca schidigera) (100 мг/кг), инулин (90 мг/кг), молочный чертополох (75 мг/кг).</text:p>
            <text:p/>
            <text:p>Гарантированный анализ: Сырой белок 28%, сырой жир 17%, влага 10%, сырая зола 7,2%, сырая клетчатка 2,5%, кальций 1,6%, фосфор 1,3%.</text:p>
            <text:p/>
            <text:p>Питательные добавки на 1 кг: Витамин A (E672) 20 000 МЕ, витамин D3 (E671) 1 500 МЕ, витамин Е (α-токоферол) (3a700) 500 мг, витамин C (E300) 200 мг, холина хлорид 600 мг, биотин 0,6 мг, витамин В1 1 мг, витамин В2 4 мг, ниацинамид (3a315) 12 мг, пантотенат кальция 10 мг, витамин В6 (3a831) 1 мг, фолиевая кислота (3a316) 0,5 мг, витамин В12 0,04 мг, цинк (E6) 80 мг, железо (E1) 70 мг, марганец (E5) 35 мг, йод (E2) 0,65 мг, медь (E4) 15 мг, селен (3b8.10) 0,25 мг.</text:p>
            <text:p/>
            <text:p>Энергетическая ценность 3 870 ккал/кг, Омега-3: 0,33%, Омега-6: 2,05%.</text:p>
          </table:table-cell>
          <table:table-cell office:value-type="string" calcext:value-type="string">
            <text:p>fb9ce7901bf227cc2f6f485cd151b065.jpg</text:p>
          </table:table-cell>
          <table:table-cell office:value-type="string" calcext:value-type="string">
            <text:p>https://yarvet.ru/catalog/korma_1/brit_care_yagnyenok_i_ris_dlya_sobak_melkikh_porod_7_5_kg/</text:p>
          </table:table-cell>
          <table:table-cell table:formula="of:=COM.MICROSOFT.CONCAT([.$I$1];[.F16])" office:value-type="string" office:string-value="http://tintin.ru/wp-content/uploads/2018/brit/fb9ce7901bf227cc2f6f485cd151b065.jpg" calcext:value-type="string">
            <text:p>http://tintin.ru/wp-content/uploads/2018/brit/fb9ce7901bf227cc2f6f485cd151b065.jpg</text:p>
          </table:table-cell>
          <table:table-cell/>
        </table:table-row>
        <table:table-row table:style-name="ro9">
          <table:table-cell office:value-type="float" office:value="132712" calcext:value-type="float">
            <text:p>132712</text:p>
          </table:table-cell>
          <table:table-cell office:value-type="string" calcext:value-type="string">
            <text:p>Брит Care ягненок с рисом для собак крупных пород 12 кг </text:p>
          </table:table-cell>
          <table:table-cell office:value-type="string" calcext:value-type="string">
            <text:p>Собаки &gt; Корма</text:p>
          </table:table-cell>
          <table:table-cell/>
          <table:table-cell office:value-type="string" calcext:value-type="string">
            <text:p>Сухой корм Brit Care "Adult Large Breed" - это полноценный рацион для собак крупных пород. Оптимальное соотношение Омега-3 и Омега-6 жирных кислот с органическим цинком и медью обеспечивает здоровое состояние кожи и улучшает качество шерсти.</text:p>
          </table:table-cell>
          <table:table-cell office:value-type="string" calcext:value-type="string">
            <text:p>45dbdc4dcaa7c0938c09f4e40aa07117.jpg</text:p>
          </table:table-cell>
          <table:table-cell office:value-type="string" calcext:value-type="string">
            <text:p>https://yarvet.ru/catalog/korma_1/brit_care_yagnenok_s_risom_dlya_sobak_krupnykh_porod_12_kg_/</text:p>
          </table:table-cell>
          <table:table-cell table:formula="of:=COM.MICROSOFT.CONCAT([.$I$1];[.F17])" office:value-type="string" office:string-value="http://tintin.ru/wp-content/uploads/2018/brit/45dbdc4dcaa7c0938c09f4e40aa07117.jpg" calcext:value-type="string">
            <text:p>http://tintin.ru/wp-content/uploads/2018/brit/45dbdc4dcaa7c0938c09f4e40aa07117.jpg</text:p>
          </table:table-cell>
          <table:table-cell/>
        </table:table-row>
        <table:table-row table:style-name="ro8">
          <table:table-cell office:value-type="float" office:value="132709" calcext:value-type="float">
            <text:p>132709</text:p>
          </table:table-cell>
          <table:table-cell office:value-type="string" calcext:value-type="string">
            <text:p>Брит care ягненок с рисом для собак средних пород 12 г</text:p>
          </table:table-cell>
          <table:table-cell office:value-type="string" calcext:value-type="string">
            <text:p>Собаки &gt; Корма</text:p>
          </table:table-cell>
          <table:table-cell/>
          <table:table-cell office:value-type="string" calcext:value-type="string">
            <text:p>Полнорационный гипоаллергенный корм с ягненком и рисом для взрослых собак средних пород (10-25 кг)</text:p>
            <text:p/>
            <text:p>Состав: Мука из мяса ягненка (38%), рис (37%), куриный жир (консервирован токоферолами), сушеное яблоко, рыбий жир лососевых рыб (2%), натуральные ароматизаторы,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гвоздика, цитрусовые, куркума, розмарин, (150 мг/кг), фрукто-олигосахариды (100 мг/кг), юкка Шидигера (yucca schidigera) (100 мг/кг), инулин (90 мг/кг), молочный чертополох (75 мг/кг).</text:p>
            <text:p/>
            <text:p>Гарантированный анализ: Сырой белок 26%, сырой жир 16%, влага 10%, сырая зола 7,2%, сырая клетчатка 2,5%, кальций 1,6%, фосфор 1,3%.</text:p>
            <text:p/>
            <text:p>Питательные добавки на 1 кг: Витамин A (E672) 20 000 МЕ, витамин D3 (E671) 1 500 МЕ, витамин Е (α-токоферол) (3a700) 500 мг, витамин C (E300) 200 мг, холина хлорид 600 мг, биотин 0,6 мг, витамин В1 1 мг, витамин В2 4 мг, ниацинамид (3a315) 12 мг, пантотенат кальция 10 мг, витамин В6 (3a831) 1 мг, фолиевая кислота (3a316) 0,5 мг, витамин В12 0,04 мг, цинк (E6) 80 мг, железо (E1) 70 мг, марганец (E5) 35 мг, йод (E2) 0,65 мг, медь (E4) 15 мг, селен (3b8.10) 0,25 мг.</text:p>
            <text:p>Энергетическая ценность 3 820 ккал/кг, Омега-3: 0,32%, Омега-6: 1,90%.</text:p>
          </table:table-cell>
          <table:table-cell office:value-type="string" calcext:value-type="string">
            <text:p>dc6b274ba14c3ad341911c92db2ca6c3.jpg</text:p>
          </table:table-cell>
          <table:table-cell office:value-type="string" calcext:value-type="string">
            <text:p>https://yarvet.ru/catalog/korma_1/brit_care_yagnenok_s_risom_dlya_sobak_srednikh_porod_12_g/</text:p>
          </table:table-cell>
          <table:table-cell table:formula="of:=COM.MICROSOFT.CONCAT([.$I$1];[.F18])" office:value-type="string" office:string-value="http://tintin.ru/wp-content/uploads/2018/brit/dc6b274ba14c3ad341911c92db2ca6c3.jpg" calcext:value-type="string">
            <text:p>http://tintin.ru/wp-content/uploads/2018/brit/dc6b274ba14c3ad341911c92db2ca6c3.jpg</text:p>
          </table:table-cell>
          <table:table-cell/>
        </table:table-row>
        <table:table-row table:style-name="ro3">
          <table:table-cell office:value-type="float" office:value="132701" calcext:value-type="float">
            <text:p>132701</text:p>
          </table:table-cell>
          <table:table-cell office:value-type="string" calcext:value-type="string">
            <text:p>Брит Care ягнёнок с рисом для щенков всех пород 3 кг</text:p>
          </table:table-cell>
          <table:table-cell office:value-type="string" calcext:value-type="string">
            <text:p>Собаки &gt; Корма</text:p>
          </table:table-cell>
          <table:table-cell/>
          <table:table-cell office:value-type="string" calcext:value-type="string">
            <text:p>Полнорационный гипоаллергенный корм с ягненком и рисом для щенков и молодых собак всех пород (4 недели – 12 месяцев).</text:p>
            <text:p/>
            <text:p>Состав: мука из мяса ягненка (45%), рис (30%), куриный жир (консервирован токоферолами), сушеное яблоко, рыбий жир лососевых рыб (3%), натуральные ароматизаторы, пивные дрожжи,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 (120 мг/кг), инулин (110 мг/кг), молочный чертополох (90 мг/кг).</text:p>
            <text:p/>
            <text:p>Аналитические составляющие:</text:p>
            <text:p>сырой белок 32,0 %</text:p>
            <text:p>сырой жир 18,0 %</text:p>
            <text:p>влага10,0 %</text:p>
            <text:p>сырая зола7,7 %</text:p>
            <text:p>сырая клетчатка2,5 %</text:p>
            <text:p>кальций 1,8 %</text:p>
            <text:p>фосфор 1,3 %</text:p>
            <text:p> </text:p>
            <text:p>Энергетическая ценность: 4 000 ккал/кг</text:p>
          </table:table-cell>
          <table:table-cell office:value-type="string" calcext:value-type="string">
            <text:p>afc6cff1229ab56c3ad7a24104098a72.jpg</text:p>
          </table:table-cell>
          <table:table-cell office:value-type="string" calcext:value-type="string">
            <text:p>https://yarvet.ru/catalog/korma_1/brit_care_yagnyenok_s_risom_dlya_shchenkov_vsekh_porod_3_kg/</text:p>
          </table:table-cell>
          <table:table-cell table:formula="of:=COM.MICROSOFT.CONCAT([.$I$1];[.F19])" office:value-type="string" office:string-value="http://tintin.ru/wp-content/uploads/2018/brit/afc6cff1229ab56c3ad7a24104098a72.jpg" calcext:value-type="string">
            <text:p>http://tintin.ru/wp-content/uploads/2018/brit/afc6cff1229ab56c3ad7a24104098a72.jpg</text:p>
          </table:table-cell>
          <table:table-cell/>
        </table:table-row>
        <table:table-row table:style-name="ro9">
          <table:table-cell office:value-type="float" office:value="132705" calcext:value-type="float">
            <text:p>132705</text:p>
          </table:table-cell>
          <table:table-cell office:value-type="string" calcext:value-type="string">
            <text:p>Брит Care ягненок с рисом для щенков крупных пород 1 кг</text:p>
          </table:table-cell>
          <table:table-cell office:value-type="string" calcext:value-type="string">
            <text:p>Собаки &gt; Корма</text:p>
          </table:table-cell>
          <table:table-cell/>
          <table:table-cell office:value-type="string" calcext:value-type="string">
            <text:p>Полнорационный гипоаллергенный корм с ягненком и рисом для молодых собак (3 месяца – 2 года) крупных пород (более 25 кг).</text:p>
          </table:table-cell>
          <table:table-cell office:value-type="string" calcext:value-type="string">
            <text:p>9e68f619f44dade5a731430bfcf9bd5e.jpg</text:p>
          </table:table-cell>
          <table:table-cell office:value-type="string" calcext:value-type="string">
            <text:p>https://yarvet.ru/catalog/korma_1/brit_care_yagnenok_s_risom_dlya_shchenkov_krupnykh_porod_1_kg/</text:p>
          </table:table-cell>
          <table:table-cell table:formula="of:=COM.MICROSOFT.CONCAT([.$I$1];[.F20])" office:value-type="string" office:string-value="http://tintin.ru/wp-content/uploads/2018/brit/9e68f619f44dade5a731430bfcf9bd5e.jpg" calcext:value-type="string">
            <text:p>http://tintin.ru/wp-content/uploads/2018/brit/9e68f619f44dade5a731430bfcf9bd5e.jpg</text:p>
          </table:table-cell>
          <table:table-cell/>
        </table:table-row>
        <table:table-row table:style-name="ro10">
          <table:table-cell office:value-type="float" office:value="132703" calcext:value-type="float">
            <text:p>132703</text:p>
          </table:table-cell>
          <table:table-cell office:value-type="string" calcext:value-type="string">
            <text:p>Брит Care ягненок с рисом для щенков крупных пород,12 кг </text:p>
          </table:table-cell>
          <table:table-cell office:value-type="string" calcext:value-type="string">
            <text:p>Собаки &gt; Корма</text:p>
          </table:table-cell>
          <table:table-cell/>
          <table:table-cell office:value-type="string" calcext:value-type="string">
            <text:p>Гипоаллергенная формула для щенков и молодых собак (от 3 месяцев до 2 лет) крупных и гигантских пород (25 кг и больше). Сбалансированный, легкоусвояемый особый корм, специально разработанный в соответствии с пищевыми потребностями щенков и молодых собак крупных и гигантских пород.</text:p>
            <text:p>- Умственные способности и здоровая нервная система Кислоты EPA и DHA поддерживают мозговую деятельность и оказывают благоприятное влияние на систему органов чувств.</text:p>
            <text:p>- Здоровые скелет и хрящи Оптимальное соотношение кальция и фосфора в организме, высокое содержание глюкозоамина и хондроитина поддерживают здоровье скелета и хрящей</text:p>
            <text:p>- Высокое содержание протеинов Оптимальное соотношение аминокислот (идеальный протеин) обеспечивает высокую усвояемость белков для мышечной ткани</text:p>
            <text:p>- Поддержка иммунитета и охрана здоровья MOS (маннаноолигосахариды) поддерживают хорошее состояние пищеварительного тракта и уменьшают количество патогенной микрофлоры в кишечнике.</text:p>
            <text:p>- Поддержка кишечной микрофлоры FOS (фруктоолигосахариды) оказывают благоприятное влияние на кишечную микрофлору и поддерживают ее в здоровом состоянии.</text:p>
            <text:p/>
            <text:p>Ингредиенты: Мука из мяса ягненка, Куриная мука, Рис, Куриный Жир (консервированный при помощи токоферолов), Жир Лосося, Натуральные Ароматы, Хлопья Риса, Сушеная Мякоть Репы, Пивные Дрожжи, Сушеные Яичные Продукты, Экстракт из Юкки Шидигеры, Сушеные Яблоки, Минералы, Глюкозоамин Гидрохлорид, Сульфат Хондроитина, ДЛ- метионин, Л-лизин, Олигосахарид Маннана, Фрукто-Олигосахариды, Сульфат Пентогидрат Меди, Ниацин, Кальций Пантотенат, Фолиевая Кислота, Хлорид Холина, Биотин, Витамин А, Витамин Д3, Витамин Е.</text:p>
            <text:p/>
            <text:p>Протеины 28%</text:p>
            <text:p>Жиры 14%</text:p>
            <text:p>Вода 10%</text:p>
            <text:p>Зола 7,5%</text:p>
            <text:p>Клетчатка 2,5 %</text:p>
            <text:p>Кальций 1,8 %</text:p>
            <text:p>Фосфор 1,2 %</text:p>
            <text:p>Витамин A 20000 МЕ</text:p>
            <text:p>Витамин D3 1500 МЕ</text:p>
            <text:p>Витамин E 500 мг</text:p>
          </table:table-cell>
          <table:table-cell office:value-type="string" calcext:value-type="string">
            <text:p>b52855e6326d94ef20bcdfb620f381a3.jpg</text:p>
          </table:table-cell>
          <table:table-cell office:value-type="string" calcext:value-type="string">
            <text:p>https://yarvet.ru/catalog/korma_1/brit_care_yagnenok_s_risom_dlya_shchenkov_krupnykh_porod_12_kg_/</text:p>
          </table:table-cell>
          <table:table-cell table:formula="of:=COM.MICROSOFT.CONCAT([.$I$1];[.F21])" office:value-type="string" office:string-value="http://tintin.ru/wp-content/uploads/2018/brit/b52855e6326d94ef20bcdfb620f381a3.jpg" calcext:value-type="string">
            <text:p>http://tintin.ru/wp-content/uploads/2018/brit/b52855e6326d94ef20bcdfb620f381a3.jpg</text:p>
          </table:table-cell>
          <table:table-cell/>
        </table:table-row>
        <table:table-row table:style-name="ro13">
          <table:table-cell office:value-type="float" office:value="9440" calcext:value-type="float">
            <text:p>9440</text:p>
          </table:table-cell>
          <table:table-cell office:value-type="string" calcext:value-type="string">
            <text:p>Брит консервы мясное ассорти с птицей для кастратов <text:s/>340 г</text:p>
          </table:table-cell>
          <table:table-cell office:value-type="string" calcext:value-type="string">
            <text:p>Кошки &gt; Корма</text:p>
          </table:table-cell>
          <table:table-cell/>
          <table:table-cell office:value-type="string" calcext:value-type="string">
            <text:p>Консервы Brit Premium Мясное ассорти с птицей — это полнорационное питание класса премиум для кастрированных котов и кошек. Состав продукта разработан с учетом послеоперационных изменений в организме животного, которые могут приводить к набору веса, что в свою очередь чрезмерно нагружает внутренние органы, суставы, мочевыводящую систему.</text:p>
            <text:p/>
            <text:p>Состав кормаГовядина, фарш куриный, сердце, печень, субпродукты мясные, желирующая добавка, рыбная мука, рыбий жир, яичный порошок, таурин, растительное масло, злаки, йодированная соль, вода.</text:p>
          </table:table-cell>
          <table:table-cell office:value-type="string" calcext:value-type="string">
            <text:p>2660bd6edeebbac185d9daea5cced082.jpg</text:p>
          </table:table-cell>
          <table:table-cell office:value-type="string" calcext:value-type="string">
            <text:p>https://yarvet.ru/catalog/korma_1/brit_konservy_myasnoe_assorti_s_ptitsey_dlya_kastratov_340_g/</text:p>
          </table:table-cell>
          <table:table-cell table:formula="of:=COM.MICROSOFT.CONCAT([.$I$1];[.F22])" office:value-type="string" office:string-value="http://tintin.ru/wp-content/uploads/2018/brit/2660bd6edeebbac185d9daea5cced082.jpg" calcext:value-type="string">
            <text:p>http://tintin.ru/wp-content/uploads/2018/brit/2660bd6edeebbac185d9daea5cced082.jpg</text:p>
          </table:table-cell>
          <table:table-cell/>
        </table:table-row>
        <table:table-row table:style-name="ro11">
          <table:table-cell office:value-type="float" office:value="9273" calcext:value-type="float">
            <text:p>9273</text:p>
          </table:table-cell>
          <table:table-cell office:value-type="string" calcext:value-type="string">
            <text:p>Брит консервы с говядиной и печенью 850 гр</text:p>
          </table:table-cell>
          <table:table-cell office:value-type="string" calcext:value-type="string">
            <text:p>Собаки &gt; Корма</text:p>
          </table:table-cell>
          <table:table-cell/>
          <table:table-cell office:value-type="string" calcext:value-type="string">
            <text:p>Полнорационный консервированный корм для собак с говядиной и говяжьей печенью.</text:p>
            <text:p/>
            <text:p>Состав: говядина, печень говяжья, субпродукты мясные, морковь, желирующая добавка, растительное масло, злаки, соль, вода.</text:p>
            <text:p>Пищевая ценность: сырой протеин не менее 10,5%, сырой жир не более 6,5%, сырая зола - не более 2,0%, влага не более 80,0%.</text:p>
            <text:p>Минеральные вещества в 100 г: фосфор - не более 0,5 г; кальций - не более 0,6 г.</text:p>
            <text:p>Пищевые добавки: витамин А 1500 МЕ/кг, витамин D3 150 МЕ/кг, витамин Е 15 мг/кг.</text:p>
          </table:table-cell>
          <table:table-cell office:value-type="string" calcext:value-type="string">
            <text:p>529d8434527fc05bf6e68fdde3e71139.jpg</text:p>
          </table:table-cell>
          <table:table-cell office:value-type="string" calcext:value-type="string">
            <text:p>https://yarvet.ru/catalog/korma_1/brit_konservy_s_govyadinoy_i_pechenyu_850_gr/</text:p>
          </table:table-cell>
          <table:table-cell table:formula="of:=COM.MICROSOFT.CONCAT([.$I$1];[.F23])" office:value-type="string" office:string-value="http://tintin.ru/wp-content/uploads/2018/brit/529d8434527fc05bf6e68fdde3e71139.jpg" calcext:value-type="string">
            <text:p>http://tintin.ru/wp-content/uploads/2018/brit/529d8434527fc05bf6e68fdde3e71139.jpg</text:p>
          </table:table-cell>
          <table:table-cell/>
        </table:table-row>
        <table:table-row table:style-name="ro2">
          <table:table-cell office:value-type="float" office:value="1924" calcext:value-type="float">
            <text:p>1924</text:p>
          </table:table-cell>
          <table:table-cell office:value-type="string" calcext:value-type="string">
            <text:p>Брит консервы с говядиной и пшеном 850 гр </text:p>
          </table:table-cell>
          <table:table-cell office:value-type="string" calcext:value-type="string">
            <text:p>Собаки &gt; Корма</text:p>
          </table:table-cell>
          <table:table-cell/>
          <table:table-cell office:value-type="string" calcext:value-type="string">
            <text:p>Полнорационный консервированный корм для активных собак, с говядиной и пшеном.</text:p>
            <text:p/>
            <text:p>Состав: говядина, субпродукты мясные, крупа пшенная, растительное масло, желирующая добавка, соль, вода.</text:p>
            <text:p>Пищевая ценность: сырой протеин, не менее 11%, сырой жир, не более 15%, углеводы 9%, массовая доля поваренной соли не более 1%, сырая зола, не более 2%, влага не более 80%.</text:p>
            <text:p>Минеральные вещества в 100 г: фосфор не более 0,5%, кальций не более 0,6%.</text:p>
            <text:p>Пищевые добавки: витамин А 1500 МЕ/кг, витамин D3 150 МЕ/кг, витамин Е 15 мг/кг.</text:p>
            <text:p>Энергетическая ценность (100 г) – 215 ккал.</text:p>
          </table:table-cell>
          <table:table-cell office:value-type="string" calcext:value-type="string">
            <text:p>04a2ed0731577ca81e79d2e62c62e419.jpg</text:p>
          </table:table-cell>
          <table:table-cell office:value-type="string" calcext:value-type="string">
            <text:p>https://yarvet.ru/catalog/korma_1/brit_konservy_s_govyadinoy_i_pshenom_850_gr_/</text:p>
          </table:table-cell>
          <table:table-cell table:formula="of:=COM.MICROSOFT.CONCAT([.$I$1];[.F24])" office:value-type="string" office:string-value="http://tintin.ru/wp-content/uploads/2018/brit/04a2ed0731577ca81e79d2e62c62e419.jpg" calcext:value-type="string">
            <text:p>http://tintin.ru/wp-content/uploads/2018/brit/04a2ed0731577ca81e79d2e62c62e419.jpg</text:p>
          </table:table-cell>
          <table:table-cell/>
        </table:table-row>
        <table:table-row table:style-name="ro14">
          <table:table-cell office:value-type="float" office:value="9297" calcext:value-type="float">
            <text:p>9297</text:p>
          </table:table-cell>
          <table:table-cell office:value-type="string" calcext:value-type="string">
            <text:p>Брит консервы с говядиной и сердцем 850 гр</text:p>
          </table:table-cell>
          <table:table-cell office:value-type="string" calcext:value-type="string">
            <text:p>Собаки &gt; Корма</text:p>
          </table:table-cell>
          <table:table-cell/>
          <table:table-cell office:value-type="string" calcext:value-type="string">
            <text:p>Полнорационный консервированный корм для собак с говядиной и сердцем.</text:p>
            <text:p/>
            <text:p>Состав:</text:p>
            <text:p>Говядина, сердце говяжье, субпродукты мясные, морковь, желирующая добавка, растительное масло, злаки, соль, вода.</text:p>
            <text:p/>
            <text:p>Пищевая ценность: сырой протеин не менее 10%, сырой жир не более 6,1%, сырая зола - не более 2,0%, влага не более 80,0%/</text:p>
            <text:p/>
            <text:p>Минеральные вещества в 100 г: фосфор - не более 0,5 г; кальций - не более 0,6 г.</text:p>
            <text:p/>
            <text:p>Пищевые добавки: витамин А 1500 МЕ/кг, витамин D3 150 МЕ/кг, витамин Е 15 мг/кг.</text:p>
          </table:table-cell>
          <table:table-cell office:value-type="string" calcext:value-type="string">
            <text:p>2bde81e6ffb58280ff17d58927bb9243.jpg</text:p>
          </table:table-cell>
          <table:table-cell office:value-type="string" calcext:value-type="string">
            <text:p>https://yarvet.ru/catalog/korma_1/brit_konservy_s_govyadinoy_i_serdtsem_850_gr/</text:p>
          </table:table-cell>
          <table:table-cell table:formula="of:=COM.MICROSOFT.CONCAT([.$I$1];[.F25])" office:value-type="string" office:string-value="http://tintin.ru/wp-content/uploads/2018/brit/2bde81e6ffb58280ff17d58927bb9243.jpg" calcext:value-type="string">
            <text:p>http://tintin.ru/wp-content/uploads/2018/brit/2bde81e6ffb58280ff17d58927bb9243.jpg</text:p>
          </table:table-cell>
          <table:table-cell/>
        </table:table-row>
        <table:table-row table:style-name="ro9">
          <table:table-cell office:value-type="float" office:value="9457" calcext:value-type="float">
            <text:p>9457</text:p>
          </table:table-cell>
          <table:table-cell office:value-type="string" calcext:value-type="string">
            <text:p>Брит консервы с говядиной, 340 г</text:p>
          </table:table-cell>
          <table:table-cell office:value-type="string" calcext:value-type="string">
            <text:p>Кошки &gt; Корма</text:p>
          </table:table-cell>
          <table:table-cell/>
          <table:table-cell office:value-type="string" calcext:value-type="string">
            <text:p>Brit Premium – это высококачественный влажный кормИнгредиенты: говядина, субпродукты мясные, желирующая добавка, рыбная мука, рыбий жир, яичный порошок, таурин, растительное масло, злаки, йодированная соль, вода. Пищевая ценность 100 г. продукта: сырой протеин, не менее 10,0 г; сырой жир, не более 10,0 г; сырая зола, не более 2,0 г; массовая доля поваренной соли 0,3-0,5 г; таурин-0,2 г; влага, не более 82,0% Минеральные вещества в 100 г. продукта: общий фосфор, не более- 0,7 г; кальций, не более-0,5 г. Минеральные вещества в 100 г: кальций 4,5 мг, калий 166 мг, натрий 58,2 мг, магний 11,9 мг. Пищевые добавки в 100 г: витамин A — 0,4 мкг, витамин В1 — 0,2 мкг, витамин В2 — 0,6 мкг, витамин В4 — 125 мкг, витамин E — 0,3 мг, таурин — 2,5 мг.</text:p>
          </table:table-cell>
          <table:table-cell office:value-type="string" calcext:value-type="string">
            <text:p>129a64538ecab1bea057cb568a206738.jpg</text:p>
          </table:table-cell>
          <table:table-cell office:value-type="string" calcext:value-type="string">
            <text:p>https://yarvet.ru/catalog/korma_1/brit_konservy_s_govyadinoy_340_g/</text:p>
          </table:table-cell>
          <table:table-cell table:formula="of:=COM.MICROSOFT.CONCAT([.$I$1];[.F26])" office:value-type="string" office:string-value="http://tintin.ru/wp-content/uploads/2018/brit/129a64538ecab1bea057cb568a206738.jpg" calcext:value-type="string">
            <text:p>http://tintin.ru/wp-content/uploads/2018/brit/129a64538ecab1bea057cb568a206738.jpg</text:p>
          </table:table-cell>
          <table:table-cell/>
        </table:table-row>
        <table:table-row table:style-name="ro5">
          <table:table-cell office:value-type="float" office:value="9402" calcext:value-type="float">
            <text:p>9402</text:p>
          </table:table-cell>
          <table:table-cell office:value-type="string" calcext:value-type="string">
            <text:p>Брит консервы с индейкой, 340 г</text:p>
          </table:table-cell>
          <table:table-cell office:value-type="string" calcext:value-type="string">
            <text:p>Кошки &gt; Корма</text:p>
          </table:table-cell>
          <table:table-cell/>
          <table:table-cell office:value-type="string" calcext:value-type="string">
            <text:p>Высококачественный влажный корм для взрослых кошек. Консервы прекрасно дополняют сухие корма Брит Премиум, ведь консервы могут использоваться как самостоятельно, так и в сочетании с сухим кормом.</text:p>
            <text:p/>
            <text:p>Ингредиенты:</text:p>
            <text:p>мясо индейки, субпродукты мясные, желирующая добавка, рыбная мука, рыбий жир, яичный порошок, таурин, растительное масло, злаки, йодированная соль, вода.</text:p>
            <text:p/>
            <text:p>Пищевая ценность 100 г. продукта:</text:p>
            <text:p>сырой протеин, не менее 9,0 г; сырой жир, не более 12,0 г; сырая зола, не более 2,0 г; массовая доля поваренной соли 0,3-0,5 г; таурин 0,2 г; влага, не более 82,0%</text:p>
            <text:p/>
            <text:p>Минеральные вещества в 100 г. продукта:</text:p>
            <text:p>кальций 9,3 мг, калий 158 мг, натрий 55 мг, магний 12,9 мг.</text:p>
            <text:p/>
            <text:p>Пищевые добавки в 100 г:</text:p>
            <text:p>витамин В1 — 0,1 мкг, витамин В2 — 0,2 мкг, витамин В4 — 37.6 мкг, витамин E — 0,2 мг, таурин — 2,5 мг.</text:p>
          </table:table-cell>
          <table:table-cell office:value-type="string" calcext:value-type="string">
            <text:p>0dc757621b30063b00c97bc361ce7dac.jpg</text:p>
          </table:table-cell>
          <table:table-cell office:value-type="string" calcext:value-type="string">
            <text:p>https://yarvet.ru/catalog/korma_1/brit_konservy_s_indeykoy_340_g/</text:p>
          </table:table-cell>
          <table:table-cell table:formula="of:=COM.MICROSOFT.CONCAT([.$I$1];[.F27])" office:value-type="string" office:string-value="http://tintin.ru/wp-content/uploads/2018/brit/0dc757621b30063b00c97bc361ce7dac.jpg" calcext:value-type="string">
            <text:p>http://tintin.ru/wp-content/uploads/2018/brit/0dc757621b30063b00c97bc361ce7dac.jpg</text:p>
          </table:table-cell>
          <table:table-cell/>
        </table:table-row>
        <table:table-row table:style-name="ro14">
          <table:table-cell office:value-type="float" office:value="9303" calcext:value-type="float">
            <text:p>9303</text:p>
          </table:table-cell>
          <table:table-cell office:value-type="string" calcext:value-type="string">
            <text:p>Брит консервы с сердцем и печенью 850 гр</text:p>
          </table:table-cell>
          <table:table-cell office:value-type="string" calcext:value-type="string">
            <text:p>Собаки &gt; Корма</text:p>
          </table:table-cell>
          <table:table-cell/>
          <table:table-cell office:value-type="string" calcext:value-type="string">
            <text:p>Полнорационный консервированный корм для собак с сердцем и печенью.</text:p>
            <text:p/>
            <text:p>Состав:</text:p>
            <text:p>Сердце говяжье, печень говяжья, субпродукты мясные, морковь, желирующая добавка, растительное масло, злаки, соль, вода.</text:p>
            <text:p/>
            <text:p>Пищевая ценность: сырой протеин не менее 10,6%, сырой жир не более 6,4%, сырая зола - не более 2,0%, влага не более 80,0%.</text:p>
            <text:p/>
            <text:p>Минеральные вещества в 100 г: фосфор - не более 0,5 г; кальций - не более 0,6 г.</text:p>
            <text:p/>
            <text:p>Пищевые добавки: витамин А 1500 МЕ/кг, витамин D3 150 МЕ/кг, витамин Е 15 мг/кг.</text:p>
          </table:table-cell>
          <table:table-cell office:value-type="string" calcext:value-type="string">
            <text:p>c1256d5e2363d1143ace5f0744cfe8d2.jpg</text:p>
          </table:table-cell>
          <table:table-cell office:value-type="string" calcext:value-type="string">
            <text:p>https://yarvet.ru/catalog/korma_1/brit_konservy_s_serdtsem_i_pechenyu_850_gr/</text:p>
          </table:table-cell>
          <table:table-cell table:formula="of:=COM.MICROSOFT.CONCAT([.$I$1];[.F28])" office:value-type="string" office:string-value="http://tintin.ru/wp-content/uploads/2018/brit/c1256d5e2363d1143ace5f0744cfe8d2.jpg" calcext:value-type="string">
            <text:p>http://tintin.ru/wp-content/uploads/2018/brit/c1256d5e2363d1143ace5f0744cfe8d2.jpg</text:p>
          </table:table-cell>
          <table:table-cell/>
        </table:table-row>
        <table:table-row table:style-name="ro9">
          <table:table-cell office:value-type="float" office:value="9280" calcext:value-type="float">
            <text:p>9280</text:p>
          </table:table-cell>
          <table:table-cell office:value-type="string" calcext:value-type="string">
            <text:p>Брит консервы сговядиной и рисом 850 гр</text:p>
          </table:table-cell>
          <table:table-cell office:value-type="string" calcext:value-type="string">
            <text:p>Собаки &gt; Корма</text:p>
          </table:table-cell>
          <table:table-cell/>
          <table:table-cell office:value-type="string" calcext:value-type="string">
            <text:p>Высокоэнергетическая мясная подкормка.Регулярное вскармливание является профилактикой заболеваний желудочно-кишечного тракта.Отличается хорошей поедаемостью, не содержит консервантов, красителей, сои и ГМО.Состав высокоэффективен для восстановления иммунной системы.Ингредиенты:Говядина и субпродукты из говядины (не менее 80%), морковь, злаки, рис, растительное масло, витамины и минералы.Гарантированный анализ:Протеин - не менее 8%;Жир - не менее 3.5%;Влага - не более 80%;Энергетическая ценность: 85 кКал.</text:p>
          </table:table-cell>
          <table:table-cell office:value-type="string" calcext:value-type="string">
            <text:p>52db73a480f95baf95c2871273dbc77b.jpg</text:p>
          </table:table-cell>
          <table:table-cell office:value-type="string" calcext:value-type="string">
            <text:p>https://yarvet.ru/catalog/korma_1/brit_konservy_sgovyadinoy_i_risom_850_gr/</text:p>
          </table:table-cell>
          <table:table-cell table:formula="of:=COM.MICROSOFT.CONCAT([.$I$1];[.F29])" office:value-type="string" office:string-value="http://tintin.ru/wp-content/uploads/2018/brit/52db73a480f95baf95c2871273dbc77b.jpg" calcext:value-type="string">
            <text:p>http://tintin.ru/wp-content/uploads/2018/brit/52db73a480f95baf95c2871273dbc77b.jpg</text:p>
          </table:table-cell>
          <table:table-cell/>
        </table:table-row>
        <table:table-row table:style-name="ro15">
          <table:table-cell office:value-type="float" office:value="526468" calcext:value-type="float">
            <text:p>526468</text:p>
          </table:table-cell>
          <table:table-cell office:value-type="string" calcext:value-type="string">
            <text:p>Брит Премиум by Nature Эдалт L, для взрослых собак крупных пород, 15 кг </text:p>
          </table:table-cell>
          <table:table-cell office:value-type="string" calcext:value-type="string">
            <text:p>Собаки &gt; Корма</text:p>
          </table:table-cell>
          <table:table-cell/>
          <table:table-cell office:value-type="string" calcext:value-type="string">
            <text:p>Полнорационный сухой корм Brit Premium by Nature Adult L разработан для взрослых собак крупных пород (25–45 кг).</text:p>
            <text:p/>
            <text:p>Содержание мяса курицы - 45%.</text:p>
            <text:p/>
            <text:p/>
            <text:p>Хондропротекторы (из зеленых мидий и панцирей ракообразных) поддержат здоровье суставов собак, натуральные источники хондропротекторов усваиваются и действуют более эффективно, чем синтетические аналоги. </text:p>
            <text:p/>
            <text:p/>
            <text:p>Антиоксиданты (экстракты голубики, ромашки и фруктов (яблоки, цитрусовые) действуют на молекулярном уровне, препятствуя выработке свободных радикалов и развитию оксидативного стресса. </text:p>
            <text:p/>
            <text:p/>
            <text:p>Микроэлементы в виде органических соединений регулируют обмен веществ.</text:p>
            <text:p/>
            <text:p/>
            <text:p>Использование злаков с различным гликемическим индексом (смесь круп пищевого качества риса, овса, кукурузы и пшеницы) создает чувство насыщения, позволяет поддерживать стабильный уровень глюкозы в крови.</text:p>
            <text:p/>
            <text:p/>
            <text:p>Состав Brit Premium by Nature приближен к естественному питанию плотоядных.</text:p>
            <text:p/>
            <text:p/>
            <text:p>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text:p>
            <text:p/>
            <text:p>РЕКОМЕНДАЦИИ ПО КОРМЛЕНИЮ: корм можно давать сухим или слегка увлажненным водой комнатной температуры. Корм нужно давать 1 или 2 равными порциями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text:p>
            <text:p/>
            <text:p>АНАЛИТИЧЕСКИЙ СОСТАВ: сырой белок 27,0 %, содержание жира 14,0 %, влага 10,0 %, сырая зола 7,0 %, сырая клетчатка 2,0 %, кальций 1,5 %, фосфор 1,1 %, жирные кислоты омега-3 0,2 %, жирные кислоты омега-6 1,6 %.</text:p>
            <text:p/>
            <text:p>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
            <text:p>ЭНЕРГЕТИЧЕСКАЯ ЦЕННОСТЬ: 3 770 ккал/кг.</text:p>
          </table:table-cell>
          <table:table-cell office:value-type="string" calcext:value-type="string">
            <text:p>48212ee0c94114b35b67f158ee6d9e4d.png</text:p>
          </table:table-cell>
          <table:table-cell office:value-type="string" calcext:value-type="string">
            <text:p>https://yarvet.ru/catalog/korma_1/brit_premium_by_nature_edalt_l_dlya_vzroslykh_sobak_krupnykh_porod_15_kg_/</text:p>
          </table:table-cell>
          <table:table-cell table:formula="of:=COM.MICROSOFT.CONCAT([.$I$1];[.F30])" office:value-type="string" office:string-value="http://tintin.ru/wp-content/uploads/2018/brit/48212ee0c94114b35b67f158ee6d9e4d.png" calcext:value-type="string">
            <text:p>http://tintin.ru/wp-content/uploads/2018/brit/48212ee0c94114b35b67f158ee6d9e4d.png</text:p>
          </table:table-cell>
          <table:table-cell/>
        </table:table-row>
        <table:table-row table:style-name="ro16">
          <table:table-cell office:value-type="float" office:value="526376" calcext:value-type="float">
            <text:p>526376</text:p>
          </table:table-cell>
          <table:table-cell office:value-type="string" calcext:value-type="string">
            <text:p>Брит Премиум by Nature Эдалт M для взрослых собак средних пород, 15 кг</text:p>
          </table:table-cell>
          <table:table-cell office:value-type="string" calcext:value-type="string">
            <text:p>Собаки &gt; Корма</text:p>
          </table:table-cell>
          <table:table-cell/>
          <table:table-cell office:value-type="string" calcext:value-type="string">
            <text:p>Содержание мяса курицы 45%.</text:p>
            <text:p/>
            <text:p>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text:p>
            <text:p/>
            <text:p/>
            <text:p>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text:p>
            <text:p/>
            <text:p/>
            <text:p>Микроэлементы в виде органических соединений – оптимальное усвоение и поддержка обмена веществ.</text:p>
            <text:p/>
            <text:p/>
            <text:p>Использование злаков с различным гликемическим индексом (смесь круп пищевого качества риса, овса, кукурузы и пшеницы) – создает чувство насыщения, позволяет поддерживать стабильный уровень глюкозы в крови.</text:p>
            <text:p/>
            <text:p/>
            <text:p>Состав Brit Premium by Nature приближен к естественному питанию плотоядных.</text:p>
            <text:p/>
            <text:p/>
            <text:p>Здоровая кожа и сияющая шерсть</text:p>
            <text:p/>
            <text:p/>
            <text:p>Поддержка иммунитета и общего самочувствия</text:p>
            <text:p/>
            <text:p/>
            <text:p>Способствует защите от стресса и поддерживает работу сердца</text:p>
            <text:p/>
            <text:p/>
            <text:p>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text:p>
            <text:p>АНАЛИТИЧЕСКИЙ СОСТАВ: сырой белок 26,0 %, содержание жира 15,0 %, влага 10,0 %, сырая зола 7,0 %, сырая клетчатка 2,2 %, кальций 1,5 %, фосфор 1,1 %, жирные кислоты омега-3 0,2 %, жирные кислоты омега-6 1,7 %.</text:p>
            <text:p>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ЭНЕРГЕТИЧЕСКАЯ ЦЕННОСТЬ: 3 790 ккал/кг.</text:p>
          </table:table-cell>
          <table:table-cell office:value-type="string" calcext:value-type="string">
            <text:p>4e5473ccf9b122bb5ba6ca361dfcdbd7.png</text:p>
          </table:table-cell>
          <table:table-cell office:value-type="string" calcext:value-type="string">
            <text:p>https://yarvet.ru/catalog/korma_1/brit_premium_by_nature_edalt_m_dlya_vzroslykh_sobak_srednikh_porod_15_kg/</text:p>
          </table:table-cell>
          <table:table-cell table:formula="of:=COM.MICROSOFT.CONCAT([.$I$1];[.F31])" office:value-type="string" office:string-value="http://tintin.ru/wp-content/uploads/2018/brit/4e5473ccf9b122bb5ba6ca361dfcdbd7.png" calcext:value-type="string">
            <text:p>http://tintin.ru/wp-content/uploads/2018/brit/4e5473ccf9b122bb5ba6ca361dfcdbd7.png</text:p>
          </table:table-cell>
          <table:table-cell/>
        </table:table-row>
        <table:table-row table:style-name="ro17">
          <table:table-cell office:value-type="float" office:value="532247" calcext:value-type="float">
            <text:p>532247</text:p>
          </table:table-cell>
          <table:table-cell office:value-type="string" calcext:value-type="string">
            <text:p>Брит Премиум by Nature Эдалт XL для взрослых собак гигантских пород, 18 кг</text:p>
          </table:table-cell>
          <table:table-cell office:value-type="string" calcext:value-type="string">
            <text:p>Собаки &gt; Корма</text:p>
          </table:table-cell>
          <table:table-cell/>
          <table:table-cell office:value-type="string" calcext:value-type="string">
            <text:p>Состав: курица 48% (дегидрированная 28%, мясо без костей 20%), овес, пшеница, куриный жир (консервирован токоферолами), кукуруза, сушеноеяблоко, рыбий жир из лосося (2%), гидролизованная куриная печень, пивные дрожжи, коллаген, панцири ракообразных (источник глюкозамина,210 мг/кг), хрящи (источник хондроитина, 150 мг/кг), травы и фрукты (гвоздика, цитрусовые, розмарин, куркума, , 120 мг/кг), маннан-олигосахариды(120 мг/кг), фрукто-олигосахариды (90 мг/кг), мохаве юкка (90 мг/кг), сушеная ромашка (80 мг/кг), зеленые мидии (источник гликозаминогликанов, 50мг/кг), голубика (50 мг/кг).</text:p>
            <text:p>Аналитический состав: сырой белок 28,0%, содержание жира 16,0%, влага 10,0%, сырая зола 7,0%, сырая клетчатка 2,5%, кальций 1,5%, фосфор 1,1%,жирные кислоты омега-3 0,2%, жирные кислоты омега-6 1,8%.</text:p>
            <text:p>Пищевые добавки на 1 кг: витамин А (3a672a) 15 000 ME, витамин D3 (E671) 1 000 ME, Витамин E (α-токоферол) (3a700) 400 мг, биотин (3a880) 0,5 мг,холинхлорид(3a890) 500 мг, xелат цинка и аминокислот n-гидрат (3b606) 70 мг, xелат железа и аминокислот n-гидрат (E1) 60 мг, xелат марганца иаминокислот n-гидрат (E5) 30 мг, йодид калия (3b201) 0,5 мг, хелат меди и аминокислот n-гидрат (E4) 12 мг, oрганическая форма селена, производноеот жизнедеятельности дрожжей Saccharomycescerevisiae CNCM I-3060 (3b8.10) 0,2 мг.Содержит одобренные ЕС антиоксиданты: экстракты токоферола из растительных масел (1b306), аскорбилпальмитат(1b304) и экстракт розмарина.</text:p>
            <text:p>Энергетическая ценность: 3 830 ккал/кг.</text:p>
          </table:table-cell>
          <table:table-cell office:value-type="string" calcext:value-type="string">
            <text:p>44d48bd7cd7183070071e79b6dd76021.png</text:p>
          </table:table-cell>
          <table:table-cell office:value-type="string" calcext:value-type="string">
            <text:p>https://yarvet.ru/catalog/korma_1/brit_premium_by_nature_edalt_xl_dlya_vzroslykh_sobak_gigantskikh_porod_18_kg/</text:p>
          </table:table-cell>
          <table:table-cell table:formula="of:=COM.MICROSOFT.CONCAT([.$I$1];[.F32])" office:value-type="string" office:string-value="http://tintin.ru/wp-content/uploads/2018/brit/44d48bd7cd7183070071e79b6dd76021.png" calcext:value-type="string">
            <text:p>http://tintin.ru/wp-content/uploads/2018/brit/44d48bd7cd7183070071e79b6dd76021.png</text:p>
          </table:table-cell>
          <table:table-cell/>
        </table:table-row>
        <table:table-row table:style-name="ro18">
          <table:table-cell office:value-type="float" office:value="532186" calcext:value-type="float">
            <text:p>532186</text:p>
          </table:table-cell>
          <table:table-cell office:value-type="string" calcext:value-type="string">
            <text:p>Брит Премиум by Nature Эдалт М для взрослых собак средних пород, 18 кг</text:p>
          </table:table-cell>
          <table:table-cell office:value-type="string" calcext:value-type="string">
            <text:p>Собаки &gt; Корма</text:p>
          </table:table-cell>
          <table:table-cell/>
          <table:table-cell office:value-type="string" calcext:value-type="string">
            <text:p>Содержание мяса курицы 45%.</text:p>
            <text:p/>
            <text:p/>
            <text:p>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text:p>
            <text:p/>
            <text:p/>
            <text:p>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text:p>
            <text:p/>
            <text:p/>
            <text:p>Микроэлементы в виде органических соединений – оптимальное усвоение и поддержка обмена веществ.</text:p>
            <text:p/>
            <text:p/>
            <text:p>Использование злаков с различным гликемическим индексом (смесь круп пищевого качества риса, овса, кукурузы и пшеницы) – создает чувство насыщения, позволяет поддерживать стабильный уровень глюкозы в крови.</text:p>
            <text:p/>
            <text:p/>
            <text:p>Состав Brit Premium by Nature приближен к естественному питанию плотоядных.</text:p>
            <text:p/>
            <text:p/>
            <text:p>Здоровая кожа и сияющая шерсть</text:p>
            <text:p/>
            <text:p/>
            <text:p>Поддержка иммунитета и общего самочувствия</text:p>
            <text:p/>
            <text:p/>
            <text:p>Способствует защите от стресса и поддерживает работу сердца</text:p>
            <text:p/>
            <text:p/>
            <text:p>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text:p>
            <text:p>АНАЛИТИЧЕСКИЙ СОСТАВ: сырой белок 26,0 %, содержание жира 15,0 %, влага 10,0 %, сырая зола 7,0 %, сырая клетчатка 2,2 %, кальций 1,5 %, фосфор 1,1 %, жирные кислоты омега-3 0,2 %, жирные кислоты омега-6 1,7 %.</text:p>
            <text:p>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ЭНЕРГЕТИЧЕСКАЯ ЦЕННОСТЬ: 3 790 ккал/кг.</text:p>
          </table:table-cell>
          <table:table-cell office:value-type="string" calcext:value-type="string">
            <text:p>ce40ed7a6e9f25fd52cde8b42ffd4f4f.png</text:p>
          </table:table-cell>
          <table:table-cell office:value-type="string" calcext:value-type="string">
            <text:p>https://yarvet.ru/catalog/korma_1/brit_premium_by_nature_edalt_m_dlya_vzroslykh_sobak_srednikh_porod_18_kg/</text:p>
          </table:table-cell>
          <table:table-cell table:formula="of:=COM.MICROSOFT.CONCAT([.$I$1];[.F33])" office:value-type="string" office:string-value="http://tintin.ru/wp-content/uploads/2018/brit/ce40ed7a6e9f25fd52cde8b42ffd4f4f.png" calcext:value-type="string">
            <text:p>http://tintin.ru/wp-content/uploads/2018/brit/ce40ed7a6e9f25fd52cde8b42ffd4f4f.png</text:p>
          </table:table-cell>
          <table:table-cell/>
        </table:table-row>
        <table:table-row table:style-name="ro15">
          <table:table-cell office:value-type="float" office:value="532179" calcext:value-type="float">
            <text:p>532179</text:p>
          </table:table-cell>
          <table:table-cell office:value-type="string" calcext:value-type="string">
            <text:p>Брит Премиум by Nature Эдалт, L для взрослых собак крупных пород, 18 кг</text:p>
          </table:table-cell>
          <table:table-cell office:value-type="string" calcext:value-type="string">
            <text:p>Собаки &gt; Корма</text:p>
          </table:table-cell>
          <table:table-cell/>
          <table:table-cell office:value-type="string" calcext:value-type="string">
            <text:p>Полнорационный сухой корм Brit Premium by Nature Adult L разработан для взрослых собак крупных пород (25–45 кг).</text:p>
            <text:p/>
            <text:p>Содержание мяса курицы - 45%.</text:p>
            <text:p/>
            <text:p/>
            <text:p>Хондропротекторы (из зеленых мидий и панцирей ракообразных) поддержат здоровье суставов собак, натуральные источники хондропротекторов усваиваются и действуют более эффективно, чем синтетические аналоги. </text:p>
            <text:p/>
            <text:p/>
            <text:p>Антиоксиданты (экстракты голубики, ромашки и фруктов (яблоки, цитрусовые) действуют на молекулярном уровне, препятствуя выработке свободных радикалов и развитию оксидативного стресса. </text:p>
            <text:p/>
            <text:p/>
            <text:p>Микроэлементы в виде органических соединений регулируют обмен веществ.</text:p>
            <text:p/>
            <text:p/>
            <text:p>Использование злаков с различным гликемическим индексом (смесь круп пищевого качества риса, овса, кукурузы и пшеницы) создает чувство насыщения, позволяет поддерживать стабильный уровень глюкозы в крови.</text:p>
            <text:p/>
            <text:p/>
            <text:p>Состав Brit Premium by Nature приближен к естественному питанию плотоядных.</text:p>
            <text:p/>
            <text:p/>
            <text:p>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text:p>
            <text:p/>
            <text:p>РЕКОМЕНДАЦИИ ПО КОРМЛЕНИЮ: корм можно давать сухим или слегка увлажненным водой комнатной температуры. Корм нужно давать 1 или 2 равными порциями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text:p>
            <text:p/>
            <text:p>АНАЛИТИЧЕСКИЙ СОСТАВ: сырой белок 27,0 %, содержание жира 14,0 %, влага 10,0 %, сырая зола 7,0 %, сырая клетчатка 2,0 %, кальций 1,5 %, фосфор 1,1 %, жирные кислоты омега-3 0,2 %, жирные кислоты омега-6 1,6 %.</text:p>
            <text:p/>
            <text:p>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
            <text:p>ЭНЕРГЕТИЧЕСКАЯ ЦЕННОСТЬ: 3 770 ккал/кг.</text:p>
          </table:table-cell>
          <table:table-cell office:value-type="string" calcext:value-type="string">
            <text:p>cf35d5e6103cea1ed757d7bbddcbff7e.png</text:p>
          </table:table-cell>
          <table:table-cell office:value-type="string" calcext:value-type="string">
            <text:p>https://yarvet.ru/catalog/korma_1/brit_premium_by_nature_edalt_l_dlya_vzroslykh_sobak_krupnykh_porod_18_kg/</text:p>
          </table:table-cell>
          <table:table-cell table:formula="of:=COM.MICROSOFT.CONCAT([.$I$1];[.F34])" office:value-type="string" office:string-value="http://tintin.ru/wp-content/uploads/2018/brit/cf35d5e6103cea1ed757d7bbddcbff7e.png" calcext:value-type="string">
            <text:p>http://tintin.ru/wp-content/uploads/2018/brit/cf35d5e6103cea1ed757d7bbddcbff7e.png</text:p>
          </table:table-cell>
          <table:table-cell/>
        </table:table-row>
        <table:table-row table:style-name="ro19">
          <table:table-cell office:value-type="float" office:value="532193" calcext:value-type="float">
            <text:p>532193</text:p>
          </table:table-cell>
          <table:table-cell office:value-type="string" calcext:value-type="string">
            <text:p>Брит Премиум by Nature Юниор L для молодых собак крупных пород, 18 кг</text:p>
          </table:table-cell>
          <table:table-cell office:value-type="string" calcext:value-type="string">
            <text:p>Собаки &gt; Корма</text:p>
          </table:table-cell>
          <table:table-cell/>
          <table:table-cell office:value-type="string" calcext:value-type="string">
            <text:p>Полнорационный сухой корм Brit Premium by Nature Junior L разработан для молодых собак (1–24 месяцев) крупных пород (25–45 кг).</text:p>
            <text:p/>
            <text:p>Содержание мяса курицы - 45%.</text:p>
            <text:p/>
            <text:p/>
            <text:p>Хондропротекторы (из зеленых мидий и панцирей ракообразных) поддерживают здоровье суставов собак, натуральные источники хондропротекторов усваиваются и действуют более эффективно, чем синтетические аналоги. </text:p>
            <text:p/>
            <text:p/>
            <text:p>Микроэлементы в виде органических соединений способствуют правильному обмену веществ.</text:p>
            <text:p/>
            <text:p/>
            <text:p>Использование злаков с различным гликемическим индексом (смесь круп пищевого качества риса, овса, кукурузы и пшеницы) создает чувство насыщения, позволяет поддерживать стабильный уровень глюкозы в крови.</text:p>
            <text:p/>
            <text:p/>
            <text:p>Состав Brit Premium by Nature приближен к естественному питанию плотоядных.</text:p>
            <text:p/>
            <text:p>СОСТАВ: курица 45 % (дегидрированная 25 %, мясо без костей 20 %), овес, пшеница, куриный жир (консервирован токоферолами), кукуруза, рыбий жир из лосося (2 %), сушеное яблоко, гидролизованная куриная печень, пивные дрожжи, коллаген, панцири ракообразных (источник глюкозамина, 260 мг/кг), хрящи (источник хондроитина, 180 мг/кг), травы и фрукты (гвоздика, цитрусовые, розмарин, куркума, 150 мг/кг), маннан-олигосахариды (150 мг/кг), фрукто-олигосахариды (100 мг/кг), мохаве юкка (100 мг/кг), сушеная ромашка (90 мг/кг), зеленые мидии (источник гликозаминогликанов, 60 мг/кг), голубика (60 мг/кг).</text:p>
            <text:p/>
            <text:p>РЕКОМЕНДАЦИИ ПО КОРМЛЕНИЮ: корм можно давать сухим или слегка увлажненным водой комнатной температуры. Для молодых собак рекомендованное ежедневное количество корма, указанное в таблице кормления, нужно разделить на 2-3 равные порции и давать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text:p>
            <text:p/>
            <text:p>АНАЛИТИЧЕСКИЙ СОСТАВ: сырой белок 28,0 %, содержание жира 16,0 %, влага 10,0 %, сырая зола 7,2 %, сырая клетчатка 2,0 %, кальций 1,5 %, фосфор 1,1 %, жирные кислоты омега-3 0,2 %, жирные кислоты омега-6 1,8 %.</text:p>
            <text:p/>
            <text:p>ПИЩЕВЫЕ ДОБАВКИ НА 1 КГ: витамин А (3a672a) 20 000 ME, витамин D3 (E671) 1 200 ME, витамин E (α-токоферол) (3a700) 500 мг, биотин (3a880) 0,6 мг, холинхлорид (3a890) 600 мг, xелат цинка и аминокислот n-гидрат (3b606) 90 мг, xелат железа и аминокислот n-гидрат (E1) 80 мг, xелат марганца и аминокислот n-гидрат (E5) 35 мг, йодид калия (3b201) 0,65 мг, хелат меди и аминокислот n-гидрат (E4) 15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
            <text:p>ЭНЕРГЕТИЧЕСКАЯ ЦЕННОСТЬ: 3 850 ккал/кг.</text:p>
          </table:table-cell>
          <table:table-cell office:value-type="string" calcext:value-type="string">
            <text:p>45e261a72d28e5109a5d49716755656b.png</text:p>
          </table:table-cell>
          <table:table-cell office:value-type="string" calcext:value-type="string">
            <text:p>https://yarvet.ru/catalog/korma_1/brit_premium_by_nature_yunior_l_dlya_molodykh_sobak_krupnykh_porod_18_kg/</text:p>
          </table:table-cell>
          <table:table-cell table:formula="of:=COM.MICROSOFT.CONCAT([.$I$1];[.F35])" office:value-type="string" office:string-value="http://tintin.ru/wp-content/uploads/2018/brit/45e261a72d28e5109a5d49716755656b.png" calcext:value-type="string">
            <text:p>http://tintin.ru/wp-content/uploads/2018/brit/45e261a72d28e5109a5d49716755656b.png</text:p>
          </table:table-cell>
          <table:table-cell/>
        </table:table-row>
        <table:table-row table:style-name="ro20">
          <table:table-cell office:value-type="float" office:value="526420" calcext:value-type="float">
            <text:p>526420</text:p>
          </table:table-cell>
          <table:table-cell office:value-type="string" calcext:value-type="string">
            <text:p>Брит Премиум by Nature юниор L для молодых собак крупных пород, 3 кг</text:p>
          </table:table-cell>
          <table:table-cell office:value-type="string" calcext:value-type="string">
            <text:p>Собаки &gt; Корма</text:p>
          </table:table-cell>
          <table:table-cell/>
          <table:table-cell office:value-type="string" calcext:value-type="string">
            <text:p>Brit Premium by Nature –содержание мяса курицы 45%. Оптимальное развитие тела и рост мышц</text:p>
            <text:p/>
            <text:p/>
            <text:p>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 Здоровое развитие скелета, костей, суставов и зубов</text:p>
            <text:p/>
            <text:p/>
            <text:p>Микроэлементы в виде органических соединений – оптимальное усвоение и поддержка обмена веществ.</text:p>
            <text:p/>
            <text:p/>
            <text:p>Использование злаков с различным гликемическим индексом (смесь круп пищевого качества риса, овса, кукурузы и пшеницы) – создает чувство насыщения, позволяет поддерживать стабильный уровень глюкозы в крови.</text:p>
            <text:p/>
            <text:p/>
            <text:p>Состав Brit Premium by Nature приближен к естественному питанию плотоядных.</text:p>
            <text:p/>
            <text:p/>
            <text:p/>
            <text:p/>
            <text:p>Состав: курица 45 % (дегидрированная 25 %, мясо без костей 20 %), овес, пшеница, куриный жир (консервирован токоферолами), кукуруза, рыбий жир из лосося (2 %), сушеное яблоко, гидролизованная куриная печень, пивные дрожжи, коллаген, панцири ракообразных (источник глюкозамина, 260 мг/кг), хрящи (источник хондроитина, 180 мг/кг), травы и фрукты (гвоздика, цитрусовые, розмарин, куркума, 150 мг/кг), маннан-олигосахариды (150 мг/кг), фрукто-олигосахариды (100 мг/кг), мохаве юкка (100 мг/кг), сушеная ромашка (90 мг/кг), зеленые мидии (источник гликозаминогликанов, 60 мг/кг), голубика (60 мг/кг).</text:p>
            <text:p/>
            <text:p>Рекомендации по кормлению: корм можно давать сухим или слегка увлажненным водой комнатной температуры. Для молодых собак рекомендованное ежедневное количество корма, указанное в таблице кормления, нужно разделить на 2-3 равные порции и давать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text:p>
            <text:p/>
            <text:p>Аналитический состав: сырой белок 28,0 %, содержание жира 16,0 %, влага 10,0 %, сырая зола 7,2 %, сырая клетчатка 2,0 %, кальций 1,5 %, фосфор 1,1 %, жирные кислоты омега-3 0,2 %, жирные кислоты омега-6 1,8 %.</text:p>
            <text:p/>
            <text:p>Пищевые добавки на 1 кг: витамин А (3a672a) 20 000 ME, витамин D3 (E671) 1 200 ME, витамин E (α-токоферол) (3a700) 500 мг, биотин (3a880) 0,6 мг, холинхлорид (3a890) 600 мг, xелат цинка и аминокислот n-гидрат (3b606) 90 мг, xелат железа и аминокислот n-гидрат (E1) 80 мг, xелат марганца и аминокислот n-гидрат (E5) 35 мг, йодид калия (3b201) 0,65 мг, хелат меди и аминокислот n-гидрат (E4) 15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
            <text:p>Энергетическая ценность: 3 850 ккал/кг.</text:p>
          </table:table-cell>
          <table:table-cell office:value-type="string" calcext:value-type="string">
            <text:p>1e208fd097d594b41996bf5da77df64a.png</text:p>
          </table:table-cell>
          <table:table-cell office:value-type="string" calcext:value-type="string">
            <text:p>https://yarvet.ru/catalog/korma_1/brit_premium_by_nature_yunior_l_dlya_molodykh_sobak_krupnykh_porod_3_kg/</text:p>
          </table:table-cell>
          <table:table-cell table:formula="of:=COM.MICROSOFT.CONCAT([.$I$1];[.F36])" office:value-type="string" office:string-value="http://tintin.ru/wp-content/uploads/2018/brit/1e208fd097d594b41996bf5da77df64a.png" calcext:value-type="string">
            <text:p>http://tintin.ru/wp-content/uploads/2018/brit/1e208fd097d594b41996bf5da77df64a.png</text:p>
          </table:table-cell>
          <table:table-cell/>
        </table:table-row>
        <table:table-row table:style-name="ro11">
          <table:table-cell office:value-type="float" office:value="526628" calcext:value-type="float">
            <text:p>526628</text:p>
          </table:table-cell>
          <table:table-cell office:value-type="string" calcext:value-type="string">
            <text:p>Брит Премиум by Nature ягненок для собак с чувствительным пищеварением, 3 кг </text:p>
          </table:table-cell>
          <table:table-cell office:value-type="string" calcext:value-type="string">
            <text:p>Собаки &gt; Корма</text:p>
          </table:table-cell>
          <table:table-cell/>
          <table:table-cell office:value-type="string" calcext:value-type="string">
            <text:p>Гипоаллергенная формула с ограниченным количеством ингредиентовBrit Premium by Nature –содержание мяса ягненка 35%. Профилактика пищевой непереносимости и аллергии.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 Поддержка здоровых суставов для свободы движения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 Поддержка иммунитета и общего самочувствияМикроэлементы в виде органических соединений – оптимальное усвоение и поддержка обмена веществ.Состав Brit Premium by Nature приближен к естественному питанию плотоядных.</text:p>
            <text:p/>
            <text:p>СОСТАВ: ягненок 35 % (дегидрированный 20 %, мясо без костей 15 %), рис, куриный жир (консервирован токоферолами), рисовые отруби,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text:p>
            <text:p>АНАЛИТИЧЕСКИЙ СОСТАВ: сырой белок 26,0 %, содержание жира 13,0 %, влага 10,0 %, сырая зола 7,0 %, сырая клетчатка 3 %, кальций 1,6 %, фосфор 1,1 %, жирные кислоты омега-3 0,2 %, жирные кислоты омега-6 1,5 %.</text:p>
            <text:p>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ЭНЕРГЕТИЧЕСКАЯ ЦЕННОСТЬ: 3 660 ккал/кг.</text:p>
          </table:table-cell>
          <table:table-cell office:value-type="string" calcext:value-type="string">
            <text:p>3d8ac8dfb64e92c0f2d966547a844b99.png</text:p>
          </table:table-cell>
          <table:table-cell office:value-type="string" calcext:value-type="string">
            <text:p>https://yarvet.ru/catalog/korma_1/brit_premium_by_nature_yagnenok_dlya_sobak_s_chuvstvitelnym_pishchevareniem_3_kg_/</text:p>
          </table:table-cell>
          <table:table-cell table:formula="of:=COM.MICROSOFT.CONCAT([.$I$1];[.F37])" office:value-type="string" office:string-value="http://tintin.ru/wp-content/uploads/2018/brit/3d8ac8dfb64e92c0f2d966547a844b99.png" calcext:value-type="string">
            <text:p>http://tintin.ru/wp-content/uploads/2018/brit/3d8ac8dfb64e92c0f2d966547a844b99.png</text:p>
          </table:table-cell>
          <table:table-cell/>
        </table:table-row>
        <table:table-row table:style-name="ro15">
          <table:table-cell office:value-type="float" office:value="532209" calcext:value-type="float">
            <text:p>532209</text:p>
          </table:table-cell>
          <table:table-cell office:value-type="string" calcext:value-type="string">
            <text:p>Брит Премиум by Nature, гипоаллергенный корм для всех пород, ягненок и рис, 18 кг </text:p>
          </table:table-cell>
          <table:table-cell office:value-type="string" calcext:value-type="string">
            <text:p>Собаки &gt; Корма</text:p>
          </table:table-cell>
          <table:table-cell/>
          <table:table-cell office:value-type="string" calcext:value-type="string">
            <text:p>Полнорационный сухой корм Brit Premium by Nature Sensitive Lamb &amp; Rice разработан для взрослых собак с чувствительным пищеварением.</text:p>
            <text:p/>
            <text:p>Гипоаллергенная формула с ограниченным количеством ингредиентов</text:p>
            <text:p/>
            <text:p/>
            <text:p>Содержание мяса ягненка - 35%. Профилактика пищевой непереносимости и аллергии.</text:p>
            <text:p/>
            <text:p/>
            <text:p>Хондропротекторы (из зеленых мидий и панцирей ракообразных) поддержат здоровье суставов собаки, натуральные источники хондропротекторов усваиваются и действуют более эффективно, чем синтетические аналоги. </text:p>
            <text:p/>
            <text:p/>
            <text:p>Антиоксиданты (экстракты голубики, ромашки и фруктов (яблоки, цитрусовые) действуют на молекулярном уровне, препятствуя выработке свободных радикалов и развитию оксидативного стресса.</text:p>
            <text:p/>
            <text:p/>
            <text:p>Микроэлементы в виде органических соединений поддерживают правильный обмен веществ.</text:p>
            <text:p/>
            <text:p/>
            <text:p>Состав Brit Premium by Nature приближен к естественному питанию плотоядных.</text:p>
            <text:p/>
            <text:p/>
            <text:p>СОСТАВ: ягненок 35 % (дегидрированный 20 %, мясо без костей 15 %), рис, куриный жир (консервирован токоферолами), рисовые отруби,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text:p>
            <text:p/>
            <text:p>РЕКОМЕНДАЦИИ ПО КОРМЛЕНИЮ: корм можно давать сухим или слегка увлажненным водой комнатной температуры. Корм нужно давать 1 или 2 равными порциями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text:p>
            <text:p/>
            <text:p>АНАЛИТИЧЕСКИЙ СОСТАВ: сырой белок 26,0 %, содержание жира 13,0 %, влага 10,0 %, сырая зола 7,0 %, сырая клетчатка 3 %, кальций 1,6 %, фосфор 1,1 %, жирные кислоты омега-3 0,2 %, жирные кислоты омега-6 1,5 %.</text:p>
            <text:p/>
            <text:p>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
            <text:p>ЭНЕРГЕТИЧЕСКАЯ ЦЕННОСТЬ: 3 660 ккал/кг.</text:p>
          </table:table-cell>
          <table:table-cell office:value-type="string" calcext:value-type="string">
            <text:p>4132f070334da96e7d1b7f021a4d34c0.png</text:p>
          </table:table-cell>
          <table:table-cell office:value-type="string" calcext:value-type="string">
            <text:p>https://yarvet.ru/catalog/korma_1/brit_premium_by_nature_gipoallergennyy_korm_dlya_vsekh_porod_yagnenok_i_ris_18_kg_/</text:p>
          </table:table-cell>
          <table:table-cell table:formula="of:=COM.MICROSOFT.CONCAT([.$I$1];[.F38])" office:value-type="string" office:string-value="http://tintin.ru/wp-content/uploads/2018/brit/4132f070334da96e7d1b7f021a4d34c0.png" calcext:value-type="string">
            <text:p>http://tintin.ru/wp-content/uploads/2018/brit/4132f070334da96e7d1b7f021a4d34c0.png</text:p>
          </table:table-cell>
          <table:table-cell/>
        </table:table-row>
        <table:table-row table:style-name="ro21">
          <table:table-cell office:value-type="float" office:value="526444" calcext:value-type="float">
            <text:p>526444</text:p>
          </table:table-cell>
          <table:table-cell office:value-type="string" calcext:value-type="string">
            <text:p>Брит премиум by Nature, эдалт L, для взрослых собак крупных пород, <text:s/>3 кг </text:p>
          </table:table-cell>
          <table:table-cell office:value-type="string" calcext:value-type="string">
            <text:p>Собаки &gt; Корма</text:p>
          </table:table-cell>
          <table:table-cell/>
          <table:table-cell office:value-type="string" calcext:value-type="string">
            <text:p>Содержание мяса курицы45%.</text:p>
            <text:p/>
            <text:p/>
            <text:p>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 Поддержка здоровых суставов для свободы движения</text:p>
            <text:p/>
            <text:p/>
            <text:p>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 Поддержка иммунитета и общего самочувствия</text:p>
            <text:p/>
            <text:p/>
            <text:p>Микроэлементы в виде органических соединений – оптимальное усвоение и поддержка обмена веществ.</text:p>
            <text:p/>
            <text:p/>
            <text:p>Использование злаков с различным гликемическим индексом (смесь круп пищевого качества риса, овса, кукурузы и пшеницы) – создает чувство насыщения, позволяет поддерживать стабильный уровень глюкозы в крови.</text:p>
            <text:p/>
            <text:p/>
            <text:p>Состав Brit Premium by Nature приближен к естественному питанию плотоядных.</text:p>
            <text:p/>
            <text:p/>
            <text:p>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text:p>
            <text:p/>
            <text:p>РЕКОМЕНДАЦИИ ПО КОРМЛЕНИЮ: корм можно давать сухим или слегка увлажненным водой комнатной температуры. Корм нужно давать 1 или 2 равными порциями в течение дня. Рекомендуемое ежедневное количество корма представлено в таблице рекомендаций по кормлению. Если Вы даете корм Brit Premium в первый раз, используйте меньшее количество нового корма и смешивайте его с привычным кормом, постепенно увеличивая порцию Brit Premium. Всегда следите за тем, чтобы у Вашего питомца было достаточно свежей питьевой воды.</text:p>
            <text:p/>
            <text:p>АНАЛИТИЧЕСКИЙ СОСТАВ: сырой белок 27,0 %, содержание жира 14,0 %, влага 10,0 %, сырая зола 7,0 %, сырая клетчатка 2,0 %, кальций 1,5 %, фосфор 1,1 %, жирные кислоты омега-3 0,2 %, жирные кислоты омега-6 1,6 %.</text:p>
            <text:p/>
            <text:p>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
            <text:p>ЭНЕРГЕТИЧЕСКАЯ ЦЕННОСТЬ: 3 770 ккал/кг.</text:p>
          </table:table-cell>
          <table:table-cell office:value-type="string" calcext:value-type="string">
            <text:p>ef0be4b5da6bf6592e14ef9e0f0e9554.jpg</text:p>
          </table:table-cell>
          <table:table-cell office:value-type="string" calcext:value-type="string">
            <text:p>https://yarvet.ru/catalog/korma_1/brit_premium_by_nature_edalt_l_dlya_vzroslykh_sobak_krupnykh_porod_3_kg_/</text:p>
          </table:table-cell>
          <table:table-cell table:formula="of:=COM.MICROSOFT.CONCAT([.$I$1];[.F39])" office:value-type="string" office:string-value="http://tintin.ru/wp-content/uploads/2018/brit/ef0be4b5da6bf6592e14ef9e0f0e9554.jpg" calcext:value-type="string">
            <text:p>http://tintin.ru/wp-content/uploads/2018/brit/ef0be4b5da6bf6592e14ef9e0f0e9554.jpg</text:p>
          </table:table-cell>
          <table:table-cell/>
        </table:table-row>
        <table:table-row table:style-name="ro18">
          <table:table-cell office:value-type="float" office:value="526352" calcext:value-type="float">
            <text:p>526352</text:p>
          </table:table-cell>
          <table:table-cell office:value-type="string" calcext:value-type="string">
            <text:p>Брит Премиум by Nature, эдалт М для взрослых собак средних пород, 3 кг</text:p>
          </table:table-cell>
          <table:table-cell office:value-type="string" calcext:value-type="string">
            <text:p>Собаки &gt; Корма</text:p>
          </table:table-cell>
          <table:table-cell/>
          <table:table-cell office:value-type="string" calcext:value-type="string">
            <text:p>Содержание мяса курицы 45%.</text:p>
            <text:p/>
            <text:p/>
            <text:p>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text:p>
            <text:p/>
            <text:p/>
            <text:p>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text:p>
            <text:p/>
            <text:p/>
            <text:p>Микроэлементы в виде органических соединений – оптимальное усвоение и поддержка обмена веществ.</text:p>
            <text:p/>
            <text:p/>
            <text:p>Использование злаков с различным гликемическим индексом (смесь круп пищевого качества риса, овса, кукурузы и пшеницы) – создает чувство насыщения, позволяет поддерживать стабильный уровень глюкозы в крови.</text:p>
            <text:p/>
            <text:p/>
            <text:p>Состав Brit Premium by Nature приближен к естественному питанию плотоядных.</text:p>
            <text:p/>
            <text:p/>
            <text:p>Здоровая кожа и сияющая шерсть</text:p>
            <text:p/>
            <text:p/>
            <text:p>Поддержка иммунитета и общего самочувствия</text:p>
            <text:p/>
            <text:p/>
            <text:p>Способствует защите от стресса и поддерживает работу сердца</text:p>
            <text:p/>
            <text:p/>
            <text:p>СОСТАВ: курица 45 % (дегидрированная 25 %, мясо без костей 20 %), овес, пшеница, куриный жир (консервирован токоферолами), кукуруза,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text:p>
            <text:p>АНАЛИТИЧЕСКИЙ СОСТАВ: сырой белок 26,0 %, содержание жира 15,0 %, влага 10,0 %, сырая зола 7,0 %, сырая клетчатка 2,2 %, кальций 1,5 %, фосфор 1,1 %, жирные кислоты омега-3 0,2 %, жирные кислоты омега-6 1,7 %.</text:p>
            <text:p>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ЭНЕРГЕТИЧЕСКАЯ ЦЕННОСТЬ: 3 790 ккал/кг.</text:p>
          </table:table-cell>
          <table:table-cell office:value-type="string" calcext:value-type="string">
            <text:p>b07865602f36e8eb4fee08988ae10d84.jpg</text:p>
          </table:table-cell>
          <table:table-cell office:value-type="string" calcext:value-type="string">
            <text:p>https://yarvet.ru/catalog/korma_1/brit_premium_by_nature_edalt_m_dlya_vzroslykh_sobak_srednikh_porod_3_kg/</text:p>
          </table:table-cell>
          <table:table-cell table:formula="of:=COM.MICROSOFT.CONCAT([.$I$1];[.F40])" office:value-type="string" office:string-value="http://tintin.ru/wp-content/uploads/2018/brit/b07865602f36e8eb4fee08988ae10d84.jpg" calcext:value-type="string">
            <text:p>http://tintin.ru/wp-content/uploads/2018/brit/b07865602f36e8eb4fee08988ae10d84.jpg</text:p>
          </table:table-cell>
          <table:table-cell/>
        </table:table-row>
        <table:table-row table:style-name="ro11">
          <table:table-cell office:value-type="float" office:value="526611" calcext:value-type="float">
            <text:p>526611</text:p>
          </table:table-cell>
          <table:table-cell office:value-type="string" calcext:value-type="string">
            <text:p>Брит Премиум by Nature, ягненок, для собак с чувствительным пищеварением, 1 кг </text:p>
          </table:table-cell>
          <table:table-cell office:value-type="string" calcext:value-type="string">
            <text:p>Собаки &gt; Корма</text:p>
          </table:table-cell>
          <table:table-cell/>
          <table:table-cell office:value-type="string" calcext:value-type="string">
            <text:p>Гипоаллергенная формула с ограниченным количеством ингредиентовBrit Premium by Nature –содержание мяса ягненка 35%. Профилактика пищевой непереносимости и аллергии.Хондропротекторы, из зеленых мидий и панцирей ракообразных: важное значение имеет поддержка суставов собак, натуральные источники хондропротекторов усваиваются и действуют более эффективно, чем синтетические аналоги. Поддержка здоровых суставов для свободы движенияАнтиоксиданты: экстракты голубики, ромашки и фруктов (яблоки, цитрусовые). Антиоксиданты действуют на молекулярном уровне – препятствуют выработке свободных радикалов и развитию оксидативного стресса. Поддержка иммунитета и общего самочувствияМикроэлементы в виде органических соединений – оптимальное усвоение и поддержка обмена веществ.Состав Brit Premium by Nature приближен к естественному питанию плотоядных.</text:p>
            <text:p/>
            <text:p>СОСТАВ: ягненок 35 % (дегидрированный 20 %, мясо без костей 15 %), рис, куриный жир (консервирован токоферолами), рисовые отруби, сушеное яблоко, рыбий жир из лосося (2 %), гидролизованная куриная печень, пивные дрожжи, коллаген, панцири ракообразных (источник глюкозамина, 210 мг/кг), хрящи (источник хондроитина, 150 мг/кг), травы и фрукты (гвоздика, цитрусовые, розмарин, куркума, 120 мг/кг), маннан-олигосахариды (120 мг/кг), фрукто-олигосахариды (90 мг/кг), мохаве юкка (90 мг/кг), сушеная ромашка (80 мг/кг), зеленые мидии (источник гликозаминогликанов, 50 мг/кг), голубика (50 мг/кг).</text:p>
            <text:p>АНАЛИТИЧЕСКИЙ СОСТАВ: сырой белок 26,0 %, содержание жира 13,0 %, влага 10,0 %, сырая зола 7,0 %, сырая клетчатка 3 %, кальций 1,6 %, фосфор 1,1 %, жирные кислоты омега-3 0,2 %, жирные кислоты омега-6 1,5 %.</text:p>
            <text:p>ПИЩЕВЫЕ ДОБАВКИ НА 1 КГ: витамин А (3a672a) 15 000 ME, витамин D3 (E671) 1 000 ME, витамин E (α-токоферол) (3a700) 400 мг, биотин (3a880) 0,5 мг, холинхлорид (3a890) 500 мг, xелат цинка и аминокислот n-гидрат (3b606) 70 мг, xелат железа и аминокислот n-гидрат (E1) 60 мг, xелат марганца и аминокислот n-гидрат (E5) 30 мг, йодид калия (3b201) 0,5 мг, хелат меди и аминокислот n-гидрат (E4) 12 мг, oрганическая форма селена, производное от жизнедеятельности дрожжей Saccharomyces cerevisiae CNCM I-3060 (3b8.10) 0,2 мг. Содержит одобренные ЕС антиоксиданты: экстракты токоферола из растительных масел (1b306), аскорбилпальмитат (1b304) и экстракт розмарина.</text:p>
            <text:p>ЭНЕРГЕТИЧЕСКАЯ ЦЕННОСТЬ: 3 660 ккал/кг.</text:p>
          </table:table-cell>
          <table:table-cell office:value-type="string" calcext:value-type="string">
            <text:p>d4fec8c999fdf4ee21f0c49d74b794af.png</text:p>
          </table:table-cell>
          <table:table-cell office:value-type="string" calcext:value-type="string">
            <text:p>https://yarvet.ru/catalog/korma_1/brit_premium_by_nature_yagnenok_dlya_sobak_s_chuvstvitelnym_pishchevareniem_1_kg_/</text:p>
          </table:table-cell>
          <table:table-cell table:formula="of:=COM.MICROSOFT.CONCAT([.$I$1];[.F41])" office:value-type="string" office:string-value="http://tintin.ru/wp-content/uploads/2018/brit/d4fec8c999fdf4ee21f0c49d74b794af.png" calcext:value-type="string">
            <text:p>http://tintin.ru/wp-content/uploads/2018/brit/d4fec8c999fdf4ee21f0c49d74b794af.png</text:p>
          </table:table-cell>
          <table:table-cell/>
        </table:table-row>
        <table:table-row table:style-name="ro9">
          <table:table-cell office:value-type="float" office:value="132341" calcext:value-type="float">
            <text:p>132341</text:p>
          </table:table-cell>
          <table:table-cell office:value-type="string" calcext:value-type="string">
            <text:p>Брит Премиум Puppies для щенков всех пород, 15 кг <text:s/></text:p>
          </table:table-cell>
          <table:table-cell office:value-type="string" calcext:value-type="string">
            <text:p>Собаки &gt; Корма</text:p>
          </table:table-cell>
          <table:table-cell/>
          <table:table-cell office:value-type="string" calcext:value-type="string">
            <text:p>СОСТАВМука из мяса курицы (45%), рис, кукуруз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мананоолигосахариды (150 мг/кг), фруктоолигосахариды (100 мг/кг), экстракт юкки шидигеры (80 мг/кг), органическая Е4 медь, органический Е6 цинк, органический селен.АНАЛИЗ СОСТАВАсырой протеин — 30%сырой жир — 21%влажность — 10%сырая зола — 6,5%клетчатка — 2%кальций — 1,5%фосфор — 1,1%ВИТАМИНЫ И ДОБАВКИ (НА 1 КГ)витамин A — 20000 МЕвитамин D3 — 1900 МЕвитамин E (α-токоферол) — 600 мгЕ1 железо — 80 мгЕ6 цинк — 70 мгЕ5 марганец — 36 мгЕ4 медь — 20 мгЕ2 йод — 0,65 мгЕ8 селен — 0,2 мгЭнергетическая ценность — 4518 ккал/кг.</text:p>
          </table:table-cell>
          <table:table-cell office:value-type="string" calcext:value-type="string">
            <text:p>98bc83706dae131e48e3239a4697a094.jpg</text:p>
          </table:table-cell>
          <table:table-cell office:value-type="string" calcext:value-type="string">
            <text:p>https://yarvet.ru/catalog/korma_1/brit_premium_puppies_dlya_shchenkov_vsekh_porod_15_kg_/</text:p>
          </table:table-cell>
          <table:table-cell table:formula="of:=COM.MICROSOFT.CONCAT([.$I$1];[.F42])" office:value-type="string" office:string-value="http://tintin.ru/wp-content/uploads/2018/brit/98bc83706dae131e48e3239a4697a094.jpg" calcext:value-type="string">
            <text:p>http://tintin.ru/wp-content/uploads/2018/brit/98bc83706dae131e48e3239a4697a094.jpg</text:p>
          </table:table-cell>
          <table:table-cell/>
        </table:table-row>
        <table:table-row table:style-name="ro2">
          <table:table-cell office:value-type="float" office:value="513147" calcext:value-type="float">
            <text:p>513147</text:p>
          </table:table-cell>
          <table:table-cell office:value-type="string" calcext:value-type="string">
            <text:p>Брит премиум для кастрированных котов с курицей и куриной печень 300 г </text:p>
          </table:table-cell>
          <table:table-cell office:value-type="string" calcext:value-type="string">
            <text:p>Кошки &gt; Корма</text:p>
          </table:table-cell>
          <table:table-cell/>
          <table:table-cell office:value-type="string" calcext:value-type="string">
            <text:p>Состав: </text:p>
            <text:p>куриное мясо 32% (мука из куриного мяса 17%, куриное мясо высушенное 15%), рис, гидролизованный куриное мясо белок 8%, куриный жир (консервированный при помощи токоферолов), кукуруза, свекольная пульпа, соус из куриной печени 4%, масло лосося 1% , пивные дрожжи, высушенные одуванчики 0,25%, пребиотики (маннан-олигосахариды 140 мг / кг, фруктоолигосахариды 110 мг / кг), экстракт юкки Шидигера (75 мг / кг), фрукты и растительный экстракт (розмарин, гвоздика, цитрусовые , куркума, 55 мг / кг).</text:p>
            <text:p>Аналитический состав: </text:p>
            <text:p>сырой протеин 34,0%, содержание жира 12,0%, сырой клетчатки 3,5%, сырая зола 8,5%, влажность 10,0%, 0,9% кальция, фосфора 0,7%, натрий 0,8%, магний 0,04%.</text:p>
            <text:p>Пищевые добавки на 1 кг: витамин А (E672) 20 000 МЕ, вита-мин D3 (E671) 800 МЕ, витамин Е (3a700) 500 мг, витамин С (Е300) 200 мг, таурин 2000 мг, холина хлорид 1,800 мг, L -карнитин 200 мг, 35 мг ниацина, биотин 1,5 мг, цинка (E6) 130 мг, марганец (E5) 50 мг, железа (E1) 40 мг, меди (Е4) 10 мг, йод (Е2) 3,2 мг, селен ( E8) 0,2 мг, DL-метионин (3c301) 12 мг, аргинин (3c3.6.1) 9 мг, L-лизин (3.2.3.) 8 мг.</text:p>
            <text:p>ОМЕГА-3: 0,20%, Омега-6: 1,55%.  </text:p>
            <text:p>Энергетическая ценность: 3600 ккал / кг.</text:p>
          </table:table-cell>
          <table:table-cell office:value-type="string" calcext:value-type="string">
            <text:p>b979b96bfab6421d10fcc36bacc7b136.jpg</text:p>
          </table:table-cell>
          <table:table-cell office:value-type="string" calcext:value-type="string">
            <text:p>https://yarvet.ru/catalog/korma_1/brit_premium_dlya_kastrirovannykh_kotov_s_kuritsey_i_kurinoy_pechen_300_g_/</text:p>
          </table:table-cell>
          <table:table-cell table:formula="of:=COM.MICROSOFT.CONCAT([.$I$1];[.F43])" office:value-type="string" office:string-value="http://tintin.ru/wp-content/uploads/2018/brit/b979b96bfab6421d10fcc36bacc7b136.jpg" calcext:value-type="string">
            <text:p>http://tintin.ru/wp-content/uploads/2018/brit/b979b96bfab6421d10fcc36bacc7b136.jpg</text:p>
          </table:table-cell>
          <table:table-cell/>
        </table:table-row>
        <table:table-row table:style-name="ro12">
          <table:table-cell office:value-type="float" office:value="513161" calcext:value-type="float">
            <text:p>513161</text:p>
          </table:table-cell>
          <table:table-cell office:value-type="string" calcext:value-type="string">
            <text:p>Брит премиум для кастрированных котов с курицей и печенью 1,5 кг</text:p>
          </table:table-cell>
          <table:table-cell office:value-type="string" calcext:value-type="string">
            <text:p>Кошки &gt; Корма</text:p>
          </table:table-cell>
          <table:table-cell/>
          <table:table-cell office:value-type="string" calcext:value-type="string">
            <text:p>Состав: </text:p>
            <text:p>куриное мясо 32% (мука из куриного мяса 17%, куриное мясо высушенное 15%), рис, гидролизованный куриное мясо белок 8%, куриный жир (консервированный при помощи токоферолов), кукуруза, свекольная пульпа, соус из куриной печени 4%, масло лосося 1% , пивные дрожжи, высушенные одуванчики 0,25%, пребиотики (маннан-олигосахариды 140 мг / кг, фруктоолигосахариды 110 мг / кг), экстракт юкки Шидигера (75 мг / кг), фрукты и растительный экстракт (розмарин, гвоздика, цитрусовые , куркума, 55 мг / кг).</text:p>
            <text:p/>
            <text:p>Аналитический состав: </text:p>
            <text:p>сырой протеин 34,0%, содержание жира 12,0%, сырой клетчатки 3,5%, сырая зола 8,5%, влажность 10,0%, 0,9% кальция, фосфора 0,7%, натрий 0,8%, магний 0,04%.</text:p>
            <text:p>Пищевые добавки на 1 кг: витамин А (E672) 20 000 МЕ, вита-мин D3 (E671) 800 МЕ, витамин Е (3a700) 500 мг, витамин С (Е300) 200 мг, таурин 2000 мг, холина хлорид 1,800 мг, L -карнитин 200 мг, 35 мг ниацина, биотин 1,5 мг, цинка (E6) 130 мг, марганец (E5) 50 мг, железа (E1) 40 мг, меди (Е4) 10 мг, йод (Е2) 3,2 мг, селен ( E8) 0,2 мг, DL-метионин (3c301) 12 мг, аргинин (3c3.6.1) 9 мг, L-лизин (3.2.3.) 8 мг.</text:p>
            <text:p>ОМЕГА-3: 0,20%, Омега-6: 1,55%.  </text:p>
            <text:p/>
            <text:p>Энергетическая ценность: 3600 ккал / кг.</text:p>
          </table:table-cell>
          <table:table-cell office:value-type="string" calcext:value-type="string">
            <text:p>b8e7b630084d03fb609f10ea3c369da0.jpg</text:p>
          </table:table-cell>
          <table:table-cell office:value-type="string" calcext:value-type="string">
            <text:p>https://yarvet.ru/catalog/korma_1/brit_premium_dlya_kastrirovannykh_kotov_s_kuritsey_i_pechenyu_1_5_kg/</text:p>
          </table:table-cell>
          <table:table-cell table:formula="of:=COM.MICROSOFT.CONCAT([.$I$1];[.F44])" office:value-type="string" office:string-value="http://tintin.ru/wp-content/uploads/2018/brit/b8e7b630084d03fb609f10ea3c369da0.jpg" calcext:value-type="string">
            <text:p>http://tintin.ru/wp-content/uploads/2018/brit/b8e7b630084d03fb609f10ea3c369da0.jpg</text:p>
          </table:table-cell>
          <table:table-cell/>
        </table:table-row>
        <table:table-row table:style-name="ro22">
          <table:table-cell office:value-type="float" office:value="513178" calcext:value-type="float">
            <text:p>513178</text:p>
          </table:table-cell>
          <table:table-cell office:value-type="string" calcext:value-type="string">
            <text:p>Брит премиум для кастрированных котов с курицей и печенью, 8 кг</text:p>
          </table:table-cell>
          <table:table-cell office:value-type="string" calcext:value-type="string">
            <text:p>Кошки &gt; Корма</text:p>
          </table:table-cell>
          <table:table-cell/>
          <table:table-cell office:value-type="string" calcext:value-type="string">
            <text:p>Сырой протеин 35.0%, содержание жира 15.0%, сырой клетчатки 2.5%, сырая зола 6.5%, влажность 10.0%, кальций 1.3%, фосфор 1.0%, 0.3% натрия, магния 0.08%.</text:p>
            <text:p>Пищевые добавки на 1кг: витамин А — 20000МЕ, витамин D3 — 800МЕ, витамин Е — 500мг, витамин С — 200мг, таурин — 2000мг, холина хлорид - 1,800мг, L-карнитин — 50мг, ниацин — 35мг, биотин — 1.5мг, цинк — 130мг, марганец — 50мг, железа — 40мг, медь — 10мг, йод — 3.2мг, селен — 0.2мг, DL-метионин — 12мг, аргинин — 9мг, L-лизин — 8мг. Омега-3 – 0.22%, Омега-6 – 1.7%.</text:p>
          </table:table-cell>
          <table:table-cell office:value-type="string" calcext:value-type="string">
            <text:p>5b53e0fbaa887c0a162d857f5bd2a185.jpg</text:p>
          </table:table-cell>
          <table:table-cell office:value-type="string" calcext:value-type="string">
            <text:p>https://yarvet.ru/catalog/korma_1/brit_premium_dlya_kastrirovannykh_kotov_s_kuritsey_i_pechenyu_8_kg/</text:p>
          </table:table-cell>
          <table:table-cell table:formula="of:=COM.MICROSOFT.CONCAT([.$I$1];[.F45])" office:value-type="string" office:string-value="http://tintin.ru/wp-content/uploads/2018/brit/5b53e0fbaa887c0a162d857f5bd2a185.jpg" calcext:value-type="string">
            <text:p>http://tintin.ru/wp-content/uploads/2018/brit/5b53e0fbaa887c0a162d857f5bd2a185.jpg</text:p>
          </table:table-cell>
          <table:table-cell/>
        </table:table-row>
        <table:table-row table:style-name="ro10">
          <table:table-cell office:value-type="float" office:value="513215" calcext:value-type="float">
            <text:p>513215</text:p>
          </table:table-cell>
          <table:table-cell office:value-type="string" calcext:value-type="string">
            <text:p>Брит Премиум для кошек с чувствительным пищеварением гипоаллергенный с ягненком, 8 кг</text:p>
          </table:table-cell>
          <table:table-cell office:value-type="string" calcext:value-type="string">
            <text:p>Кошки &gt; Корма</text:p>
          </table:table-cell>
          <table:table-cell/>
          <table:table-cell office:value-type="string" calcext:value-type="string">
            <text:p>АНАЛИЗ СОСТАВА</text:p>
            <text:p>сырой протеин — 24%</text:p>
            <text:p>сырой жир — 10%</text:p>
            <text:p>влажность — 10%</text:p>
            <text:p>сырая зола — 7%</text:p>
            <text:p>клетчатка — 2,9%</text:p>
            <text:p>кальций — 1,6%</text:p>
            <text:p>фосфор — 1,1%</text:p>
            <text:p>ВИТАМИНЫ И ДОБАВКИ (НА 1 КГ)</text:p>
            <text:p>витамин A — 15000 МЕ</text:p>
            <text:p>витамин D3 — 1500 МЕ</text:p>
            <text:p>витамин E (α-токоферол) — 500 мг</text:p>
            <text:p>Е1 железо — 80 мг</text:p>
            <text:p>Е6 цинк — 70 мг</text:p>
            <text:p>Е5 марганец — 36 мг</text:p>
            <text:p>Е4 медь — 20 мг</text:p>
            <text:p>Е2 йод — 0,65 мг</text:p>
            <text:p>Е8 селен — 0,2 мг</text:p>
            <text:p>Энергетическая ценность — 3891 ккал/кг.</text:p>
          </table:table-cell>
          <table:table-cell office:value-type="string" calcext:value-type="string">
            <text:p>4dd52d7d90b3596f6de2b924db24ff69.jpg</text:p>
          </table:table-cell>
          <table:table-cell office:value-type="string" calcext:value-type="string">
            <text:p>https://yarvet.ru/catalog/korma_1/brit_premium_dlya_koshek_s_chuvstvitelnym_pishchevareniem_gipoallergennyy_s_yagnenkom_8_kg/</text:p>
          </table:table-cell>
          <table:table-cell table:formula="of:=COM.MICROSOFT.CONCAT([.$I$1];[.F46])" office:value-type="string" office:string-value="http://tintin.ru/wp-content/uploads/2018/brit/4dd52d7d90b3596f6de2b924db24ff69.jpg" calcext:value-type="string">
            <text:p>http://tintin.ru/wp-content/uploads/2018/brit/4dd52d7d90b3596f6de2b924db24ff69.jpg</text:p>
          </table:table-cell>
          <table:table-cell/>
        </table:table-row>
        <table:table-row table:style-name="ro10">
          <table:table-cell office:value-type="float" office:value="100305" calcext:value-type="float">
            <text:p>100305</text:p>
          </table:table-cell>
          <table:table-cell office:value-type="string" calcext:value-type="string">
            <text:p>Брит премиум пауч с говядиной и горошком, 100 г</text:p>
          </table:table-cell>
          <table:table-cell office:value-type="string" calcext:value-type="string">
            <text:p>Кошки &gt; Корма</text:p>
          </table:table-cell>
          <table:table-cell/>
          <table:table-cell office:value-type="string" calcext:value-type="string">
            <text:p>Кусочки с рагу из говядины и горошком. Влажный корм класса премиум для взрослых кошек. </text:p>
            <text:p> </text:p>
            <text:p>Состав: мясо и мясные субпродукты 32% (4% говядины), продукты растительного происхождения (инулин 0,4%), овощи 4%, минеральные вещества. Не содержит красителей и консервантов.</text:p>
            <text:p> </text:p>
            <text:p>Рекомендации по кормлению: следуйте суточным дозам, указанным в таблице по кормлению. У животного всегда должен быть доступ к свежей питьевой воде. Перед кормлением продукт должен быть доведен до комнатной температуры.  </text:p>
            <text:p>Аналитический состав: белки 8,5%, жиры 4,5%, зола 2,5%, клетчатка 0,4%, влага 82%. </text:p>
            <text:p> </text:p>
            <text:p> </text:p>
            <text:p>Энергетическая ценность: 82 ккал/100 г.  </text:p>
            <text:p> </text:p>
            <text:p>Питательные добавки на 1 кг: </text:p>
            <text:p>витамин D3 250 МЕ, </text:p>
            <text:p>витамин Е 100 мг, </text:p>
            <text:p>цинк 10 мг, </text:p>
            <text:p>марганец 2 мг, </text:p>
            <text:p>йод 0,7 мг, </text:p>
            <text:p>медь 0,2 мг, </text:p>
            <text:p>таурин 450 мг, </text:p>
            <text:p>биотин 0,1 мг.</text:p>
          </table:table-cell>
          <table:table-cell office:value-type="string" calcext:value-type="string">
            <text:p>b3620b6218cd9e206a2ec97af8571f70.jpg</text:p>
          </table:table-cell>
          <table:table-cell office:value-type="string" calcext:value-type="string">
            <text:p>https://yarvet.ru/catalog/korma_1/brit_premium_pauch_s_govyadinoy_i_goroshkom_100_g/</text:p>
          </table:table-cell>
          <table:table-cell table:formula="of:=COM.MICROSOFT.CONCAT([.$I$1];[.F47])" office:value-type="string" office:string-value="http://tintin.ru/wp-content/uploads/2018/brit/b3620b6218cd9e206a2ec97af8571f70.jpg" calcext:value-type="string">
            <text:p>http://tintin.ru/wp-content/uploads/2018/brit/b3620b6218cd9e206a2ec97af8571f70.jpg</text:p>
          </table:table-cell>
          <table:table-cell/>
        </table:table-row>
        <table:table-row table:style-name="ro23">
          <table:table-cell office:value-type="float" office:value="100309" calcext:value-type="float">
            <text:p>100309</text:p>
          </table:table-cell>
          <table:table-cell office:value-type="string" calcext:value-type="string">
            <text:p>Брит премиум пауч с курицей <text:s/>для котят 100 г</text:p>
          </table:table-cell>
          <table:table-cell office:value-type="string" calcext:value-type="string">
            <text:p>Кошки &gt; Корма</text:p>
          </table:table-cell>
          <table:table-cell/>
          <table:table-cell office:value-type="string" calcext:value-type="string">
            <text:p>Состав: мясо и мясные субпродукты 33% (курица 4%), рыба и рыбные субпродукты 3%, продукты растительного происхождения (инулин 0,4%), минеральные вещества. Не содержит красителей и консервантов.</text:p>
            <text:p> </text:p>
            <text:p>Рекомендации по кормлению: следуйте суточным дозам, указанным в таблице по кормлению. У животного всегда должен быть доступ к свежей питьевой воде. Перед кормлением продукт должен быть доведен до комнатной температуры.</text:p>
            <text:p>Аналитический состав: белки 9,5%, жиры 5%, зола 2,5%, клетчатка 0,4%, влага 81%.</text:p>
            <text:p> </text:p>
            <text:p> </text:p>
            <text:p>Энергетическая ценность: 92 ккал/100 г.  </text:p>
            <text:p> </text:p>
            <text:p>Питательные добавки на 1 кг: </text:p>
            <text:p>витамин D3 250 МЕ, </text:p>
            <text:p>витамин Е 100 мг, </text:p>
            <text:p>цинк 10 мг, </text:p>
            <text:p>марганец 2 мг, </text:p>
            <text:p>йод 0,7 мг, </text:p>
            <text:p>медь 0,2 мг, </text:p>
            <text:p>таурин 450 мг, </text:p>
            <text:p>биотин 0,1 мг.</text:p>
          </table:table-cell>
          <table:table-cell office:value-type="string" calcext:value-type="string">
            <text:p>d410213aac5dc7afb0f3c7695f909d57.jpg</text:p>
          </table:table-cell>
          <table:table-cell office:value-type="string" calcext:value-type="string">
            <text:p>https://yarvet.ru/catalog/korma_1/brit_premium_pauch_s_kuritsey_dlya_kotyat_100_g/</text:p>
          </table:table-cell>
          <table:table-cell table:formula="of:=COM.MICROSOFT.CONCAT([.$I$1];[.F48])" office:value-type="string" office:string-value="http://tintin.ru/wp-content/uploads/2018/brit/d410213aac5dc7afb0f3c7695f909d57.jpg" calcext:value-type="string">
            <text:p>http://tintin.ru/wp-content/uploads/2018/brit/d410213aac5dc7afb0f3c7695f909d57.jpg</text:p>
          </table:table-cell>
          <table:table-cell/>
        </table:table-row>
        <table:table-row table:style-name="ro11">
          <table:table-cell office:value-type="float" office:value="100310" calcext:value-type="float">
            <text:p>100310</text:p>
          </table:table-cell>
          <table:table-cell office:value-type="string" calcext:value-type="string">
            <text:p>Брит премиум пауч с курицей для стерилизованных кошек, 100г</text:p>
          </table:table-cell>
          <table:table-cell office:value-type="string" calcext:value-type="string">
            <text:p>Кошки &gt; Корма</text:p>
          </table:table-cell>
          <table:table-cell/>
          <table:table-cell office:value-type="string" calcext:value-type="string">
            <text:p>Brit Premium – это высококачественный влажный корм, изготовленный в России, на Елецком консервном заводе, по рецептуре, одобренной компанией Vafo Praha – владельцем бренда Brit. Консервы прекрасно дополняют сухие корма Брит Премиум, могут использоваться как самостоятельно, так и в сочетании с сухим кормом. </text:p>
            <text:p>Состав: мясо и мясные субпродукты 36% (курица 4%), продукты растительного происхождения (инулин 0,4%), минеральные вещества. </text:p>
            <text:p/>
            <text:p>Аналитический состав: белки 8,5%, жиры 3%, зола 2,5%, клетчатка 0,4%, влага 82%. </text:p>
            <text:p/>
            <text:p>Энергетическая ценность: 68 ккал/100 г. Питательные добавки на 1 кг: витамин D3 250 МЕ, витамин Е 100 мг, цинк 10 мг, марганец 2 мг, йод 0,7 мг, медь 0,2 мг, таурин 450 мг, биотин 0,1 мг.</text:p>
          </table:table-cell>
          <table:table-cell office:value-type="string" calcext:value-type="string">
            <text:p>54f5ee968718daae5e96660ec0354745.jpg</text:p>
          </table:table-cell>
          <table:table-cell office:value-type="string" calcext:value-type="string">
            <text:p>https://yarvet.ru/catalog/korma_1/brit_premium_pauch_s_kuritsey_dlya_sterilizovannykh_koshek_100g/</text:p>
          </table:table-cell>
          <table:table-cell table:formula="of:=COM.MICROSOFT.CONCAT([.$I$1];[.F49])" office:value-type="string" office:string-value="http://tintin.ru/wp-content/uploads/2018/brit/54f5ee968718daae5e96660ec0354745.jpg" calcext:value-type="string">
            <text:p>http://tintin.ru/wp-content/uploads/2018/brit/54f5ee968718daae5e96660ec0354745.jpg</text:p>
          </table:table-cell>
          <table:table-cell/>
        </table:table-row>
        <table:table-row table:style-name="ro4">
          <table:table-cell office:value-type="float" office:value="100308" calcext:value-type="float">
            <text:p>100308</text:p>
          </table:table-cell>
          <table:table-cell office:value-type="string" calcext:value-type="string">
            <text:p>Брит премиум пауч с курицей и индейкой, 100 г</text:p>
          </table:table-cell>
          <table:table-cell office:value-type="string" calcext:value-type="string">
            <text:p>Кошки &gt; Корма</text:p>
          </table:table-cell>
          <table:table-cell/>
          <table:table-cell office:value-type="string" calcext:value-type="string">
            <text:p>Состав: мясо и мясные субпродукты 36% (курица 4%, индейка 4%), продукты растительного происхождения (инулин 0,4%), минеральные вещества. Не содержит красителей и консервантов.</text:p>
            <text:p/>
            <text:p>Аналитический состав: белки 8,5%, жиры 4,5%, зола 2,5%, клетчатка 0,4%, влага 82%. </text:p>
            <text:p/>
            <text:p>Энергетическая ценность: 82 ккал/100 г.  </text:p>
            <text:p/>
            <text:p>Питательные добавки на 1 кг: </text:p>
            <text:p>витамин D3 250 МЕ, </text:p>
            <text:p>витамин Е 100 мг, </text:p>
            <text:p>цинк 10 мг, </text:p>
            <text:p>марганец 2 мг, </text:p>
            <text:p>йод 0,7 мг, </text:p>
            <text:p>медь 0,2 мг, </text:p>
            <text:p>таурин 450 мг, </text:p>
            <text:p>биотин 0,1 мг.</text:p>
          </table:table-cell>
          <table:table-cell office:value-type="string" calcext:value-type="string">
            <text:p>e8155de01eaf064623fd59ddcd52372c.jpg</text:p>
          </table:table-cell>
          <table:table-cell office:value-type="string" calcext:value-type="string">
            <text:p>https://yarvet.ru/catalog/korma_1/brit_premium_pauch_s_kuritsey_i_indeykoy_100_g/</text:p>
          </table:table-cell>
          <table:table-cell table:formula="of:=COM.MICROSOFT.CONCAT([.$I$1];[.F50])" office:value-type="string" office:string-value="http://tintin.ru/wp-content/uploads/2018/brit/e8155de01eaf064623fd59ddcd52372c.jpg" calcext:value-type="string">
            <text:p>http://tintin.ru/wp-content/uploads/2018/brit/e8155de01eaf064623fd59ddcd52372c.jpg</text:p>
          </table:table-cell>
          <table:table-cell/>
        </table:table-row>
        <table:table-row table:style-name="ro24">
          <table:table-cell office:value-type="float" office:value="100306" calcext:value-type="float">
            <text:p>100306</text:p>
          </table:table-cell>
          <table:table-cell office:value-type="string" calcext:value-type="string">
            <text:p>Брит премиум пауч с лососем и форелью, 100 г</text:p>
          </table:table-cell>
          <table:table-cell office:value-type="string" calcext:value-type="string">
            <text:p>Кошки &gt; Корма</text:p>
          </table:table-cell>
          <table:table-cell/>
          <table:table-cell office:value-type="string" calcext:value-type="string">
            <text:p>Кусочки с лососем и форелью. Влажный корм класса премиум для взрослых кошек.</text:p>
            <text:p> </text:p>
            <text:p>Состав: мясо и мясные субпродукты 28%, рыба и рыбные субпродукты 8% (4% лосось, 4% форель), продукты растительного происхождения (инулин 0,4%), минеральные вещества. Не содержит красителей и консервантов.</text:p>
            <text:p> </text:p>
            <text:p>Рекомендации по кормлению: следуйте суточным дозам, указанным в таблице по кормлению. У животного всегда должен быть доступ к свежей питьевой воде. Перед кормлением продукт должен быть доведен до комнатной температуры.  </text:p>
            <text:p>Аналитический состав: белки 8,5%, жиры 4,5%, зола 2,5%, клетчатка 0,4%, влага 82%. </text:p>
            <text:p> </text:p>
            <text:p> </text:p>
            <text:p>Энергетическая ценность: 82 ккал/100 г.  </text:p>
            <text:p> </text:p>
            <text:p>Питательные добавки на 1 кг: витамин D3 250 МЕ, витамин Е 100 мг, цинк 10 мг, марганец 2 мг, йод 0,7 мг, медь 0,2 мг, таурин 450 мг, биотин 0,1 мг.</text:p>
          </table:table-cell>
          <table:table-cell office:value-type="string" calcext:value-type="string">
            <text:p>44acb454ef5f2f7ffd608987dd7ada75.jpg</text:p>
          </table:table-cell>
          <table:table-cell office:value-type="string" calcext:value-type="string">
            <text:p>https://yarvet.ru/catalog/korma_1/brit_premium_pauch_s_lososem_i_forelyu_100_g/</text:p>
          </table:table-cell>
          <table:table-cell table:formula="of:=COM.MICROSOFT.CONCAT([.$I$1];[.F51])" office:value-type="string" office:string-value="http://tintin.ru/wp-content/uploads/2018/brit/44acb454ef5f2f7ffd608987dd7ada75.jpg" calcext:value-type="string">
            <text:p>http://tintin.ru/wp-content/uploads/2018/brit/44acb454ef5f2f7ffd608987dd7ada75.jpg</text:p>
          </table:table-cell>
          <table:table-cell/>
        </table:table-row>
        <table:table-row table:style-name="ro13">
          <table:table-cell office:value-type="float" office:value="100307" calcext:value-type="float">
            <text:p>100307</text:p>
          </table:table-cell>
          <table:table-cell office:value-type="string" calcext:value-type="string">
            <text:p>Брит премиум пауч с треской, 100 г</text:p>
          </table:table-cell>
          <table:table-cell office:value-type="string" calcext:value-type="string">
            <text:p>Кошки &gt; Корма</text:p>
          </table:table-cell>
          <table:table-cell/>
          <table:table-cell office:value-type="string" calcext:value-type="string">
            <text:p>Брит премиум консервы (пауч) с треской для кошек. Кусочки с треской. Влажный корм класса премиум для взрослых кошек.</text:p>
            <text:p>Ингредиенты: мясо и мясные субпродукты 28%, рыба и рыбные субпродукты 8% (треска 4%), продукты растительного происхождения (инулин 0,4%), овощи 4%, минеральные вещества. Не содержит красителей и консервантов.</text:p>
            <text:p>Состав: белки 8,5%, жиры 4,5%, зола 2,5%, клетчатка 0,4%, влага 82%.</text:p>
          </table:table-cell>
          <table:table-cell office:value-type="string" calcext:value-type="string">
            <text:p>c412456ccdc9800af3d541b110b6751c.jpg</text:p>
          </table:table-cell>
          <table:table-cell office:value-type="string" calcext:value-type="string">
            <text:p>https://yarvet.ru/catalog/korma_1/brit_premium_pauch_s_treskoy_100_g/</text:p>
          </table:table-cell>
          <table:table-cell table:formula="of:=COM.MICROSOFT.CONCAT([.$I$1];[.F52])" office:value-type="string" office:string-value="http://tintin.ru/wp-content/uploads/2018/brit/c412456ccdc9800af3d541b110b6751c.jpg" calcext:value-type="string">
            <text:p>http://tintin.ru/wp-content/uploads/2018/brit/c412456ccdc9800af3d541b110b6751c.jpg</text:p>
          </table:table-cell>
          <table:table-cell/>
        </table:table-row>
        <table:table-row table:style-name="ro9">
          <table:table-cell office:value-type="float" office:value="132338" calcext:value-type="float">
            <text:p>132338</text:p>
          </table:table-cell>
          <table:table-cell office:value-type="string" calcext:value-type="string">
            <text:p>Брит Премиум с ягнёнком и рисом для собак всех пород гипоаллергенный, 3 кг</text:p>
          </table:table-cell>
          <table:table-cell office:value-type="string" calcext:value-type="string">
            <text:p>Собаки &gt; Корма</text:p>
          </table:table-cell>
          <table:table-cell/>
          <table:table-cell office:value-type="string" calcext:value-type="string">
            <text:p>Полнорационный гипоаллергенный корм для <text:s/>собак с чувствительным пищеварением, склонных к пищевой аллергии и собак с проблемами кожи.Состав: ягненок 31%, рис, куриный жир (консервирован токоферолами), рисовый протеин, рыбий жир из лосося, пивные дрожжи, натуральные ароматизаторы, экстракт из трав и фруктов 300 мг/кг, сушеные яблоки, минеральные вещества,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сырой протеин 24,0 %сырой жир 10,0 %влага 10,0 %сырая зола 7,0 %сырая клетчатка 2,9 %кальций 1,6 %фосфор 1,1 %Энергетическая ценность: 3 891 ккал/кгПищевые добавки на 1 кг:витамин A 15 000 МЕвитамин D3 1 500 МЕвитамин E (α-токоферол) 500 мгЕ1 железо 80 мгЕ6 цинк 70 мг Е5 марганец 36 мгЕ4 медь 20 мгЕ2 йод 0,65 мгЕ8 селен 0,2 мг</text:p>
          </table:table-cell>
          <table:table-cell office:value-type="string" calcext:value-type="string">
            <text:p>96d405bdece11b0b1d265b6a3db5c6b2.jpg</text:p>
          </table:table-cell>
          <table:table-cell office:value-type="string" calcext:value-type="string">
            <text:p>https://yarvet.ru/catalog/korma_1/brit_premium_s_yagnyenkom_i_risom_dlya_sobak_vsekh_porod_gipoallergennyy_3_kg/</text:p>
          </table:table-cell>
          <table:table-cell table:formula="of:=COM.MICROSOFT.CONCAT([.$I$1];[.F53])" office:value-type="string" office:string-value="http://tintin.ru/wp-content/uploads/2018/brit/96d405bdece11b0b1d265b6a3db5c6b2.jpg" calcext:value-type="string">
            <text:p>http://tintin.ru/wp-content/uploads/2018/brit/96d405bdece11b0b1d265b6a3db5c6b2.jpg</text:p>
          </table:table-cell>
          <table:table-cell/>
        </table:table-row>
        <table:table-row table:style-name="ro9">
          <table:table-cell office:value-type="float" office:value="132343" calcext:value-type="float">
            <text:p>132343</text:p>
          </table:table-cell>
          <table:table-cell office:value-type="string" calcext:value-type="string">
            <text:p>Брит Премиум Сеньор L <text:s/>для пожилых собак крупных пород, 15 кг </text:p>
          </table:table-cell>
          <table:table-cell office:value-type="string" calcext:value-type="string">
            <text:p>Собаки &gt; Корма</text:p>
          </table:table-cell>
          <table:table-cell/>
          <table:table-cell office:value-type="string" calcext:value-type="string">
            <text:p>Полнорационный корм для стареющих собак (от 7 лет и старше) крупных пород (25–45 кг).Для собак крупных пород очень важно правильное "поэтапное" питание в период роста.Период роста у собак крупных пород длится до двух лет, это более длительный процесс, чем у мелких и средних пород. Поэтому первые три месяца у щенков крупных пород повышенная потребность в белках и энергии, что необходимо для правильного формирования костей и мышц.Для взрослых собак крупных пород необходимо высокое содержание в корме антиоксидантов хондропротектов для здоровья суставов.Собаки крупных пород очень часто имеют чувствительный желудочно-кишечный тракт, поэтому для них очень важно содержание пребиотиков в корме, так как они улучшают здоровье кишечной флоры и поддерживают нормальное функционирование желудочно-кишечного тракта.Составкурица 40%,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сырой протеин 26,0%сырой жир 13,0%влага 10,0%сырая зола 6,7%сырая клетчатка 2,5%кальций 1,4%фосфор 1,1%Энергетическая ценность: 4 123 ккал/кгПищевые добавки на 1 кг:витамин A 15 000 МЕвитамин D3 1 500 МЕвитамин E (α-токоферол) 500 мгЕ1 железо 80 мгЕ6 цинк 70 мгЕ5 марганец 36 мгЕ4 медь 20 мгЕ2 йод 0,65 мгЕ8 селен 0,2 мг</text:p>
          </table:table-cell>
          <table:table-cell office:value-type="string" calcext:value-type="string">
            <text:p>0e2cbd19255d490cdeb5b5a42cea1835.jpg</text:p>
          </table:table-cell>
          <table:table-cell office:value-type="string" calcext:value-type="string">
            <text:p>https://yarvet.ru/catalog/korma_1/brit_premium_senor_l_dlya_pozhilykh_sobak_krupnykh_porod_15_kg_/</text:p>
          </table:table-cell>
          <table:table-cell table:formula="of:=COM.MICROSOFT.CONCAT([.$I$1];[.F54])" office:value-type="string" office:string-value="http://tintin.ru/wp-content/uploads/2018/brit/0e2cbd19255d490cdeb5b5a42cea1835.jpg" calcext:value-type="string">
            <text:p>http://tintin.ru/wp-content/uploads/2018/brit/0e2cbd19255d490cdeb5b5a42cea1835.jpg</text:p>
          </table:table-cell>
          <table:table-cell/>
        </table:table-row>
        <table:table-row table:style-name="ro20">
          <table:table-cell office:value-type="float" office:value="132385" calcext:value-type="float">
            <text:p>132385</text:p>
          </table:table-cell>
          <table:table-cell office:value-type="string" calcext:value-type="string">
            <text:p>Брит Премиум Сеньор S <text:s/>для пожилых собак мелких пород, 1 кг</text:p>
          </table:table-cell>
          <table:table-cell office:value-type="string" calcext:value-type="string">
            <text:p>Собаки &gt; Корма</text:p>
          </table:table-cell>
          <table:table-cell/>
          <table:table-cell office:value-type="string" calcext:value-type="string">
            <text:p>Полнорационный корм для стареющих собак (от 8 лет и старше) мелких пород (1–10 кг).</text:p>
            <text:p>У мелких пород собак небольшой и очень чувствительный желудочно-кишечный тракт и при этом довольно высокие потребности в питательных веществах.</text:p>
            <text:p>Именно по этой причине корма для таких пород должны иметь очень высокую степень усвояемости и тщательно сбалансированный формулу содержания питательных веществ. У мелких пород намного выше потребность в активных антиоксидантах, которые положительно влияют на иммунитет и способствуют продолжительности жизни животного. Оптимальное соотношение Омега-3 и Омега-6 жирных кислот, которые способствуют активности мозга и правильному развитию нервной системы, что необходимо для развития полноценной жизнедеятельности вашего питомца.</text:p>
            <text:p/>
            <text:p>Состав: мука из мяса курицы (41 %), кукуруза, пшеница, рис, куриный жир (консервированный токоферолами), масло лосося, пивные дрожжи, натуральные ароматизаторы, сушеные яблок, минеральные вещества, экстракт из трав и фруктов (300 мг/кг), мананоолигосахариды (150 мг/кг), фруктоолигосахариды (100 мг/кг), экстракт юкки шидигеры (80 мг/кг), органическая медь, органический цинк, органический селен.</text:p>
            <text:p/>
            <text:p>Аналитические составляющие:</text:p>
            <text:p>сырой протеин 26,0 %</text:p>
            <text:p>сырой жир 14,0 %</text:p>
            <text:p>влага10,0 %</text:p>
            <text:p>сырая зола6,1 %</text:p>
            <text:p>сырая клетчатка2,3 %</text:p>
            <text:p>кальций 1,5 %</text:p>
            <text:p>фосфор 1,1 %</text:p>
            <text:p/>
            <text:p>Энергетическая ценность: 4 233 ккал/кг</text:p>
            <text:p>Пищевые добавки на 1 кг:</text:p>
            <text:p>витамин A 15 000 МЕ</text:p>
            <text:p>витамин D3 1 500 МЕ</text:p>
            <text:p>витамин E (α-токоферол) 500 мг</text:p>
            <text:p>Е1 железо80 мг</text:p>
            <text:p>Е6 цинк70 мг </text:p>
            <text:p>Е5 марганец36 мг</text:p>
            <text:p>Е4 медь 20 мг</text:p>
            <text:p>Е2 йод0,65 мг</text:p>
            <text:p>Е8 селен 0,2 мг</text:p>
          </table:table-cell>
          <table:table-cell office:value-type="string" calcext:value-type="string">
            <text:p>27fde4635d0ee983a1ad72d4e3511b80.jpg</text:p>
          </table:table-cell>
          <table:table-cell office:value-type="string" calcext:value-type="string">
            <text:p>https://yarvet.ru/catalog/korma_1/brit_premium_senor_s_dlya_pozhilykh_sobak_melkikh_porod_1_kg/</text:p>
          </table:table-cell>
          <table:table-cell table:formula="of:=COM.MICROSOFT.CONCAT([.$I$1];[.F55])" office:value-type="string" office:string-value="http://tintin.ru/wp-content/uploads/2018/brit/27fde4635d0ee983a1ad72d4e3511b80.jpg" calcext:value-type="string">
            <text:p>http://tintin.ru/wp-content/uploads/2018/brit/27fde4635d0ee983a1ad72d4e3511b80.jpg</text:p>
          </table:table-cell>
          <table:table-cell/>
        </table:table-row>
        <table:table-row table:style-name="ro12">
          <table:table-cell office:value-type="float" office:value="132356" calcext:value-type="float">
            <text:p>132356</text:p>
          </table:table-cell>
          <table:table-cell office:value-type="string" calcext:value-type="string">
            <text:p>Брит Премиум Спорт <text:s/>для активных собак всех пород, 1 кг</text:p>
          </table:table-cell>
          <table:table-cell office:value-type="string" calcext:value-type="string">
            <text:p>Собаки &gt; Корма</text:p>
          </table:table-cell>
          <table:table-cell/>
          <table:table-cell office:value-type="string" calcext:value-type="string">
            <text:p>Предназначен для собак с высокими потребностями в энергии: работающих в упряжке, охотничьих, рабочих, охраняющих собак. </text:p>
            <text:p>Также может использоваться для кормления  выздоравливающих собак.</text:p>
            <text:p/>
            <text:p>Собаки, испытывающие интенсивные нагрузки, нуждаются в корме с повышенной  концентрацией питательных веществ и витаминов. Чтобы Ваш питомец был в наилучшей форме при любых условиях и обстоятельствах чешскими специалистами был разработан корм Brit Premium Sport. Корм для Активных Собак Всех Пород. Он основан на свежей курятине, что позволило сохранить максимум полезных веществ и микроэлементов. Повышенное содержание сырого протеина и жира компенсирует высокие энергозатраты собак, испытывающих интенсивные нагрузки, и поддерживает их мускулатуру в оптимальном состоянии. Особый уникальный комплекс травяного и фруктового экстрактов защищают организм на клеточном уровне и обеспечивают сильный иммунитет в любых условиях. Добавка масла лосося помогает поддержать великолепное состояние шерсти, а сушеные яблоки положительно влияют на кишечную микрофлору.</text:p>
            <text:p/>
            <text:p>Ингредиенты: мука из мяса курицы и куриных субпродуктов (мин 45%), рис, масло лосося, натуральные ароматизаторы, сушеные яблоки, пивные дрожжи, экстракт юкки шидигеры, минеральные вещества, DL-метионин, L–лизин, мананоолигосахариды (150 мг), фруктоолигосахариды (100 мг),хелатная медь, хелатный цинк, органический селен, витамин А, витамин D3, витамин Е (альфатокоферол).</text:p>
            <text:p/>
            <text:p>Анализ:</text:p>
            <text:p>сырой протеин 30%, сырой жир 20%, необработанные волокна 2,2%, сырая зола 6,8%</text:p>
          </table:table-cell>
          <table:table-cell office:value-type="string" calcext:value-type="string">
            <text:p>66a37579ce7a460610be051a1ffb661d.jpg</text:p>
          </table:table-cell>
          <table:table-cell office:value-type="string" calcext:value-type="string">
            <text:p>https://yarvet.ru/catalog/korma_1/brit_premium_sport_dlya_aktivnykh_sobak_vsekh_porod_1_kg/</text:p>
          </table:table-cell>
          <table:table-cell table:formula="of:=COM.MICROSOFT.CONCAT([.$I$1];[.F56])" office:value-type="string" office:string-value="http://tintin.ru/wp-content/uploads/2018/brit/66a37579ce7a460610be051a1ffb661d.jpg" calcext:value-type="string">
            <text:p>http://tintin.ru/wp-content/uploads/2018/brit/66a37579ce7a460610be051a1ffb661d.jpg</text:p>
          </table:table-cell>
          <table:table-cell/>
        </table:table-row>
        <table:table-row table:style-name="ro9">
          <table:table-cell office:value-type="float" office:value="132354" calcext:value-type="float">
            <text:p>132354</text:p>
          </table:table-cell>
          <table:table-cell office:value-type="string" calcext:value-type="string">
            <text:p>Брит Премиум Эдалт M для взрослых собак средних пород 1 кг</text:p>
          </table:table-cell>
          <table:table-cell office:value-type="string" calcext:value-type="string">
            <text:p>Собаки &gt; Корма</text:p>
          </table:table-cell>
          <table:table-cell/>
          <table:table-cell office:value-type="string" calcext:value-type="string">
            <text:p>Состав: курица 41%,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5,0%, сырой жир 15,0%, влага 10,0%, сырая зола 6,4%, сырая клетчатка 2,2%, кальций 1,4%, фосфор 1,0%Энергетическая ценность: 4 143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office:value-type="string" calcext:value-type="string">
            <text:p>b5e4f9ecad7ddc54c2370482b883adc6.jpg</text:p>
          </table:table-cell>
          <table:table-cell office:value-type="string" calcext:value-type="string">
            <text:p>https://yarvet.ru/catalog/korma_1/brit_premium_edalt_m_dlya_vzroslykh_sobak_srednikh_porod_1_kg/</text:p>
          </table:table-cell>
          <table:table-cell table:formula="of:=COM.MICROSOFT.CONCAT([.$I$1];[.F57])" office:value-type="string" office:string-value="http://tintin.ru/wp-content/uploads/2018/brit/b5e4f9ecad7ddc54c2370482b883adc6.jpg" calcext:value-type="string">
            <text:p>http://tintin.ru/wp-content/uploads/2018/brit/b5e4f9ecad7ddc54c2370482b883adc6.jpg</text:p>
          </table:table-cell>
          <table:table-cell/>
        </table:table-row>
        <table:table-row table:style-name="ro9">
          <table:table-cell office:value-type="string" calcext:value-type="string">
            <text:p>132354А/5-18</text:p>
          </table:table-cell>
          <table:table-cell office:value-type="string" calcext:value-type="string">
            <text:p>Брит Премиум Эдалт M для взрослых собак средних пород 1 кг + Жевательные колбаски Молина в подарок</text:p>
          </table:table-cell>
          <table:table-cell office:value-type="string" calcext:value-type="string">
            <text:p>Собаки &gt; Корма</text:p>
          </table:table-cell>
          <table:table-cell/>
          <table:table-cell office:value-type="string" calcext:value-type="string">
            <text:p>Состав: курица 41%,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5,0%, сырой жир 15,0%, влага 10,0%, сырая зола 6,4%, сырая клетчатка 2,2%, кальций 1,4%, фосфор 1,0%Энергетическая ценность: 4 143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office:value-type="string" calcext:value-type="string">
            <text:p>5fe02f5ad1bbbc27663348e9a8202faa.jpg</text:p>
          </table:table-cell>
          <table:table-cell office:value-type="string" calcext:value-type="string">
            <text:p>https://yarvet.ru/catalog/korma_1/brit_premium_edalt_m_dlya_vzroslykh_sobak_srednikh_porod_1_kg_zhevatelnye_kolbaski_molina_v_podarok/</text:p>
          </table:table-cell>
          <table:table-cell table:formula="of:=COM.MICROSOFT.CONCAT([.$I$1];[.F58])" office:value-type="string" office:string-value="http://tintin.ru/wp-content/uploads/2018/brit/5fe02f5ad1bbbc27663348e9a8202faa.jpg" calcext:value-type="string">
            <text:p>http://tintin.ru/wp-content/uploads/2018/brit/5fe02f5ad1bbbc27663348e9a8202faa.jpg</text:p>
          </table:table-cell>
          <table:table-cell/>
        </table:table-row>
        <table:table-row table:style-name="ro9">
          <table:table-cell office:value-type="float" office:value="132323" calcext:value-type="float">
            <text:p>132323</text:p>
          </table:table-cell>
          <table:table-cell office:value-type="string" calcext:value-type="string">
            <text:p>Брит Премиум Эдалт M для взрослых собак средних пород 15 кг</text:p>
          </table:table-cell>
          <table:table-cell office:value-type="string" calcext:value-type="string">
            <text:p>Собаки &gt; Корма</text:p>
          </table:table-cell>
          <table:table-cell/>
          <table:table-cell office:value-type="string" calcext:value-type="string">
            <text:p>Для активно работающих собак очень важно иметь правильное пищеварение и здоровый пищеварительный тракт, что в полной мере может обеспечить баланс клетчатки и пребиотиков, который оптимален в кормах BRIT.Содержание Омега-3 и Омега-6 жирных кислот способствует правильному развитию и деятельности головного мозга, что особенно важно для собак рабочих пород, т.к. они должны иметь высокую способность к быстрому обучению. Жирные кислоты так же поддерживают отличное состояние кожи и шерсти, способствует скорейшему заживлению ран и востановлению после травм, а входящие в состав активные антиоксиданты, поддерживают развитие деятельности иммунной системы.Средние породы склонны к ожирению, поэтому для них необходим оптимальный баланс протеинов и жиров.Состав: курица 41%,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5,0%, сырой жир 15,0%, влага 10,0%, сырая зола 6,4%, сырая клетчатка 2,2%, кальций 1,4%, фосфор 1,0%Энергетическая ценность: 4 143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office:value-type="string" calcext:value-type="string">
            <text:p>80125de4bac83e2ec649b3d87e4412e1.jpg</text:p>
          </table:table-cell>
          <table:table-cell office:value-type="string" calcext:value-type="string">
            <text:p>https://yarvet.ru/catalog/korma_1/brit_premium_edalt_m_dlya_vzroslykh_sobak_srednikh_porod_15_kg/</text:p>
          </table:table-cell>
          <table:table-cell table:formula="of:=COM.MICROSOFT.CONCAT([.$I$1];[.F59])" office:value-type="string" office:string-value="http://tintin.ru/wp-content/uploads/2018/brit/80125de4bac83e2ec649b3d87e4412e1.jpg" calcext:value-type="string">
            <text:p>http://tintin.ru/wp-content/uploads/2018/brit/80125de4bac83e2ec649b3d87e4412e1.jpg</text:p>
          </table:table-cell>
          <table:table-cell/>
        </table:table-row>
        <table:table-row table:style-name="ro9">
          <table:table-cell office:value-type="float" office:value="132329" calcext:value-type="float">
            <text:p>132329</text:p>
          </table:table-cell>
          <table:table-cell office:value-type="string" calcext:value-type="string">
            <text:p>Брит Премиум Юниор L для молодых собак (щенков) крупных пород 15 кг</text:p>
          </table:table-cell>
          <table:table-cell office:value-type="string" calcext:value-type="string">
            <text:p>Собаки &gt; Корма</text:p>
          </table:table-cell>
          <table:table-cell/>
          <table:table-cell office:value-type="string" calcext:value-type="string">
            <text:p>Полнорационный корм для щенков и молодых собак <text:s/>крупных пород.Аналитические составляющие:сырой протеин 27,0 % сырой жир 16,0 % влага 10,0 % сырая зола 6,4 % сырая клетчатка 2,3 % кальций 1,6 % фосфор 1,1 %.Энергетическая ценность: 4 218 ккал/кг.Пищевые добавки на 1 кгвитамин A 20 000 МЕ витамин D3 1 900 МЕ витамин E (α-токоферол) 600 мг Е6 цинк 100 мг Е1 железо 90 мг Е5 марганец 45 мг Е4 медь 20 мг Е2 йод 1 мг Е8 селен 0,2 мг.Состав:мука из мяса курицы (42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 гидрохлорид (260 мг/кг), хондроитин сульфат (160 мг/кг), мананоолигосахариды (150 мг/кг), фруктоолигосахариды (100 мг/кг), экстракт юкки шидигеры (80 мг/кг), органическая медь Е4, органический цинк Е6, органический селен Е8.</text:p>
          </table:table-cell>
          <table:table-cell office:value-type="string" calcext:value-type="string">
            <text:p>d20d6035ee4b33bef76be1aed153530c.jpg</text:p>
          </table:table-cell>
          <table:table-cell office:value-type="string" calcext:value-type="string">
            <text:p>https://yarvet.ru/catalog/korma_1/brit_premium_yunior_l_dlya_molodykh_sobak_shchenkov_krupnykh_porod_15_kg/</text:p>
          </table:table-cell>
          <table:table-cell table:formula="of:=COM.MICROSOFT.CONCAT([.$I$1];[.F60])" office:value-type="string" office:string-value="http://tintin.ru/wp-content/uploads/2018/brit/d20d6035ee4b33bef76be1aed153530c.jpg" calcext:value-type="string">
            <text:p>http://tintin.ru/wp-content/uploads/2018/brit/d20d6035ee4b33bef76be1aed153530c.jpg</text:p>
          </table:table-cell>
          <table:table-cell/>
        </table:table-row>
        <table:table-row table:style-name="ro13">
          <table:table-cell office:value-type="float" office:value="100060" calcext:value-type="float">
            <text:p>100060</text:p>
          </table:table-cell>
          <table:table-cell office:value-type="string" calcext:value-type="string">
            <text:p>Брит Сare консервы для кошек с тунцом и лососем, 80 гр</text:p>
          </table:table-cell>
          <table:table-cell office:value-type="string" calcext:value-type="string">
            <text:p>Кошки &gt; Корма</text:p>
          </table:table-cell>
          <table:table-cell/>
          <table:table-cell office:value-type="string" calcext:value-type="string">
            <text:p>Консервы для кошек Brit Care изготовлены из натуральных, гипоаллергенных и легко усваиваемых компонентов, которые не отягощают организм, и предохраняют от пищевой непереносимости организма.</text:p>
            <text:p>Brit Care способствует образованию благоприятной среды в организме кошки.</text:p>
            <text:p>Состав: Тунец 40 %, лосось 5 %, рис, вода</text:p>
          </table:table-cell>
          <table:table-cell office:value-type="string" calcext:value-type="string">
            <text:p>51db8f397e9dbfd3cac1f72cf67e4332.jpg</text:p>
          </table:table-cell>
          <table:table-cell office:value-type="string" calcext:value-type="string">
            <text:p>https://yarvet.ru/catalog/korma_1/brit_sare_konservy_dlya_koshek_s_tuntsom_i_lososem_80_gr/</text:p>
          </table:table-cell>
          <table:table-cell table:formula="of:=COM.MICROSOFT.CONCAT([.$I$1];[.F61])" office:value-type="string" office:string-value="http://tintin.ru/wp-content/uploads/2018/brit/51db8f397e9dbfd3cac1f72cf67e4332.jpg" calcext:value-type="string">
            <text:p>http://tintin.ru/wp-content/uploads/2018/brit/51db8f397e9dbfd3cac1f72cf67e4332.jpg</text:p>
          </table:table-cell>
          <table:table-cell/>
        </table:table-row>
        <table:table-row table:style-name="ro8">
          <table:table-cell office:value-type="float" office:value="100059" calcext:value-type="float">
            <text:p>100059</text:p>
          </table:table-cell>
          <table:table-cell office:value-type="string" calcext:value-type="string">
            <text:p>Брит Сare консервы с куриной грудкой и сыром 80 гр</text:p>
          </table:table-cell>
          <table:table-cell office:value-type="string" calcext:value-type="string">
            <text:p>Кошки &gt; Корма</text:p>
          </table:table-cell>
          <table:table-cell/>
          <table:table-cell office:value-type="string" calcext:value-type="string">
            <text:p>Корм обеспечивает отличное здоровье и правильное питание </text:p>
            <text:p/>
            <text:p>Состав корма: куриная грудка 42%,сыром рис,вода.</text:p>
            <text:p/>
            <text:p>Жир0,3%</text:p>
            <text:p>Белки или Протеины11%</text:p>
            <text:p>Клетчатка1%</text:p>
            <text:p>Зола2%</text:p>
          </table:table-cell>
          <table:table-cell office:value-type="string" calcext:value-type="string">
            <text:p>0e0a369079304ba0eb8b308f902e0d73.jpg</text:p>
          </table:table-cell>
          <table:table-cell office:value-type="string" calcext:value-type="string">
            <text:p>https://yarvet.ru/catalog/korma_1/brit_sare_konservy_s_kurinoy_grudkoy_i_syrom_80_gr/</text:p>
          </table:table-cell>
          <table:table-cell table:formula="of:=COM.MICROSOFT.CONCAT([.$I$1];[.F62])" office:value-type="string" office:string-value="http://tintin.ru/wp-content/uploads/2018/brit/0e0a369079304ba0eb8b308f902e0d73.jpg" calcext:value-type="string">
            <text:p>http://tintin.ru/wp-content/uploads/2018/brit/0e0a369079304ba0eb8b308f902e0d73.jpg</text:p>
          </table:table-cell>
          <table:table-cell/>
        </table:table-row>
        <table:table-row table:style-name="ro9">
          <table:table-cell office:value-type="float" office:value="100118" calcext:value-type="float">
            <text:p>100118</text:p>
          </table:table-cell>
          <table:table-cell office:value-type="string" calcext:value-type="string">
            <text:p>Брит Сare консервы с курицей и сыром, 80 гр</text:p>
          </table:table-cell>
          <table:table-cell office:value-type="string" calcext:value-type="string">
            <text:p>Кошки &gt; Корма</text:p>
          </table:table-cell>
          <table:table-cell/>
          <table:table-cell office:value-type="string" calcext:value-type="string">
            <text:p>Изготовлен только из натуральных ингредиентов.• Не содержит сою, искусственные консерванты, красители и ароматизаторы.• Прекрасный баланс протеинов и жиров.• Содержание всех жизненно важных витаминов и минералов в идеальных пропорциях.• Удобная и гигиеничная упаковка.Состав: Куриная грудка 42%, сыр 5%, рис, модифицированный крахмал*, масло тунца, вода.*Вещество под названием «модифицированный крахмал» не имеет никакого отношения к генетически модифицированным продуктам. Это обычный крахмал с добавками, необходимыми для определенных целей.Содержание питательных веществ: протеин 12%, жир 2%, зола 2%, влажность 83%.</text:p>
          </table:table-cell>
          <table:table-cell office:value-type="string" calcext:value-type="string">
            <text:p>4a495959e28eda4749f196f2843bb5c7.jpg</text:p>
          </table:table-cell>
          <table:table-cell office:value-type="string" calcext:value-type="string">
            <text:p>https://yarvet.ru/catalog/korma_1/brit_sare_konservy_s_kuritsey_i_syrom_80_gr/</text:p>
          </table:table-cell>
          <table:table-cell table:formula="of:=COM.MICROSOFT.CONCAT([.$I$1];[.F63])" office:value-type="string" office:string-value="http://tintin.ru/wp-content/uploads/2018/brit/4a495959e28eda4749f196f2843bb5c7.jpg" calcext:value-type="string">
            <text:p>http://tintin.ru/wp-content/uploads/2018/brit/4a495959e28eda4749f196f2843bb5c7.jpg</text:p>
          </table:table-cell>
          <table:table-cell/>
        </table:table-row>
        <table:table-row table:style-name="ro9">
          <table:table-cell office:value-type="float" office:value="100119" calcext:value-type="float">
            <text:p>100119</text:p>
          </table:table-cell>
          <table:table-cell office:value-type="string" calcext:value-type="string">
            <text:p>Брит Сare консервы с тунцом 80 г </text:p>
          </table:table-cell>
          <table:table-cell office:value-type="string" calcext:value-type="string">
            <text:p>Кошки &gt; Корма</text:p>
          </table:table-cell>
          <table:table-cell/>
          <table:table-cell office:value-type="string" calcext:value-type="string">
            <text:p>Дополнительный корм для кошек Пауч Brit Care для кошек - для красоты, здоровья и жизнеспособности.Brit Care изготовлен из натуральных, гипоаллергенных и хорошо усваиваемых ингредиентов, которые не перенапрягают организм и предотвращают пищевую непереносимость. Brit Care помогает поддерживать постоянную внутреннюю среду организма. Brit Care улучшает качество жизни вашей кошки.Состав: протеин (11,5%), жир (1%), зола (1,5%), влага (84%).Ингредиенты: тунец (46%), рис, пищевой крахмал модифицированный, сырое масло тунца, вода.</text:p>
          </table:table-cell>
          <table:table-cell office:value-type="string" calcext:value-type="string">
            <text:p>4818f909a7a2b0719f3677cff279bf49.jpg</text:p>
          </table:table-cell>
          <table:table-cell office:value-type="string" calcext:value-type="string">
            <text:p>https://yarvet.ru/catalog/korma_1/brit_sare_konservy_s_tuntsom_80_g_/</text:p>
          </table:table-cell>
          <table:table-cell table:formula="of:=COM.MICROSOFT.CONCAT([.$I$1];[.F64])" office:value-type="string" office:string-value="http://tintin.ru/wp-content/uploads/2018/brit/4818f909a7a2b0719f3677cff279bf49.jpg" calcext:value-type="string">
            <text:p>http://tintin.ru/wp-content/uploads/2018/brit/4818f909a7a2b0719f3677cff279bf49.jpg</text:p>
          </table:table-cell>
          <table:table-cell/>
        </table:table-row>
        <table:table-row table:style-name="ro14">
          <table:table-cell office:value-type="float" office:value="100062" calcext:value-type="float">
            <text:p>100062</text:p>
          </table:table-cell>
          <table:table-cell office:value-type="string" calcext:value-type="string">
            <text:p>Брит Сare консервы с тунцом, морковью и горохом, 80 гр</text:p>
          </table:table-cell>
          <table:table-cell office:value-type="string" calcext:value-type="string">
            <text:p>Кошки &gt; Корма</text:p>
          </table:table-cell>
          <table:table-cell/>
          <table:table-cell office:value-type="string" calcext:value-type="string">
            <text:p>Натуральные мясные консервы для кошек</text:p>
            <text:p>Кошки - большие гурманы и очень любят разнообразие в своем рацион. Именно для них, а также для кошек, у которых не очень хороший аппетит, мы предлагаем линию консервов BRIT Care с разнообразными вкусами. Консервы для кошек BRIT Care изготовлены из 100% натуральных компонентов. </text:p>
            <text:p/>
            <text:p>Ингредиенты: тунец 40 %, морковь, зеленый горошек, рис, вода.</text:p>
            <text:p>Содержание питательных веществ:</text:p>
            <text:p>протеины - 10,0 %</text:p>
            <text:p>жиры - 0,1 %</text:p>
            <text:p>зола - 2,0 %</text:p>
            <text:p>клетчатка - 1,0 %</text:p>
            <text:p>влажность - 85,0 %</text:p>
          </table:table-cell>
          <table:table-cell office:value-type="string" calcext:value-type="string">
            <text:p>c2f64a0b8ec035222539a1e2fdaa59e0.jpg</text:p>
          </table:table-cell>
          <table:table-cell office:value-type="string" calcext:value-type="string">
            <text:p>https://yarvet.ru/catalog/korma_1/brit_sare_konservy_s_tuntsom_morkovyu_i_gorokhom_80_gr/</text:p>
          </table:table-cell>
          <table:table-cell table:formula="of:=COM.MICROSOFT.CONCAT([.$I$1];[.F65])" office:value-type="string" office:string-value="http://tintin.ru/wp-content/uploads/2018/brit/c2f64a0b8ec035222539a1e2fdaa59e0.jpg" calcext:value-type="string">
            <text:p>http://tintin.ru/wp-content/uploads/2018/brit/c2f64a0b8ec035222539a1e2fdaa59e0.jpg</text:p>
          </table:table-cell>
          <table:table-cell/>
        </table:table-row>
        <table:table-row table:style-name="ro6">
          <table:table-cell office:value-type="float" office:value="100121" calcext:value-type="float">
            <text:p>100121</text:p>
          </table:table-cell>
          <table:table-cell office:value-type="string" calcext:value-type="string">
            <text:p>Брит Сare пауч с курицей и уткой 80 гр</text:p>
          </table:table-cell>
          <table:table-cell office:value-type="string" calcext:value-type="string">
            <text:p>Кошки &gt; Корма</text:p>
          </table:table-cell>
          <table:table-cell/>
          <table:table-cell office:value-type="string" calcext:value-type="string">
            <text:p>Влажный корм для кошек-паучи:</text:p>
            <text:p>Изготовлен только из натуральных ингредиентов.</text:p>
            <text:p>Не содержит сою, искусственные консерванты, красители и ароматизаторы.</text:p>
            <text:p>Прекрасный баланс протеинов и жиров.</text:p>
            <text:p>Содержит все жизненно важные витамины и минералы, в идеальных пропорциях.</text:p>
            <text:p>Удобная и гигиеничная упаковка.</text:p>
            <text:p> </text:p>
            <text:p>Рекомендации по кормлению:</text:p>
            <text:p>кусочки в соусе можно скармливать в чистом виде или смешивать с сухими кормами. Перед употреблением продукт должен быть доведен до комнатной температуры.</text:p>
            <text:p> </text:p>
            <text:p>Состав:</text:p>
            <text:p>курица 42 %, утка 5 %, рис, модифицированный крахмал, масло тунца, вода.</text:p>
            <text:p> </text:p>
            <text:p>Содержание питательных веществ: </text:p>
            <text:p>сырой протеин 12 %</text:p>
            <text:p>сырой жир 1 %</text:p>
            <text:p>зола 1,5 %</text:p>
            <text:p>влажность 84 %</text:p>
          </table:table-cell>
          <table:table-cell office:value-type="string" calcext:value-type="string">
            <text:p>e328ad757382659330eea4c227cde326.jpg</text:p>
          </table:table-cell>
          <table:table-cell office:value-type="string" calcext:value-type="string">
            <text:p>https://yarvet.ru/catalog/korma_1/brit_sare_pauch_s_kuritsey_i_utkoy_80_gr/</text:p>
          </table:table-cell>
          <table:table-cell table:formula="of:=COM.MICROSOFT.CONCAT([.$I$1];[.F66])" office:value-type="string" office:string-value="http://tintin.ru/wp-content/uploads/2018/brit/e328ad757382659330eea4c227cde326.jpg" calcext:value-type="string">
            <text:p>http://tintin.ru/wp-content/uploads/2018/brit/e328ad757382659330eea4c227cde326.jpg</text:p>
          </table:table-cell>
          <table:table-cell/>
        </table:table-row>
        <table:table-row table:style-name="ro1">
          <table:table-cell office:value-type="float" office:value="100122" calcext:value-type="float">
            <text:p>100122</text:p>
          </table:table-cell>
          <table:table-cell office:value-type="string" calcext:value-type="string">
            <text:p>Брит Сare паучи для котят с курицей и сыром 80 гр</text:p>
          </table:table-cell>
          <table:table-cell office:value-type="string" calcext:value-type="string">
            <text:p>Кошки &gt; Корма</text:p>
          </table:table-cell>
          <table:table-cell/>
          <table:table-cell office:value-type="string" calcext:value-type="string">
            <text:p>Пауч д/кошек "Курица и сыр" 80гр*24</text:p>
            <text:p>Консервированный корм для кошек курица с сыром, кусочки в соусе, пауч</text:p>
            <text:p>Состав: Куриная грудка 42%, сыр 5%, рис, модифицированный крахмал, масло тунца, вода.</text:p>
            <text:p>Содержание питательных веществ: протеин 12%, жир 2%, зола 2%, влажность 83%.</text:p>
            <text:p>Не содержит сою, искусственные консерванты, красители и ароматизаторы.</text:p>
          </table:table-cell>
          <table:table-cell office:value-type="string" calcext:value-type="string">
            <text:p>d10f13be7a76caf085a2feff1bf3eb0c.jpg</text:p>
          </table:table-cell>
          <table:table-cell office:value-type="string" calcext:value-type="string">
            <text:p>https://yarvet.ru/catalog/korma_1/brit_sare_pauchi_dlya_kotyat_s_kuritsey_i_syrom_80_gr/</text:p>
          </table:table-cell>
          <table:table-cell table:formula="of:=COM.MICROSOFT.CONCAT([.$I$1];[.F67])" office:value-type="string" office:string-value="http://tintin.ru/wp-content/uploads/2018/brit/d10f13be7a76caf085a2feff1bf3eb0c.jpg" calcext:value-type="string">
            <text:p>http://tintin.ru/wp-content/uploads/2018/brit/d10f13be7a76caf085a2feff1bf3eb0c.jpg</text:p>
          </table:table-cell>
          <table:table-cell/>
        </table:table-row>
        <table:table-row table:style-name="ro25">
          <table:table-cell office:value-type="float" office:value="132607" calcext:value-type="float">
            <text:p>132607</text:p>
          </table:table-cell>
          <table:table-cell office:value-type="string" calcext:value-type="string">
            <text:p>Брит Care Cat Angel Delighted <text:s/>для пожилых кошек, 2кг</text:p>
          </table:table-cell>
          <table:table-cell office:value-type="string" calcext:value-type="string">
            <text:p>Кошки &gt; Корма</text:p>
          </table:table-cell>
          <table:table-cell/>
          <table:table-cell office:value-type="string" calcext:value-type="string">
            <text:p>Специально разработанные хрустящие гранулы рациона поддерживают здоровый аппетит, мотивируют кошку жевать и бережно обращаются со слабыми зубами</text:p>
            <text:p>Рацион содержит минимум жира и много натуральных волокон, помогает питомцу избежать набора лишнего веса и поддержать хорошую физическую форму</text:p>
            <text:p>Низкое содержание магния поддерживает оптимальный pH мочи и заботится о здоровье мочевыводящей системы животного</text:p>
            <text:p/>
            <text:p>Преимущества Brit Care Cat Angel Delighted Senior</text:p>
            <text:p>Сбалансированный минеральный гипоаллергенный состав</text:p>
            <text:p>Высокое содержание мяса (18% дегидрированной курицы, 15% куриного филе, 12% дегидрированной индейки)</text:p>
            <text:p>Содержит пребиотики - маннано-олигосахариды и фрукто-олигосахариды. Они защищают пищеварительный тракт от патогенной микрофлоры, поддерживают полезную для кишечника микрофлору и улучшают работу кишечника</text:p>
            <text:p>Органическая форма селена в комбинации с витамином Е улучшают иммунитет и действуют как фактор, замедляющий старение организма</text:p>
            <text:p>Содержание оптимальной порции Омега-3-6 жирных кислот и цинка обеспечивает здоровье кожи и блестящую мягкую шерсть</text:p>
            <text:p>Витамин С, гексаметафосфат натрия, кальций и фосфор укрепляют зубы, а оптимальная форма и структура гранул корма  помогает очистить эмаль от налета и предупреждает возникновение зубного камня</text:p>
            <text:p>Экстракт облепихи крушиновидной обладает противовоспалительным и антибактериальным действием, а также обеспечивает защиту мочевыводящих путей и почек</text:p>
          </table:table-cell>
          <table:table-cell office:value-type="string" calcext:value-type="string">
            <text:p>a4e63089e77c958ba35c631d2ce903ad.jpg</text:p>
          </table:table-cell>
          <table:table-cell office:value-type="string" calcext:value-type="string">
            <text:p>https://yarvet.ru/catalog/korma_1/brit_care_cat_angel_delighted_dlya_pozhilykh_koshek_2kg/</text:p>
          </table:table-cell>
          <table:table-cell table:formula="of:=COM.MICROSOFT.CONCAT([.$I$1];[.F68])" office:value-type="string" office:string-value="http://tintin.ru/wp-content/uploads/2018/brit/a4e63089e77c958ba35c631d2ce903ad.jpg" calcext:value-type="string">
            <text:p>http://tintin.ru/wp-content/uploads/2018/brit/a4e63089e77c958ba35c631d2ce903ad.jpg</text:p>
          </table:table-cell>
          <table:table-cell/>
        </table:table-row>
        <table:table-row table:style-name="ro25">
          <table:table-cell office:value-type="float" office:value="132608" calcext:value-type="float">
            <text:p>132608</text:p>
          </table:table-cell>
          <table:table-cell office:value-type="string" calcext:value-type="string">
            <text:p>Брит Care Cat Angel Delighted Senior для пожилых кошек <text:s/>400 г </text:p>
          </table:table-cell>
          <table:table-cell office:value-type="string" calcext:value-type="string">
            <text:p>Кошки &gt; Корма</text:p>
          </table:table-cell>
          <table:table-cell/>
          <table:table-cell office:value-type="string" calcext:value-type="string">
            <text:p>Специально разработанные хрустящие гранулы рациона поддерживают здоровый аппетит, мотивируют кошку жевать и бережно обращаются со слабыми зубами</text:p>
            <text:p>Рацион содержит минимум жира и много натуральных волокон, помогает питомцу избежать набора лишнего веса и поддержать хорошую физическую форму</text:p>
            <text:p>Низкое содержание магния поддерживает оптимальный pH мочи и заботится о здоровье мочевыводящей системы животного</text:p>
            <text:p/>
            <text:p>Преимущества Brit Care Cat Angel Delighted Senior</text:p>
            <text:p>- Сбалансированный минеральный гипоаллергенный состав</text:p>
            <text:p>- Высокое содержание мяса (18% дегидрированной курицы, 15% куриного филе, 12% дегидрированной индейки)</text:p>
            <text:p>- Содержит пребиотики - маннано-олигосахариды и фрукто-олигосахариды. Они защищают пищеварительный тракт от патогенной микрофлоры, поддерживают полезную для кишечника микрофлору и улучшают работу кишечника</text:p>
            <text:p>- Органическая форма селена в комбинации с витамином Е улучшают иммунитет и действуют как фактор, замедляющий старение организма</text:p>
            <text:p>- Содержание оптимальной порции Омега-3-6 жирных кислот и цинка обеспечивает здоровье кожи и блестящую мягкую шерсть</text:p>
            <text:p> - Витамин С, гексаметафосфат натрия, кальций и фосфор укрепляют зубы, а оптимальная форма и структура гранул корма  помогает очистить эмаль от налета и предупреждает возникновение зубного камня</text:p>
            <text:p>- Экстракт облепихи крушиновидной обладает противовоспалительным и антибактериальным действием, а также обеспечивает защиту мочевыводящих путей и почек</text:p>
          </table:table-cell>
          <table:table-cell office:value-type="string" calcext:value-type="string">
            <text:p>04e357e5b4ecf9af075f5a88f448ac16.jpg</text:p>
          </table:table-cell>
          <table:table-cell office:value-type="string" calcext:value-type="string">
            <text:p>https://yarvet.ru/catalog/korma_1/brit_care_cat_angel_delighted_senior_dlya_pozhilykh_koshek_400_g_/</text:p>
          </table:table-cell>
          <table:table-cell table:formula="of:=COM.MICROSOFT.CONCAT([.$I$1];[.F69])" office:value-type="string" office:string-value="http://tintin.ru/wp-content/uploads/2018/brit/04e357e5b4ecf9af075f5a88f448ac16.jpg" calcext:value-type="string">
            <text:p>http://tintin.ru/wp-content/uploads/2018/brit/04e357e5b4ecf9af075f5a88f448ac16.jpg</text:p>
          </table:table-cell>
          <table:table-cell/>
        </table:table-row>
        <table:table-row table:style-name="ro1">
          <table:table-cell office:value-type="float" office:value="132614" calcext:value-type="float">
            <text:p>132614</text:p>
          </table:table-cell>
          <table:table-cell office:value-type="string" calcext:value-type="string">
            <text:p>Брит Care Cat Cheeky Outdoor для активных кошек и кошек уличного содержания 400 г </text:p>
          </table:table-cell>
          <table:table-cell office:value-type="string" calcext:value-type="string">
            <text:p>Кошки &gt; Корма</text:p>
          </table:table-cell>
          <table:table-cell/>
          <table:table-cell office:value-type="string" calcext:value-type="string">
            <text:p>Brit Care Cheeky Outdoor – гипоаллергенный корм с олениной и рисом для взрослых активных кошек и кошек, гуляющих на улице.</text:p>
            <text:p/>
            <text:p>СОСТАВ</text:p>
            <text:p/>
            <text:p>Оленина (18%), дегидрированная курица (16%), куриное филе (12%), рис, куриный жир (консервирован токоферолами), рисовые отруби, сушеные яблоки, куриная печень (2%), лососевое масло, пивные дрожжи, глюкозамина сульфат (260 мг/кг), хондроитина сульфат (160 мг/кг), маннанолигосахариды (155 мг/кг), фрукто-олигосахариды (125 мг/кг), экстракт юкки Шидигера (Yucca schidigera) (85 мг/кг), облепиха крушиновидная (50 мг/кг).</text:p>
          </table:table-cell>
          <table:table-cell office:value-type="string" calcext:value-type="string">
            <text:p>d706f494d0b0b928a8dbb759cc74f02c.jpg</text:p>
          </table:table-cell>
          <table:table-cell office:value-type="string" calcext:value-type="string">
            <text:p>https://yarvet.ru/catalog/korma_1/brit_care_cat_cheeky_outdoor_dlya_aktivnykh_koshek_i_koshek_ulichnogo_soderzhaniya_400_g_/</text:p>
          </table:table-cell>
          <table:table-cell table:formula="of:=COM.MICROSOFT.CONCAT([.$I$1];[.F70])" office:value-type="string" office:string-value="http://tintin.ru/wp-content/uploads/2018/brit/d706f494d0b0b928a8dbb759cc74f02c.jpg" calcext:value-type="string">
            <text:p>http://tintin.ru/wp-content/uploads/2018/brit/d706f494d0b0b928a8dbb759cc74f02c.jpg</text:p>
          </table:table-cell>
          <table:table-cell/>
        </table:table-row>
        <table:table-row table:style-name="ro9">
          <table:table-cell office:value-type="string" calcext:value-type="string">
            <text:p>132629А/5-18</text:p>
          </table:table-cell>
          <table:table-cell office:value-type="string" calcext:value-type="string">
            <text:p>Брит Care Cat Cocco Gourmand беззерновой, для кошек-гурманов <text:s/>400 г + Жевательные колбаски Молина в подарок</text:p>
          </table:table-cell>
          <table:table-cell office:value-type="string" calcext:value-type="string">
            <text:p>Кошки &gt; Корма</text:p>
          </table:table-cell>
          <table:table-cell/>
          <table:table-cell office:value-type="string" calcext:value-type="string">
            <text:p>Высокое содержание мяса (25% дегидрированной утки, 15% муки из лосося, 10% дегидрированной курицы) Сбалансированный минеральный состав. Облепиха крушиновидная, обладающая противовоспалительным и антибактериальным действием. А также обеспечивает защиту мочевыводящей системы. Гипоаллергенный состав. Витамин С и гексаметафосфат натрия. Кошачья мята повышает привлекательность корма для привередливых в еде кошек. Она имеет просто неотразимый запах. В корме много мяса и нет злаков, что очень благоприятно для кошек с чувствительным пищеварением. Аргинин и таурин, входящие в состав Брит Кеа Кэт Коко Гурман, обеспечивают функционирование жизненно важных систем.Состав: дегидрировання утка (25%), сушеный картофель, мука из лосося (15%), мука из картофеля, дегидрированная курица (10%), куриный жир (консервирован токоферолами), гидролизованный белок лосося (4%), сушеные яблоки, лососевое масло (3%), куриная печень (2%), пивные дрожжи, маннан-олигосахариды (155 мг/кг), фрукто-олигосахариды (125 мг/кг), экстракт юкки Шидигера (Yucca schidigera) (85 мг/кг), кошачья мята (50 мг/кг), облепиха крушиновидная (50 мг/кг). Гарантированный анализ: сырой белок 40%, сырой жир 19%, сырая клетчатка 3,5%, сырая зола 6,2%, влага 10%, кальций 1,2%, фосфор 0,9%, натрий 0,4%, магний 0,06%. Питательные добавки на 1 кг: витамин A (E672) 22 500 МЕ, витамин D3 (E671) 900 МЕ, витамин E (3a700) 650 мг, витамин C (E300) 300 мг, таурин 2 300 мг, холина хлорид 2 100 мг, L-карнитин 65 мг, ниацин 40 мг, биотин 1,8 мг, цинк (E6) 150 мг, марганец (E5) 56 мг, железо (E1) 47 мг, медь (E4) 11 мг, йод (E2) 3,7 мг, селен (E8) 0,23 мг, DL-метионин (3.1.1.) 13 мг, аргинин (3c3.6.1) 11 мг, L-лизин (3.2.3.) 9 мг, натрия гексаметафосфат (E452i) 710 мг. омега-3: 0,66%, омега-6: 2,67%. Энергетическая ценность: 4 200 ккал/кг.</text:p>
          </table:table-cell>
          <table:table-cell office:value-type="string" calcext:value-type="string">
            <text:p>960d601d8120602f8c5ab84999919edb.jpg</text:p>
          </table:table-cell>
          <table:table-cell office:value-type="string" calcext:value-type="string">
            <text:p>https://yarvet.ru/catalog/korma_1/brit_care_cat_cocco_gourmand_bezzernovoy_dlya_koshek_gurmanov_400_g_zhevatelnye_kolbaski_molina_v_po/</text:p>
          </table:table-cell>
          <table:table-cell table:formula="of:=COM.MICROSOFT.CONCAT([.$I$1];[.F71])" office:value-type="string" office:string-value="http://tintin.ru/wp-content/uploads/2018/brit/960d601d8120602f8c5ab84999919edb.jpg" calcext:value-type="string">
            <text:p>http://tintin.ru/wp-content/uploads/2018/brit/960d601d8120602f8c5ab84999919edb.jpg</text:p>
          </table:table-cell>
          <table:table-cell/>
        </table:table-row>
        <table:table-row table:style-name="ro9">
          <table:table-cell office:value-type="float" office:value="132600" calcext:value-type="float">
            <text:p>132600</text:p>
          </table:table-cell>
          <table:table-cell office:value-type="string" calcext:value-type="string">
            <text:p>Брит Care Cat Crazy Kitten для котят, беременных и кормящих кошек 7 кг</text:p>
          </table:table-cell>
          <table:table-cell office:value-type="string" calcext:value-type="string">
            <text:p>Кошки &gt; Корма</text:p>
          </table:table-cell>
          <table:table-cell/>
          <table:table-cell office:value-type="string" calcext:value-type="string">
            <text:p>Высокое содержание мяса (25% дегидрированной курицы, 22% куриного филе). Сбалансированный минеральный состав. Облепиха крушиновидная, обладающая противовоспалительным и антибактериальным действием. А также обеспечивает защиту мочевыводящей системы. Гипоаллергенный состав. Витамин С и гексаметафосфат натрия. Хорошо усваиваемые протеины улучшают развитие мускулатуры. Правильный баланс ДПА и ЭПА в Брит Кеа Кэт Крейзи Киттен поддерживает развитие мозга. Пребиотики и витамин С укрепляют иммунную систему.Состав: дегидрированная курица (25%), филе курицы (22%), рис, куриный жир (консервирован токоферолами), рисовые отруби, сушеные яблоки, лососевое масло (3%), куриная печень (2%), пивные дрожжи, Маннан-олигосахариды (165 мг/кг), фруктоолигосахариды (135 мг/кг), экстракт юкки Шидигера (Yucca Schidigera) (90 мг/кг), облепиха крушиновидная (50 мг/кг). Гарантированный анализ: сырой белок 38%, сырой жир 20%, сырая клетчатка 2,5%, сырая зола 5,5%, влага 10%, кальций 1,4%, фосфор 0,9%, натрий 0,2%, магний 0,08%. Питательные добавки на 1 кг: витамин A (E672) 25 000 МЕ, витамин D3 (E671) 1 000 МЕ, витамин E (3a700) 750 мг, витамин C (E300) 350 мг, таурин 2 500 мг, холина хлорид 2 300 мг, L-карнитин 70 мг, ниацин 45 мг, биотин 2 мг, цинк (E6) 160 мг, марганец (E5) 60 мг, железо (E1) 50 мг, медь (E4) 12 мг, йод (E2) 4 мг, селен (E8) 0,25 мг, DL-метионин (3.1.1.) 15 мг, аргинин (3c3.6.1) 12 мг, L-лизин (3.2.3.) 10 мг, натрия гексаметафосфат (E452i) 710 мг. Омега-3: 0,36%, омега-6: 2,75%. эйкозапентаеновая кислота: 0,1%, докозагексаеновая кислота: 0,14%. Энергетическая ценность: 4 400 ккал/кг.</text:p>
          </table:table-cell>
          <table:table-cell office:value-type="string" calcext:value-type="string">
            <text:p>ce97d0efdd7d5463e3f307c970fa558e.jpg</text:p>
          </table:table-cell>
          <table:table-cell office:value-type="string" calcext:value-type="string">
            <text:p>https://yarvet.ru/catalog/korma_1/brit_care_cat_crazy_kitten_dlya_kotyat_beremennykh_i_kormyashchikh_koshek_7_kg/</text:p>
          </table:table-cell>
          <table:table-cell table:formula="of:=COM.MICROSOFT.CONCAT([.$I$1];[.F72])" office:value-type="string" office:string-value="http://tintin.ru/wp-content/uploads/2018/brit/ce97d0efdd7d5463e3f307c970fa558e.jpg" calcext:value-type="string">
            <text:p>http://tintin.ru/wp-content/uploads/2018/brit/ce97d0efdd7d5463e3f307c970fa558e.jpg</text:p>
          </table:table-cell>
          <table:table-cell/>
        </table:table-row>
        <table:table-row table:style-name="ro9">
          <table:table-cell office:value-type="string" calcext:value-type="string">
            <text:p>132605А/5-18</text:p>
          </table:table-cell>
          <table:table-cell office:value-type="string" calcext:value-type="string">
            <text:p>Брит Care Cat Lucky Vital Adult для взрослых кошек 400 г + жевательные колбаски Молина в подарок</text:p>
          </table:table-cell>
          <table:table-cell office:value-type="string" calcext:value-type="string">
            <text:p>Кошки &gt; Корма</text:p>
          </table:table-cell>
          <table:table-cell/>
          <table:table-cell office:value-type="string" calcext:value-type="string">
            <text:p>Витамин С и гексаметафосфат натрия заботятся о состоянии зубов и предотвращают образование зубного камняВолокна подорожника улучшают процесс пищеварения, чистят кишечник и ускоряют обмен веществАргинин и таурин ускоряют кровоток, расширяют сосуды, способствуют быстрому росту мышц и благоприятно воздействуют на скорость синтеза белкаПреимущества Brit Care Cat Lucky Vital Adult - Сбалансированный минеральный гипоаллергенный состав - Высокое содержание мяса (22% дегидрированной курицы, 20% куриного филе, 6% дегидрированной индейки) - Содержит пребиотики - маннано-олигосахариды и фрукто-олигосахариды. Они защищают пищеварительный тракт от патогенной микрофлоры, поддерживают полезную для кишечника микрофлору и улучшают работу кишечника - Органическая форма селена в комбинации с витамином Е улучшают иммунитет и действуют как фактор, замедляющий старение организма - Содержание оптимальной порции Омега-3-6 жирных кислот и цинка обеспечивает здоровье кожи и блестящую мягкую шерсть - Экстракт облепихи крушиновидной обладает противовоспалительным и антибактериальным действием, а также обеспечивает защиту мочевыводящих путей и почек</text:p>
          </table:table-cell>
          <table:table-cell office:value-type="string" calcext:value-type="string">
            <text:p>1b2b452463cc4b63137c0dc2ece602b9.jpg</text:p>
          </table:table-cell>
          <table:table-cell office:value-type="string" calcext:value-type="string">
            <text:p>https://yarvet.ru/catalog/korma_1/brit_care_cat_lucky_vital_adult_dlya_vzroslykh_koshek_400_g_zhevatelnye_kolbaski_molina_v_podarok/</text:p>
          </table:table-cell>
          <table:table-cell table:formula="of:=COM.MICROSOFT.CONCAT([.$I$1];[.F73])" office:value-type="string" office:string-value="http://tintin.ru/wp-content/uploads/2018/brit/1b2b452463cc4b63137c0dc2ece602b9.jpg" calcext:value-type="string">
            <text:p>http://tintin.ru/wp-content/uploads/2018/brit/1b2b452463cc4b63137c0dc2ece602b9.jpg</text:p>
          </table:table-cell>
          <table:table-cell/>
        </table:table-row>
        <table:table-row table:style-name="ro26">
          <table:table-cell office:value-type="float" office:value="132618" calcext:value-type="float">
            <text:p>132618</text:p>
          </table:table-cell>
          <table:table-cell office:value-type="string" calcext:value-type="string">
            <text:p>Брит Care Cat Sunny Beautiful Hair для кошек уход за кожей и шерстью, 7 кг</text:p>
          </table:table-cell>
          <table:table-cell office:value-type="string" calcext:value-type="string">
            <text:p>Кошки &gt; Корма</text:p>
          </table:table-cell>
          <table:table-cell/>
          <table:table-cell office:value-type="string" calcext:value-type="string">
            <text:p>Гипоаллергенная рецептура для длинношерстных кошек и кошек с шерстью, требующей особого ухода.</text:p>
            <text:p/>
            <text:p>Особенности:</text:p>
            <text:p/>
            <text:p>Содержит жир лосося, органический цинк и сбалансированное количество полиненасыщенных жирных кислот Омега-3 и Омега-6 для здоровой кожи и красивой, мягкой шерсти</text:p>
            <text:p>Содержит масло лосося и органическую форму цинка, которые поддерживают здоровье кожи и поддерживает шерсть густой и блестящей</text:p>
            <text:p>Содержит пребиотики маннан-олигосахариды и фрукто-олигосахариды, которые защищают пищеварительный тракт от патогенной микрофлоры и поддерживают рост полезной для кишечника микрофлоры, улучшают функции кишечника, повышают иммунитет</text:p>
            <text:p>Органическая форма селена в комбинации с витамином Е улучшают иммунитет и действуют как фактор, замедляющий старение</text:p>
            <text:p>Минеральные вещества, оптимальная форма и структура сухого корма благотворно влияют на состояние зубов и предупреждают возникновение зубного камня</text:p>
            <text:p>Жирные кислоты Омега-3 и Омега-6 способствуют хорошему состоянию кожи и шерсти</text:p>
            <text:p>Кислота Омега-3 снижает концентрацию холестерина в крови, является эффективным средством для профилактики онкологических заболеваний, уменьшает проявление аллергии, нормализует процесс линьки</text:p>
            <text:p>Омега-6 поддерживает эластичность кожи и улучшает состояние шерстного покрова. </text:p>
            <text:p>Состав:</text:p>
            <text:p/>
            <text:p>Мука из мяса курицы, лососина, куриный протеин дегидрированный, рис, кукуруза, жир домашней птицы (консервированный токоферолами), масло лосося, натуральные ароматизаторы, сушеные яблоки, пивные дрожжи, минеральные вещества, мананоолигосахариды (150 мг/кг), фруктоолигосахариды (100 мг/кг), экстракт юкки шидигеры (80 мг/кг), органическая медь, органический цинк, органический селен.</text:p>
            <text:p/>
            <text:p>Анализ:</text:p>
            <text:p/>
            <text:p>Протеин..................................35%</text:p>
            <text:p>Жиры......................................15%</text:p>
            <text:p>Клетчатка................................4%</text:p>
            <text:p>Зола........................................7,5%</text:p>
            <text:p>Влага.......................................10%</text:p>
            <text:p>Кальций...................................1,3%</text:p>
            <text:p>Фосфор.....................................1%</text:p>
            <text:p>Натрий......................................0,2%</text:p>
            <text:p>Магний......................................0,8%</text:p>
            <text:p/>
            <text:p>Добавки:</text:p>
            <text:p>Витамин А..................................30 000 МЕ</text:p>
            <text:p>Витамин D3................................2 000 МЕ</text:p>
            <text:p>Витамин Е (а-такоферол)............600 мг/t</text:p>
            <text:p>Таурин.......................................1 500 мг</text:p>
            <text:p>Никотиновая кислота..................22 мг</text:p>
            <text:p>Витамин К3.................................1 мг</text:p>
            <text:p>Витамин В1.................................2,5 мг</text:p>
            <text:p>Витамин В2.................................3 мг</text:p>
            <text:p>Витамин В6..................................2 мг</text:p>
            <text:p>Витамин В12................................0,02 мг</text:p>
            <text:p>Кальция пантотенат.....................5 мг</text:p>
            <text:p>Биотин.........................................1,5 мг</text:p>
            <text:p>Фолиевая кислота........................0,2 мг</text:p>
            <text:p>Цинк............................................40 мг</text:p>
            <text:p>Железо........................................36 мг</text:p>
            <text:p>Медь............................................20 мг</text:p>
            <text:p>Марганец......................................15 мг</text:p>
            <text:p>Йод...............................................0,38 мг</text:p>
            <text:p>Кобальт.........................................0,2 мг</text:p>
            <text:p>Селен............................................0,3 мг</text:p>
          </table:table-cell>
          <table:table-cell office:value-type="string" calcext:value-type="string">
            <text:p>5bd653c1174ce9b66f079c6e13b54236.jpg</text:p>
          </table:table-cell>
          <table:table-cell office:value-type="string" calcext:value-type="string">
            <text:p>https://yarvet.ru/catalog/korma_1/brit_care_cat_sunny_beautiful_hair_dlya_koshek_ukhod_za_kozhey_i_sherstyu_7_kg/</text:p>
          </table:table-cell>
          <table:table-cell table:formula="of:=COM.MICROSOFT.CONCAT([.$I$1];[.F74])" office:value-type="string" office:string-value="http://tintin.ru/wp-content/uploads/2018/brit/5bd653c1174ce9b66f079c6e13b54236.jpg" calcext:value-type="string">
            <text:p>http://tintin.ru/wp-content/uploads/2018/brit/5bd653c1174ce9b66f079c6e13b54236.jpg</text:p>
          </table:table-cell>
          <table:table-cell/>
        </table:table-row>
        <table:table-row table:style-name="ro14">
          <table:table-cell office:value-type="float" office:value="513000" calcext:value-type="float">
            <text:p>513000</text:p>
          </table:table-cell>
          <table:table-cell office:value-type="string" calcext:value-type="string">
            <text:p>Брит Care Cat Tobby для кошек крупных пород <text:s/>400 г</text:p>
          </table:table-cell>
          <table:table-cell office:value-type="string" calcext:value-type="string">
            <text:p>Кошки &gt; Корма</text:p>
          </table:table-cell>
          <table:table-cell/>
          <table:table-cell office:value-type="string" calcext:value-type="string">
            <text:p>Гипоаллергенный корм с уткой и рисом для взрослых кошек крупных пород (мейн-кун, сибирская кошка, норвежская лесная кошка, саванна, шаузи, рэгдолл, турецкий ван и американский бобтейл). Полнорационный корм для кошек.</text:p>
            <text:p>Состав: </text:p>
            <text:p>сушеная утка (35%), рис, куриный жир (консервирован токоферолами), сушеное яблоко, рисовые отруби, сушеная курица (6%), пивные дрожжи, куриная печень (2%), рыбий жир из лосося (1%), глюкозамина сульфат (260 мг/кг), хондроитина сульфат (160 мг/кг), маннанолигосахариды (155 мг/кг), фруктоолигосахариды (125 мг/кг), экстракт юкки (Yucca schidigera) (85 мг/кг), облепиха крушиновидная (50 мг/кг).</text:p>
            <text:p>Гарантированный анализ: </text:p>
            <text:p>cырой белок 32,0%, сырой жир 17,0%, сырая клетчатка 4,0%, сырая зола 6,2%, влага 10,0%, кальций 1,2%, фосфор 1,0%, натрий 0,2%, магний 0,07%.</text:p>
            <text:p>Питательные добавки на 1 кг: </text:p>
            <text:p>витамин А (Е672) 22 500 МЕ, витамин D3 (E671) 900 МЕ, витамин E (3a700) 650 мг, витамин C (E300) 200 мг, таурин 2 300 мг, холинхлорид 2 100 мг, L-карнитин 65 мг, ниацин 40 мг, биотин 1,8 мг, цинк (E6) 150 мг, марганец (E5) 56 мг, железо (E1) 47 мг, медь (E4) 11 мг, йод (E2) 3,7 мг, cелен (E8) 0,23 мг, DL-метионин (3c301) 13 мг, аргинин (3c3.6.1) 11 мг, L-лизин (3.2.3.) 9 мг, натрия гексаметафосфат (E452i) 710 мг.</text:p>
            <text:p>Омега-3: 0,26%</text:p>
            <text:p>Омега-6: 2,35%</text:p>
            <text:p>Энергетическая ценность: 3 900 ккал/кг</text:p>
          </table:table-cell>
          <table:table-cell office:value-type="string" calcext:value-type="string">
            <text:p>99b8dcf5d2c76d3dd10b0c0110211ff7.jpg</text:p>
          </table:table-cell>
          <table:table-cell office:value-type="string" calcext:value-type="string">
            <text:p>https://yarvet.ru/catalog/korma_1/brit_care_cat_tobby_dlya_koshek_krupnykh_porod_400_g/</text:p>
          </table:table-cell>
          <table:table-cell table:formula="of:=COM.MICROSOFT.CONCAT([.$I$1];[.F75])" office:value-type="string" office:string-value="http://tintin.ru/wp-content/uploads/2018/brit/99b8dcf5d2c76d3dd10b0c0110211ff7.jpg" calcext:value-type="string">
            <text:p>http://tintin.ru/wp-content/uploads/2018/brit/99b8dcf5d2c76d3dd10b0c0110211ff7.jpg</text:p>
          </table:table-cell>
          <table:table-cell/>
        </table:table-row>
        <table:table-row table:style-name="ro27">
          <table:table-cell office:value-type="string" calcext:value-type="string">
            <text:p>132602А/5-18</text:p>
          </table:table-cell>
          <table:table-cell office:value-type="string" calcext:value-type="string">
            <text:p>Брит Care Cat Сrаzy Kitten для котят, беременных и кормящих кошек, <text:s/>400 г + Жевательные колбаски Молина в подарок</text:p>
          </table:table-cell>
          <table:table-cell office:value-type="string" calcext:value-type="string">
            <text:p>Кошки &gt; Корма</text:p>
          </table:table-cell>
          <table:table-cell/>
          <table:table-cell office:value-type="string" calcext:value-type="string">
            <text:p>Гипоаллергенная рецептура для котят, молодых кошек, а также для беременных и кормящих кошек на основе высококачественных натуральных ингредиентов с высоким содержанием протеинов, жиров и питательных веществ.Особенности:Высокое содержание протеинов, жиров и питательных веществ способствует оптимальному росту и здоровому развитию костей, мышц и зубовСодержит пребиотики маннано-олигосахариды и фрукто-олигосахариды, которые защищают пищеварительный тракт от патогенной микрофлоры, поддерживают рост полезной для кишечника микрофлоры, улучшают функцию кишечника, повышают иммунитетОрганическая форма селена в комбинации с витамином Е улучшает иммунитет и действует как фактор, замедляющий старениеСбалансированное содержание омега-3 и омега-6 полиненасыщенных жирных кислот (4:1) и органический цинк обеспечивают здоровую кожу и блестящую мягкую шерстьМинеральные вещества, оптимальная форма и структура сухого корма благотворно влияют на развитие здоровых зубов и предотвращают возникновение зубного камняСостав:дегидрированная курица (25%), филе курицы (22%), рис, куриный жир (консервирован токоферолами), рисовыеотруби, сушеные яблоки, лососевое масло (3%), куриная печень (2%), пивные дрожжи, мананоолигосахариды (165 мг/кг), фруктоолигосахариды (135 мг/кг), экстракт юкки Шидигера (Yucca Schidigera) (90 мг/кг), облепиха крушиновидная (50 мг/кг).Анализ: сырой протеин.............................38%сырой жир...................................20%влага...........................................10%сырая зола...................................5,5%сырая клетчатка...........................2,5%кальций.......................................1,4%фосфор.........................................0,9%Марганец......................................0,08%натрий...........................................0,2%</text:p>
            <text:p>Добавки: </text:p>
            <text:p/>
            <text:p>витамин A 25 000 IU</text:p>
            <text:p/>
            <text:p/>
            <text:p>витамин D3 1000 IU</text:p>
            <text:p/>
            <text:p/>
            <text:p>витамин E (альфатокоферол) 750 IU</text:p>
            <text:p/>
            <text:p/>
            <text:p>E6 цинк 160 mg</text:p>
            <text:p/>
            <text:p/>
            <text:p>E1 железо 50 mg</text:p>
            <text:p/>
            <text:p/>
            <text:p>E5 марганец 60 mg</text:p>
            <text:p/>
            <text:p/>
            <text:p>E2 йод 4 mg</text:p>
            <text:p/>
            <text:p/>
            <text:p>E4 медь 12 mg</text:p>
            <text:p/>
            <text:p/>
            <text:p>E8 селен 0.25 mg</text:p>
            <text:p/>
            <text:p/>
            <text:p>биотин 2 mg</text:p>
            <text:p/>
            <text:p/>
            <text:p>холина хлорид 2 300 mg</text:p>
            <text:p/>
            <text:p/>
            <text:p>таурин 2 500 mg</text:p>
          </table:table-cell>
          <table:table-cell office:value-type="string" calcext:value-type="string">
            <text:p>f78a6f74f19318ccf858ed81a39771a9.jpg</text:p>
          </table:table-cell>
          <table:table-cell office:value-type="string" calcext:value-type="string">
            <text:p>https://yarvet.ru/catalog/korma_1/brit_care_cat_srazy_kitten_dlya_kotyat_beremennykh_i_kormyashchikh_koshek_400_g_zhevatelnye_kolbaski/</text:p>
          </table:table-cell>
          <table:table-cell table:formula="of:=COM.MICROSOFT.CONCAT([.$I$1];[.F76])" office:value-type="string" office:string-value="http://tintin.ru/wp-content/uploads/2018/brit/f78a6f74f19318ccf858ed81a39771a9.jpg" calcext:value-type="string">
            <text:p>http://tintin.ru/wp-content/uploads/2018/brit/f78a6f74f19318ccf858ed81a39771a9.jpg</text:p>
          </table:table-cell>
          <table:table-cell/>
        </table:table-row>
        <table:table-row table:style-name="ro12">
          <table:table-cell office:value-type="float" office:value="132743" calcext:value-type="float">
            <text:p>132743</text:p>
          </table:table-cell>
          <table:table-cell office:value-type="string" calcext:value-type="string">
            <text:p>Брит Care Dog Champion с лососём, сельдью и рисом для выставочных собак 3 кг</text:p>
          </table:table-cell>
          <table:table-cell office:value-type="string" calcext:value-type="string">
            <text:p>Собаки &gt; Корма</text:p>
          </table:table-cell>
          <table:table-cell/>
          <table:table-cell office:value-type="string" calcext:value-type="string">
            <text:p>Полнорационный гипоаллергенный корм с лососем и сельдью для поддержания выставочных собак в отличной форме.</text:p>
            <text:p/>
            <text:p>Состав: Сушеный лосось (35%), рис (32%), сушеная сельдь (10%), куриный жир (консервирован токоферолами), белок лосося (5%), рыбий жир лососевых рыб (4%), сушеное яблоко, натуральные ароматизаторы, пивные дрожжи, масло примулы вечерней (1%),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120 мг/кг), инулин (110 мг/кг), молочный чертополох (90 мг/кг).</text:p>
            <text:p/>
            <text:p>Гарантированный анализ: Сырой белок 26%, сырой жир 16%, влага 10%, сырая зола 6,5%, сырая клетчатка 2,5%, кальций 1,2%, фосфор 0,9%.</text:p>
            <text:p/>
            <text:p>Питательные добавки на 1 кг: Витамин A (E672) 23 000 МЕ, витамин D3 (E671) 1 800 МЕ, витамин Е (α-токоферол) (3a700) 600 мг, витамин C (E300) 300 мг, холина хлорид 700 мг, биотин 0,75 мг, витамин В1 1,2 мг, витамин В2 4,5 мг, ниацинамид (3a315) 15 мг, пантотенат кальция 12 мг, витамин В6 (3a831) 1,2 мг, фолиевая кислота (3a316) 0,6 мг, витамин В12 0,05 мг, цинк (E6) 100 мг, железо (E1) 90 мг, марганец (E5) 45 мг, йод (E2) 0,8 мг, медь (E4) 18 мг, селен (3b8.10) 0,3 мг.</text:p>
            <text:p/>
            <text:p>Энергетическая ценность 3 880 ккал/кг, Омега-3: 0,97%, Омега-6: 2,25%.</text:p>
          </table:table-cell>
          <table:table-cell office:value-type="string" calcext:value-type="string">
            <text:p>c568bafe53244cb4c1800ccb6db716de.jpg</text:p>
          </table:table-cell>
          <table:table-cell office:value-type="string" calcext:value-type="string">
            <text:p>https://yarvet.ru/catalog/korma_1/brit_care_dog_champion_s_lososyem_seldyu_i_risom_dlya_vystavochnykh_sobak_3_kg/</text:p>
          </table:table-cell>
          <table:table-cell table:formula="of:=COM.MICROSOFT.CONCAT([.$I$1];[.F77])" office:value-type="string" office:string-value="http://tintin.ru/wp-content/uploads/2018/brit/c568bafe53244cb4c1800ccb6db716de.jpg" calcext:value-type="string">
            <text:p>http://tintin.ru/wp-content/uploads/2018/brit/c568bafe53244cb4c1800ccb6db716de.jpg</text:p>
          </table:table-cell>
          <table:table-cell/>
        </table:table-row>
        <table:table-row table:style-name="ro16">
          <table:table-cell office:value-type="float" office:value="132377" calcext:value-type="float">
            <text:p>132377</text:p>
          </table:table-cell>
          <table:table-cell office:value-type="string" calcext:value-type="string">
            <text:p>Брит Care L для молодых собак и щенков крупных пород, 18 кг</text:p>
          </table:table-cell>
          <table:table-cell office:value-type="string" calcext:value-type="string">
            <text:p>Собаки &gt; Корма</text:p>
          </table:table-cell>
          <table:table-cell/>
          <table:table-cell office:value-type="string" calcext:value-type="string">
            <text:p>Для собак крупных пород очень важно правильное "поэтапное" питание в период роста.</text:p>
            <text:p>Период роста у собак крупных пород длится до двух лет, это более длительный процесс, чем у мелких и средних пород. Поэтому первые три месяца у щенков крупных пород повышенная потребность в белках и энергии, что необходимо для правильного формирования костей и мышц.</text:p>
            <text:p>Для взрослых собак крупных пород необходимо высокое содержание в корме антиоксидантов хондропротектов для здоровья суставов.</text:p>
            <text:p>Собаки крупных пород очень часто имеют чувствительный желудочно-кишечный тракт, поэтому для них очень важно содержание пребиотиков в корме, так как они улучшают здоровье кишечной флоры и поддерживают нормальное функционирование желудочно-кишечного тракта.</text:p>
            <text:p/>
            <text:p>Состав: </text:p>
            <text:p>мука из мяса курицы (40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аноолигосахариды (150 мг/кг), фруктоолигосахариды (100 мг/кг), экстракт юкки шидигеры (80 мг/кг), органическая медь, органический цинк, органический селен.</text:p>
            <text:p> </text:p>
            <text:p> </text:p>
            <text:p>Аналитические составляющие:</text:p>
            <text:p>сырой протеин 26,0 %</text:p>
            <text:p>сырой жир 14,0 %</text:p>
            <text:p>влага 10,0 %</text:p>
            <text:p>сырая зола 6,5 %</text:p>
            <text:p>сырая клетчатка 2,2 %</text:p>
            <text:p>кальций 1,5 %</text:p>
            <text:p>фосфор 1,1 %</text:p>
            <text:p/>
            <text:p>Энергетическая ценность: 4 144 ккал/кг</text:p>
            <text:p/>
            <text:p>Пищевые добавки на 1 кг:</text:p>
            <text:p>витамин A 15 000 МЕ</text:p>
            <text:p>витамин D3 1 500 МЕ</text:p>
            <text:p>витамин E (α-токоферол) 500 мг</text:p>
            <text:p>Е1 железо 80 мг</text:p>
            <text:p>Е6 цинк 70 мг </text:p>
            <text:p>Е5 марганец 36 мг</text:p>
            <text:p>Е4 медь 20 мг</text:p>
            <text:p>Е2 йод 0,65 мг</text:p>
            <text:p>Е8 селен 0,2 мг</text:p>
          </table:table-cell>
          <table:table-cell office:value-type="string" calcext:value-type="string">
            <text:p>6c70cffbee948ae2e665ba874fb94366.jpg</text:p>
          </table:table-cell>
          <table:table-cell office:value-type="string" calcext:value-type="string">
            <text:p>https://yarvet.ru/catalog/korma_1/brit_care_l_dlya_molodykh_sobak_i_shchenkov_krupnykh_porod_18_kg/</text:p>
          </table:table-cell>
          <table:table-cell table:formula="of:=COM.MICROSOFT.CONCAT([.$I$1];[.F78])" office:value-type="string" office:string-value="http://tintin.ru/wp-content/uploads/2018/brit/6c70cffbee948ae2e665ba874fb94366.jpg" calcext:value-type="string">
            <text:p>http://tintin.ru/wp-content/uploads/2018/brit/6c70cffbee948ae2e665ba874fb94366.jpg</text:p>
          </table:table-cell>
          <table:table-cell/>
        </table:table-row>
        <table:table-row table:style-name="ro9">
          <table:table-cell office:value-type="float" office:value="132715" calcext:value-type="float">
            <text:p>132715</text:p>
          </table:table-cell>
          <table:table-cell office:value-type="string" calcext:value-type="string">
            <text:p>Брит Care Senior для собак старше 7 лет ягненок с рисом, 12 кг</text:p>
          </table:table-cell>
          <table:table-cell office:value-type="string" calcext:value-type="string">
            <text:p>Собаки &gt; Корма</text:p>
          </table:table-cell>
          <table:table-cell/>
          <table:table-cell office:value-type="string" calcext:value-type="string">
            <text:p>Полнорационный гипоаллергенный корм с ягненком и рисом для пожилых собак всех пород.Состав: мука из мяса ягненка (35%), рис (35%), сушеное яблоко, куриный жир (консервирован токоферолами), сушеный свекловичный жом, натуральные ароматизаторы, рыбий жир лососевых рыб (2%),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розмарин, гвоздика, цитрусовые, куркума, 150 мг/кг), фрукто-олигосахариды (100 мг/кг), юкка Шидигера (yucca schidigera) (100 мг/кг), инулин (90 мг/кг), молочный чертополох (75 мг/кг).Аналитические составляющие:сырой белок 25,0 %сырой жир 12,0 %влага 10,0 %сырая зола 7,0 %сырая клетчатка 4,2 %кальций 1,5 %фосфор 1,2 %Энергетическая ценность: 3 550 ккал/кг,Пищевые добавки на 1 кг:витамин A 20 000 МЕвитамин D3 1 500 МЕвитамин E (α-токоферол) 500 мгвитамин С 200 мгхолина хлорид 600 мгбиотин 0,6 мгвитамин В1 1,0 мгвитамин В2 4,0 мгниацинамид 12 мгпантотенат кальция 10 мгвитамин В6 1,0 мгфолиевая кислота 0,5 мгвитамин В12 0,04 мгЕ1 железо 70 мгЕ6 цинк 80 мг Е5 марганец 35 мгЕ4 медь 15 мгЕ2 йод 0,65 мгЕ8 селен 0,25 мг</text:p>
          </table:table-cell>
          <table:table-cell office:value-type="string" calcext:value-type="string">
            <text:p>14e07c1b81737d698c27b692db02098b.jpg</text:p>
          </table:table-cell>
          <table:table-cell office:value-type="string" calcext:value-type="string">
            <text:p>https://yarvet.ru/catalog/korma_1/brit_care_senior_dlya_sobak_starshe_7_let_yagnenok_s_risom_12_kg/</text:p>
          </table:table-cell>
          <table:table-cell table:formula="of:=COM.MICROSOFT.CONCAT([.$I$1];[.F79])" office:value-type="string" office:string-value="http://tintin.ru/wp-content/uploads/2018/brit/14e07c1b81737d698c27b692db02098b.jpg" calcext:value-type="string">
            <text:p>http://tintin.ru/wp-content/uploads/2018/brit/14e07c1b81737d698c27b692db02098b.jpg</text:p>
          </table:table-cell>
          <table:table-cell/>
        </table:table-row>
        <table:table-row table:style-name="ro7">
          <table:table-cell office:value-type="float" office:value="132716" calcext:value-type="float">
            <text:p>132716</text:p>
          </table:table-cell>
          <table:table-cell office:value-type="string" calcext:value-type="string">
            <text:p>Брит Care Senior для собак старше 7 лет ягненок с рисом, 3 кг</text:p>
          </table:table-cell>
          <table:table-cell office:value-type="string" calcext:value-type="string">
            <text:p>Собаки &gt; Корма</text:p>
          </table:table-cell>
          <table:table-cell/>
          <table:table-cell office:value-type="string" calcext:value-type="string">
            <text:p>Полнорационный гипоаллергенный корм с ягненком и рисом для пожилых собак всех пород.</text:p>
            <text:p/>
            <text:p>Состав: мука из мяса ягненка (35%), рис (35%), сушеное яблоко, куриный жир (консервирован токоферолами), сушеный свекловичный жом, натуральные ароматизаторы, рыбий жир лососевых рыб (2%), пивные дрожжи, гидролизованные панцири ракообразных (источник глюкозамина, 260 мг/кг), хрящевой экстракт (источник хондроитина, 160 мг/кг), маннан-олигосахариды (150 мг/кг), экстракт из трав и фруктов (розмарин, гвоздика, цитрусовые, куркума, 150 мг/кг), фрукто-олигосахариды (100 мг/кг), юкка Шидигера (yucca schidigera) (100 мг/кг), инулин (90 мг/кг), молочный чертополох (75 мг/кг).</text:p>
            <text:p>Аналитические составляющие:</text:p>
            <text:p>сырой белок 25,0 %</text:p>
            <text:p>сырой жир 12,0 %</text:p>
            <text:p>влага10,0 %</text:p>
            <text:p>сырая зола7,0 %</text:p>
            <text:p>сырая клетчатка4,2 %</text:p>
            <text:p>кальций 1,5 %</text:p>
            <text:p>фосфор 1,2 %</text:p>
            <text:p> </text:p>
            <text:p>Энергетическая ценность: 3 550 ккал/кг,</text:p>
            <text:p> </text:p>
            <text:p>Пищевые добавки на 1 кг:</text:p>
            <text:p>витамин A 20 000 МЕ</text:p>
            <text:p>витамин D3 1 500 МЕ</text:p>
            <text:p>витамин E (α-токоферол) 500 мг</text:p>
            <text:p>витамин С 200 мг</text:p>
            <text:p>холина хлорид 600 мг</text:p>
            <text:p>биотин 0,6 мг</text:p>
            <text:p>витамин В1 1,0 мг</text:p>
            <text:p>витамин В2 4,0 мг</text:p>
            <text:p>ниацинамид 12 мг</text:p>
            <text:p>пантотенат кальция 10 мг</text:p>
            <text:p>витамин В6 1,0 мг</text:p>
            <text:p>фолиевая кислота 0,5 мг</text:p>
            <text:p>витамин В12 0,04 мг</text:p>
            <text:p>Е1 железо70 мг</text:p>
            <text:p>Е6 цинк 80 мг </text:p>
            <text:p>Е5 марганец 35 мг</text:p>
            <text:p>Е4 медь 15 мг</text:p>
            <text:p>Е2 йод0,65 мг</text:p>
            <text:p>Е8 селен 0,25 мг</text:p>
          </table:table-cell>
          <table:table-cell office:value-type="string" calcext:value-type="string">
            <text:p>ca47051397e8210026f43696561ab54c.jpg</text:p>
          </table:table-cell>
          <table:table-cell office:value-type="string" calcext:value-type="string">
            <text:p>https://yarvet.ru/catalog/korma_1/brit_care_senior_dlya_sobak_starshe_7_let_yagnenok_s_risom_3_kg/</text:p>
          </table:table-cell>
          <table:table-cell table:formula="of:=COM.MICROSOFT.CONCAT([.$I$1];[.F80])" office:value-type="string" office:string-value="http://tintin.ru/wp-content/uploads/2018/brit/ca47051397e8210026f43696561ab54c.jpg" calcext:value-type="string">
            <text:p>http://tintin.ru/wp-content/uploads/2018/brit/ca47051397e8210026f43696561ab54c.jpg</text:p>
          </table:table-cell>
          <table:table-cell/>
        </table:table-row>
        <table:table-row table:style-name="ro9">
          <table:table-cell office:value-type="float" office:value="132737" calcext:value-type="float">
            <text:p>132737</text:p>
          </table:table-cell>
          <table:table-cell office:value-type="string" calcext:value-type="string">
            <text:p>Брит Care для собак склонных к полноте кролик и рис, 3 кг</text:p>
          </table:table-cell>
          <table:table-cell office:value-type="string" calcext:value-type="string">
            <text:p>Собаки &gt; Корма</text:p>
          </table:table-cell>
          <table:table-cell/>
          <table:table-cell office:value-type="string" calcext:value-type="string">
            <text:p>Полнорационный гипоаллергенный корм с кроликом и рисом для собак с избыточным весом. Состав: сушеный кролик(36%), рис (35%), сушеное яблоко, сушеный свекловичный жом, порошковая целлюлоза, куриный жир (консервирован токоферолами), пивные дрожжи, натуральные ароматизаторы, рыбий жир лососевых рыб (1%),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 (120 мг/кг), инулин (110 мг/кг), молочный чертополох (90 мг/кг).Аналитические составляющие:сырой белок 27,0 %сырой жир 10,0 %влага 10,0 %сырая зола 5,5 %сырая клетчатка 9,0 %кальций 1,4 %фосфор 1,1 %Энергетическая ценность: 3 200 ккал/кг.Пищевые добавки на 1 кг:витамин A 23 000 МЕвитамин D3 1 800 МЕвитамин E (α-токоферол) 700 мгвитамин С 300 мгхолина хлорид 700 мгбиотин 0,75 мгвитамин В1 1,2 мгвитамин В2 4,5 мгниацинамид 15 мгпантотенат кальция 12 мгвитамин В6 1,2 мгфолиевая кислота 0,6 мгвитамин В12 0,05 мгЕ1 железо 90 мгЕ6 цинк 100 мг Е5 марганец 45 мгЕ4 медь 18 мгЕ2 йод 0,8 мгЕ8 селен 0,3 мг</text:p>
          </table:table-cell>
          <table:table-cell office:value-type="string" calcext:value-type="string">
            <text:p>cee48dbe46b25c6c80b0f55259580e57.jpg</text:p>
          </table:table-cell>
          <table:table-cell office:value-type="string" calcext:value-type="string">
            <text:p>https://yarvet.ru/catalog/korma_1/brit_care_dlya_sobak_sklonnykh_k_polnote_krolik_i_ris_3_kg/</text:p>
          </table:table-cell>
          <table:table-cell table:formula="of:=COM.MICROSOFT.CONCAT([.$I$1];[.F81])" office:value-type="string" office:string-value="http://tintin.ru/wp-content/uploads/2018/brit/cee48dbe46b25c6c80b0f55259580e57.jpg" calcext:value-type="string">
            <text:p>http://tintin.ru/wp-content/uploads/2018/brit/cee48dbe46b25c6c80b0f55259580e57.jpg</text:p>
          </table:table-cell>
          <table:table-cell/>
        </table:table-row>
        <table:table-row table:style-name="ro9">
          <table:table-cell office:value-type="float" office:value="132700" calcext:value-type="float">
            <text:p>132700</text:p>
          </table:table-cell>
          <table:table-cell office:value-type="string" calcext:value-type="string">
            <text:p>Брит Care для щенков всех пород, ягненок с рисом, 12 кг</text:p>
          </table:table-cell>
          <table:table-cell office:value-type="string" calcext:value-type="string">
            <text:p>Собаки &gt; Корма</text:p>
          </table:table-cell>
          <table:table-cell/>
          <table:table-cell office:value-type="string" calcext:value-type="string">
            <text:p>Поддерживает рост скелета (соотношение кальция и фосфора, высокое содержание глюкозоамина и хондроитина). Кислоты EPA и DHA поддерживают мозговую деятельность и оказывают благоприятное влияние на систему органов чувств. Экстракт Юкки защищает кишечник и печень от токсичности аммиака и предотвращает разложение гемоглобина. Оптимальное соотношение аминокислот (идеальный протеин) обеспечивает высокую усвояемость белков для мышечной ткани.</text:p>
          </table:table-cell>
          <table:table-cell office:value-type="string" calcext:value-type="string">
            <text:p>730a8f18d5d1394e480bb054a40475a8.jpg</text:p>
          </table:table-cell>
          <table:table-cell office:value-type="string" calcext:value-type="string">
            <text:p>https://yarvet.ru/catalog/korma_1/brit_care_dlya_shchenkov_vsekh_porod_yagnenok_s_risom_12_kg/</text:p>
          </table:table-cell>
          <table:table-cell table:formula="of:=COM.MICROSOFT.CONCAT([.$I$1];[.F82])" office:value-type="string" office:string-value="http://tintin.ru/wp-content/uploads/2018/brit/730a8f18d5d1394e480bb054a40475a8.jpg" calcext:value-type="string">
            <text:p>http://tintin.ru/wp-content/uploads/2018/brit/730a8f18d5d1394e480bb054a40475a8.jpg</text:p>
          </table:table-cell>
          <table:table-cell/>
        </table:table-row>
        <table:table-row table:style-name="ro28">
          <table:table-cell office:value-type="float" office:value="132708" calcext:value-type="float">
            <text:p>132708</text:p>
          </table:table-cell>
          <table:table-cell office:value-type="string" calcext:value-type="string">
            <text:p>Брит Care с ягнёнком и рисом для собак мелких пород (1-8 лет) 1 кг</text:p>
          </table:table-cell>
          <table:table-cell office:value-type="string" calcext:value-type="string">
            <text:p>Собаки &gt; Корма</text:p>
          </table:table-cell>
          <table:table-cell/>
          <table:table-cell office:value-type="string" calcext:value-type="string">
            <text:p>Сухой корм Brit Care Adult Small Breed Lamb &amp; Rice — это сбалансированная гипоаллергенная формула питания с ягненком и рисом, созданная специально для взрослых собак мелких пород весом от 1 до 10 кг.</text:p>
            <text:p> </text:p>
            <text:p>СОСТАВ</text:p>
            <text:p> </text:p>
            <text:p>Мука из ягненка (40%), рис (36%), куриный жир (токоферолы в качестве консерванта), сушеные яблоки, лососевое масло (2%), натуральные добавки, пивные дрожжи, гидролизованные раковины ракообразных (источник глюкозамина, 260 мг/кг), экстракт хрящей (источник хондроитина, 160 мг/кг), маннанолигосахариды (150 мг/кг), травы и фрукты (150 мг/кг, в т.ч. розмарин, гвоздика, цитрусовые, куркума), фруктоолигосахариды (100 мг/кг), экстракт Юкки шидигера (100 мг/кг), инулин (110 мг/кг), расторопша (75 мг/кг).</text:p>
            <text:p> </text:p>
            <text:p>АНАЛИЗ СОСТАВА (на 1 кг)</text:p>
            <text:p>протеин — 28%</text:p>
            <text:p>жир — 17%</text:p>
            <text:p>клетчатка — 2,5%</text:p>
            <text:p>зола — 7,2%</text:p>
            <text:p>кальций — 1,6%</text:p>
            <text:p>фосфор — 1,3%</text:p>
            <text:p>витамин A — 20000 МЕ</text:p>
            <text:p>витамин D3 — 1500 МЕ</text:p>
            <text:p>витамин E — 500 мг</text:p>
          </table:table-cell>
          <table:table-cell office:value-type="string" calcext:value-type="string">
            <text:p>196af0d643bc10df175972655a9cc472.jpg</text:p>
          </table:table-cell>
          <table:table-cell office:value-type="string" calcext:value-type="string">
            <text:p>https://yarvet.ru/catalog/korma_1/brit_care_s_yagnyenkom_i_risom_dlya_sobak_melkikh_porod_1_8_let_1_kg/</text:p>
          </table:table-cell>
          <table:table-cell table:formula="of:=COM.MICROSOFT.CONCAT([.$I$1];[.F83])" office:value-type="string" office:string-value="http://tintin.ru/wp-content/uploads/2018/brit/196af0d643bc10df175972655a9cc472.jpg" calcext:value-type="string">
            <text:p>http://tintin.ru/wp-content/uploads/2018/brit/196af0d643bc10df175972655a9cc472.jpg</text:p>
          </table:table-cell>
          <table:table-cell/>
        </table:table-row>
        <table:table-row table:style-name="ro3">
          <table:table-cell office:value-type="float" office:value="132702" calcext:value-type="float">
            <text:p>132702</text:p>
          </table:table-cell>
          <table:table-cell office:value-type="string" calcext:value-type="string">
            <text:p>Брит Care с ягнёнком и рисом для щенков всех пород 1 кг</text:p>
          </table:table-cell>
          <table:table-cell office:value-type="string" calcext:value-type="string">
            <text:p>Собаки &gt; Корма</text:p>
          </table:table-cell>
          <table:table-cell/>
          <table:table-cell office:value-type="string" calcext:value-type="string">
            <text:p>Полнорационный гипоаллергенный корм с ягненком и рисом для щенков и молодых собак всех пород (4 недели – 12 месяцев).</text:p>
            <text:p/>
            <text:p>Состав: мука из мяса ягненка (45%), рис (30%), куриный жир (консервирован токоферолами), сушеное яблоко, рыбий жир лососевых рыб (3%), натуральные ароматизаторы, пивные дрожжи, гидролизованные панцири ракообразных (источник глюкозамина, (320 мг/кг), хрящевой экстракт (источник хондроитина, 190 мг/кг), маннан-олигосахариды (180 мг/кг), экстракт из трав и фруктов (розмарин, гвоздика, цитрусовые, куркума, 180 мг/кг), фрукто-олигосахариды (120 мг/кг), юкка Шидигера (yucca schidigera) (120 мг/кг), инулин (110 мг/кг), молочный чертополох (90 мг/кг).</text:p>
            <text:p/>
            <text:p>Аналитические составляющие:</text:p>
            <text:p>сырой белок 32,0 %</text:p>
            <text:p>сырой жир 18,0 %</text:p>
            <text:p>влага10,0 %</text:p>
            <text:p>сырая зола7,7 %</text:p>
            <text:p>сырая клетчатка2,5 %</text:p>
            <text:p>кальций 1,8 %</text:p>
            <text:p>фосфор 1,3 %</text:p>
            <text:p> </text:p>
            <text:p>Энергетическая ценность: 4 000 ккал/кг</text:p>
          </table:table-cell>
          <table:table-cell office:value-type="string" calcext:value-type="string">
            <text:p>f2d119f7c767f681c196c662ac797d3d.jpg</text:p>
          </table:table-cell>
          <table:table-cell office:value-type="string" calcext:value-type="string">
            <text:p>https://yarvet.ru/catalog/korma_1/brit_care_s_yagnyenkom_i_risom_dlya_shchenkov_vsekh_porod_1_kg/</text:p>
          </table:table-cell>
          <table:table-cell table:formula="of:=COM.MICROSOFT.CONCAT([.$I$1];[.F84])" office:value-type="string" office:string-value="http://tintin.ru/wp-content/uploads/2018/brit/f2d119f7c767f681c196c662ac797d3d.jpg" calcext:value-type="string">
            <text:p>http://tintin.ru/wp-content/uploads/2018/brit/f2d119f7c767f681c196c662ac797d3d.jpg</text:p>
          </table:table-cell>
          <table:table-cell office:value-type="string" calcext:value-type="string">
            <text:p><text:a xlink:href="http://tintin.ru/wp-content/uploads/2018/brit/" xlink:type="simple">http://tintin.ru/wp-content/uploads/2018/brit/</text:a></text:p>
          </table:table-cell>
        </table:table-row>
        <table:table-row table:style-name="ro18">
          <table:table-cell office:value-type="float" office:value="132387" calcext:value-type="float">
            <text:p>132387</text:p>
          </table:table-cell>
          <table:table-cell office:value-type="string" calcext:value-type="string">
            <text:p>Брит премиум Adult L для взрослых собак крупных пород <text:s/>8 кг</text:p>
          </table:table-cell>
          <table:table-cell office:value-type="string" calcext:value-type="string">
            <text:p>Собаки &gt; Корма</text:p>
          </table:table-cell>
          <table:table-cell/>
          <table:table-cell office:value-type="string" calcext:value-type="string">
            <text:p>Полнорационный корм для взрослых собак крупных пород.</text:p>
            <text:p> </text:p>
            <text:p>Здоровые суставы:</text:p>
            <text:p>Содержание Глюкозамина и Хондроитина.</text:p>
            <text:p>Здоровое сердце:</text:p>
            <text:p>Омега - 3 (масло лосося), натуральные антиоксиданты.</text:p>
            <text:p>Здоровая кожа и блестящая шерсть:</text:p>
            <text:p>Повышенное содержание омега-3 (масло лосося)</text:p>
            <text:p> </text:p>
            <text:p>Ингредиенты: мука из мяса курицы и куриных субпродуктов (40%), рис, кукуруза, пшеница, куриный жир, масло лосося, пивные дрожжи, натуральные ароматизаторы, сушеные яблоки, минеральные вещества, экстракты трав и плодов (300 мг/кг), глюкозамин гидрохлорид (260 мг/кг), хондроитина сульфат (160 мг/кг), мананоолигосахариды (150 мг/кг), фрукто-олигосахариды (100 мг/кг), экстракт Юкки Шидигеры (80 мг/кг), органическая медь, органический цинк, органический селен.</text:p>
            <text:p/>
            <text:p>Аналитические составляющие:</text:p>
            <text:p>сырой протеин                                26,0 %</text:p>
            <text:p>сырой жир                                        14,0 %</text:p>
            <text:p>влага                                                  10,0 %</text:p>
            <text:p>сырая зола                                       6,5 %</text:p>
            <text:p>сырая клетчатка                                             2,2 %</text:p>
            <text:p>кальций                                            1,5 %</text:p>
            <text:p>фосфор                                                            1,1 %</text:p>
            <text:p>Энергетическая ценность              4 144 ккал/кг</text:p>
            <text:p/>
            <text:p>Пищевые добавки на 1 кг:</text:p>
            <text:p>витамин A                         15 000 МЕ</text:p>
            <text:p>витамин D3                        1 500 МЕ</text:p>
            <text:p>витамин E (α-токоферол) 500 мг</text:p>
            <text:p>Е1 железо                          80 мг    </text:p>
            <text:p>Е6 цинк                              70 мг    </text:p>
            <text:p>Е5 марганец                      36 мг    </text:p>
            <text:p>Е4 медь                              20 мг    </text:p>
            <text:p>Е2 йод                                0,65 мг </text:p>
            <text:p>Е8 селен                             0,2 мг</text:p>
          </table:table-cell>
          <table:table-cell office:value-type="string" calcext:value-type="string">
            <text:p>b987fb37bc7ee73bfc8a73515f4c88bd.jpg</text:p>
          </table:table-cell>
          <table:table-cell office:value-type="string" calcext:value-type="string">
            <text:p>https://yarvet.ru/catalog/korma_1/brit_premium_adult_l_dlya_vzroslykh_sobak_krupnykh_porod_8_kg/</text:p>
          </table:table-cell>
          <table:table-cell table:formula="of:=COM.MICROSOFT.CONCAT([.$I$1];[.F85])" office:value-type="string" office:string-value="http://tintin.ru/wp-content/uploads/2018/brit/b987fb37bc7ee73bfc8a73515f4c88bd.jpg" calcext:value-type="string">
            <text:p>http://tintin.ru/wp-content/uploads/2018/brit/b987fb37bc7ee73bfc8a73515f4c88bd.jpg</text:p>
          </table:table-cell>
          <table:table-cell/>
        </table:table-row>
        <table:table-row table:style-name="ro9">
          <table:table-cell office:value-type="float" office:value="132335" calcext:value-type="float">
            <text:p>132335</text:p>
          </table:table-cell>
          <table:table-cell office:value-type="string" calcext:value-type="string">
            <text:p>Брит Премиум Junior XL для молодых собак гигантских пород 15 кг</text:p>
          </table:table-cell>
          <table:table-cell office:value-type="string" calcext:value-type="string">
            <text:p>Собаки &gt; Корма</text:p>
          </table:table-cell>
          <table:table-cell/>
          <table:table-cell office:value-type="string" calcext:value-type="string">
            <text:p>Полнорационный корм для щенков и молодых собак гигантских пород.Аналитические составляющие:сырой протеин 30,0 % сырой жир 16,0 % влага 10,0 % сырая зола 6,6 % сырая клетчатка 2,6 % кальций 1,6 % фосфор 1,1 %Энергетическая ценность 4 236 ккал/кг.Пищевые добавки на 1 кг:витамин A 20 000 МЕ витамин D3 1 900 МЕ витамин E (α-токоферол) 600 мг Е1 железо 80 мг Е6 цинк 70 мг Е5 марганец 36 мг Е4 медь 20 мг Е2 йод 0,65 мг Е8 селен 0,2 мгСостав:мука из мяса курицы (42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 гидрохлорид (260 мг/кг), хондроитин сульфат (160 мг/кг), мананоолигосахариды (150 мг/кг), фруктоолигосахариды (100 мг/кг), экстракт юкки шидигеры (80 мг/кг), органическая медь Е4, органический цинк Е6, органический селен Е8.</text:p>
          </table:table-cell>
          <table:table-cell office:value-type="string" calcext:value-type="string">
            <text:p>4d5ddda29688ee35429950d247492f01.jpg</text:p>
          </table:table-cell>
          <table:table-cell office:value-type="string" calcext:value-type="string">
            <text:p>https://yarvet.ru/catalog/korma_1/brit_premium_junior_xl_dlya_molodykh_sobak_gigantskikh_porod_15_kg_132335/</text:p>
          </table:table-cell>
          <table:table-cell table:formula="of:=COM.MICROSOFT.CONCAT([.$I$1];[.F86])" office:value-type="string" office:string-value="http://tintin.ru/wp-content/uploads/2018/brit/4d5ddda29688ee35429950d247492f01.jpg" calcext:value-type="string">
            <text:p>http://tintin.ru/wp-content/uploads/2018/brit/4d5ddda29688ee35429950d247492f01.jpg</text:p>
          </table:table-cell>
          <table:table-cell/>
        </table:table-row>
        <table:table-row table:style-name="ro1">
          <table:table-cell office:value-type="float" office:value="132352" calcext:value-type="float">
            <text:p>132352</text:p>
          </table:table-cell>
          <table:table-cell office:value-type="string" calcext:value-type="string">
            <text:p>Брит Премиум Puppies для щенков всех пород <text:s/>1 кг</text:p>
          </table:table-cell>
          <table:table-cell office:value-type="string" calcext:value-type="string">
            <text:p>Собаки &gt; Корма</text:p>
          </table:table-cell>
          <table:table-cell/>
          <table:table-cell office:value-type="string" calcext:value-type="string">
            <text:p>Высококачественный корм Brit Premium "Puppies" является полнорационным кормом для щенков всех пород в период перехода с материнского молока на полнорационные корма. 4-8 недель для средних пород (10-25 кг); 4-16 недель для крупных пород (25-45 кг); 4-16 недель для очень крупных пород (45-90 кг). Рекомендуется также для беременных и кормящих сук. </text:p>
            <text:p>Состав: мука из мяса курицы (45%), рис, кукуруз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мананоолигосахариды (150 мг/кг), фруктоолигосахариды (100 мг/кг), экстракт юкки шидигеры (80 мг/кг), органическая Е4 медь, органический Е6 цинк, органический селен. </text:p>
            <text:p>Пищевая ценность: сырой протеин - 30%, сырой жир - 21%, влага - 10%, сырая зола - 6,5%, сырая клетчатка - 2%, кальций - 1,5%, фосфор - 1,1%. </text:p>
            <text:p>Пищевые добавки на 1 кг: витамин А - 20000 МЕ, витамин D3 - 1900 МЕ, витамин Е - 600 мг, железо - 80 мг, цинк - 70 мг, марганец - 36 мг, медь - 20 мг, йод - 0,65 мг, селен - 0,2 мг. </text:p>
            <text:p>Энергетическая ценность: 4518 ккал/кг.</text:p>
          </table:table-cell>
          <table:table-cell office:value-type="string" calcext:value-type="string">
            <text:p>4acbe9c59f7b3b606e4199ac5e889e05.jpg</text:p>
          </table:table-cell>
          <table:table-cell office:value-type="string" calcext:value-type="string">
            <text:p>https://yarvet.ru/catalog/korma_1/brit_premium_puppies_dlya_shchenkov_vsekh_porod_1_kg132352/</text:p>
          </table:table-cell>
          <table:table-cell table:formula="of:=COM.MICROSOFT.CONCAT([.$I$1];[.F87])" office:value-type="string" office:string-value="http://tintin.ru/wp-content/uploads/2018/brit/4acbe9c59f7b3b606e4199ac5e889e05.jpg" calcext:value-type="string">
            <text:p>http://tintin.ru/wp-content/uploads/2018/brit/4acbe9c59f7b3b606e4199ac5e889e05.jpg</text:p>
          </table:table-cell>
          <table:table-cell/>
        </table:table-row>
        <table:table-row table:style-name="ro9">
          <table:table-cell office:value-type="float" office:value="132361" calcext:value-type="float">
            <text:p>132361</text:p>
          </table:table-cell>
          <table:table-cell office:value-type="string" calcext:value-type="string">
            <text:p>Брит Премиум Sport для активных собак всех пород 18 кг</text:p>
          </table:table-cell>
          <table:table-cell office:value-type="string" calcext:value-type="string">
            <text:p>Собаки &gt; Корма</text:p>
          </table:table-cell>
          <table:table-cell/>
          <table:table-cell office:value-type="string" calcext:value-type="string">
            <text:p>Полнорационный корм для собак с повышенными физическими нагрузками.Аналитические составляющие: сырой протеин 30,0 % сырой жир 20,0 % влага 10,0 % сырая зола 6,8 % сырая клетчатка 2,2 % кальций 1,6 % фосфор 1,2 %.Энергетическая ценность 4 382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Состав: мука из мяса курицы (45 %), рис, кукуруза, пшеница, куриный жир (консервированный токоферолами), масло лосося, пивные дрожжи, натуральные ароматизаторы, экстракт из трав и фруктов (300 мг/кг), сушеные яблоки, минеральные вещества, мананоолигосахариды (150 мг/кг), фруктоолигосахариды (100 мг/кг), экстракт юкки шидигеры (80 мг/кг), органическая медь Е4, органический цинк Е6, органический селен Е8.</text:p>
          </table:table-cell>
          <table:table-cell office:value-type="string" calcext:value-type="string">
            <text:p>0e3061655013d2692bb5c46782b115c5.jpg</text:p>
          </table:table-cell>
          <table:table-cell office:value-type="string" calcext:value-type="string">
            <text:p>https://yarvet.ru/catalog/korma_1/brit_premium_sport_dlya_aktivnykh_sobak_vsekh_porod_18_kg/</text:p>
          </table:table-cell>
          <table:table-cell table:formula="of:=COM.MICROSOFT.CONCAT([.$I$1];[.F88])" office:value-type="string" office:string-value="http://tintin.ru/wp-content/uploads/2018/brit/0e3061655013d2692bb5c46782b115c5.jpg" calcext:value-type="string">
            <text:p>http://tintin.ru/wp-content/uploads/2018/brit/0e3061655013d2692bb5c46782b115c5.jpg</text:p>
          </table:table-cell>
          <table:table-cell/>
        </table:table-row>
        <table:table-row table:style-name="ro9">
          <table:table-cell office:value-type="float" office:value="132364" calcext:value-type="float">
            <text:p>132364</text:p>
          </table:table-cell>
          <table:table-cell office:value-type="string" calcext:value-type="string">
            <text:p>Брит премиум М для молодых собак средних пород 18 кг</text:p>
          </table:table-cell>
          <table:table-cell office:value-type="string" calcext:value-type="string">
            <text:p>Собаки &gt; Корма</text:p>
          </table:table-cell>
          <table:table-cell/>
          <table:table-cell office:value-type="string" calcext:value-type="string">
            <text:p>Полнорационный корм для щенков и молодых собак (2-12 месяцев) средних пород (10-25 кг)Как правило, собаки средних пород - рабочие собаки. Для активно работающих собак очень важно иметь правильное пищеварение и здоровый пищеварительный тракт, что в полной мере может обеспечить баланс клетчатки и пребиотиков, который оптимален в кормах BRIT.Содержание Омега-3 и Омега-6 жирных кислот способствует правильному развитию и деятельности головного мозга, что особенно важно для собак рабочих пород, т.к. они должны иметь высокую способность к быстрому обучению. Жирные кислоты так же поддерживают отличное состояние кожи и шерсти, способствует скорейшему заживлению ран и востановлению после травм, а входящие в состав активные антиоксиданты, поддерживают развитие деятельности иммунной системы.Средние породы склонны к ожирению, поэтому для них необходим оптимальный баланс протеинов и жиров.</text:p>
          </table:table-cell>
          <table:table-cell office:value-type="string" calcext:value-type="string">
            <text:p>e3b3a428aa4d8379dc36fb54d6fb5bbd.jpg</text:p>
          </table:table-cell>
          <table:table-cell office:value-type="string" calcext:value-type="string">
            <text:p>https://yarvet.ru/catalog/korma_1/brit_premium_m_dlya_molodykh_sobak_srednikh_porod_18_kg/</text:p>
          </table:table-cell>
          <table:table-cell table:formula="of:=COM.MICROSOFT.CONCAT([.$I$1];[.F89])" office:value-type="string" office:string-value="http://tintin.ru/wp-content/uploads/2018/brit/e3b3a428aa4d8379dc36fb54d6fb5bbd.jpg" calcext:value-type="string">
            <text:p>http://tintin.ru/wp-content/uploads/2018/brit/e3b3a428aa4d8379dc36fb54d6fb5bbd.jpg</text:p>
          </table:table-cell>
          <table:table-cell/>
        </table:table-row>
        <table:table-row table:style-name="ro22">
          <table:table-cell office:value-type="float" office:value="518531" calcext:value-type="float">
            <text:p>518531</text:p>
          </table:table-cell>
          <table:table-cell office:value-type="string" calcext:value-type="string">
            <text:p>Брит Премиум пауч <text:s/>Кусочки из филе индейки в соусе 85 г</text:p>
          </table:table-cell>
          <table:table-cell office:value-type="string" calcext:value-type="string">
            <text:p>Кошки &gt; Корма</text:p>
          </table:table-cell>
          <table:table-cell/>
          <table:table-cell office:value-type="string" calcext:value-type="string">
            <text:p>Полнорационный влажный корм премиум-класса для взрослых кошек.</text:p>
            <text:p>Влажный корм Brit Premium содержит все необходимые для полноценного питания итамины и минералы. Также в составе присутствует таурин –  важный ингредиент для поддержания остроты зрения и здоровья сердечно-сосудистой системы кошек.</text:p>
          </table:table-cell>
          <table:table-cell office:value-type="string" calcext:value-type="string">
            <text:p>469fe14c726ba3631e7b5039d774c9d9.jpg</text:p>
          </table:table-cell>
          <table:table-cell office:value-type="string" calcext:value-type="string">
            <text:p>https://yarvet.ru/catalog/korma_1/brit_premium_pauch_kusochki_iz_file_indeyki_v_souse_85_g/</text:p>
          </table:table-cell>
          <table:table-cell table:formula="of:=COM.MICROSOFT.CONCAT([.$I$1];[.F90])" office:value-type="string" office:string-value="http://tintin.ru/wp-content/uploads/2018/brit/469fe14c726ba3631e7b5039d774c9d9.jpg" calcext:value-type="string">
            <text:p>http://tintin.ru/wp-content/uploads/2018/brit/469fe14c726ba3631e7b5039d774c9d9.jpg</text:p>
          </table:table-cell>
          <table:table-cell/>
        </table:table-row>
        <table:table-row table:style-name="ro9">
          <table:table-cell office:value-type="float" office:value="518463" calcext:value-type="float">
            <text:p>518463</text:p>
          </table:table-cell>
          <table:table-cell office:value-type="string" calcext:value-type="string">
            <text:p>Брит премиум пауч Кусочки из куриного филе в желе 85 г</text:p>
          </table:table-cell>
          <table:table-cell office:value-type="string" calcext:value-type="string">
            <text:p>Кошки &gt; Корма</text:p>
          </table:table-cell>
          <table:table-cell/>
          <table:table-cell office:value-type="string" calcext:value-type="string">
            <text:p>Полнорационный влажный корм премиум-класса для взрослых кошек. Содержит все необходимые для полноценного питания наших любимцев витамины и минералы. В составе присутствует таурин – <text:s/>важный ингредиент для поддержания остроты зрения и здоровья сердечно-сосудистой системы кошек.</text:p>
          </table:table-cell>
          <table:table-cell office:value-type="string" calcext:value-type="string">
            <text:p>3994c1be59cd7e27cd14dfcb82e04f80.jpg</text:p>
          </table:table-cell>
          <table:table-cell office:value-type="string" calcext:value-type="string">
            <text:p>https://yarvet.ru/catalog/korma_1/brit_premium_pauch_kusochki_iz_kurinogo_file_v_zhele_85_g/</text:p>
          </table:table-cell>
          <table:table-cell table:formula="of:=COM.MICROSOFT.CONCAT([.$I$1];[.F91])" office:value-type="string" office:string-value="http://tintin.ru/wp-content/uploads/2018/brit/3994c1be59cd7e27cd14dfcb82e04f80.jpg" calcext:value-type="string">
            <text:p>http://tintin.ru/wp-content/uploads/2018/brit/3994c1be59cd7e27cd14dfcb82e04f80.jpg</text:p>
          </table:table-cell>
          <table:table-cell/>
        </table:table-row>
        <table:table-row table:style-name="ro13">
          <table:table-cell office:value-type="float" office:value="518579" calcext:value-type="float">
            <text:p>518579</text:p>
          </table:table-cell>
          <table:table-cell office:value-type="string" calcext:value-type="string">
            <text:p>Брит Премиум Пауч Кусочки из куриного филе в соусе 85 г, для котят</text:p>
          </table:table-cell>
          <table:table-cell office:value-type="string" calcext:value-type="string">
            <text:p>Кошки &gt; Корма</text:p>
          </table:table-cell>
          <table:table-cell/>
          <table:table-cell office:value-type="string" calcext:value-type="string">
            <text:p>Полнорационный влажный корм премиум-класса для котят.</text:p>
            <text:p/>
            <text:p>Влажный корм Brit Premium для котят содержит все необходимые для здорового роста и развития малышей витамины и минералы. Также в составе присутствует таурин –  важный ингредиент для поддержания остроты зрения и здоровья сердечно-сосудистой системы кошек.</text:p>
          </table:table-cell>
          <table:table-cell office:value-type="string" calcext:value-type="string">
            <text:p>51082f0d1584d2ac3d1411a531eefa70.jpg</text:p>
          </table:table-cell>
          <table:table-cell office:value-type="string" calcext:value-type="string">
            <text:p>https://yarvet.ru/catalog/korma_1/brit_premium_pauch_kusochki_iz_kurinogo_file_v_souse_85_g_dlya_kotyat/</text:p>
          </table:table-cell>
          <table:table-cell table:formula="of:=COM.MICROSOFT.CONCAT([.$I$1];[.F92])" office:value-type="string" office:string-value="http://tintin.ru/wp-content/uploads/2018/brit/51082f0d1584d2ac3d1411a531eefa70.jpg" calcext:value-type="string">
            <text:p>http://tintin.ru/wp-content/uploads/2018/brit/51082f0d1584d2ac3d1411a531eefa70.jpg</text:p>
          </table:table-cell>
          <table:table-cell/>
        </table:table-row>
        <table:table-row table:style-name="ro9">
          <table:table-cell office:value-type="float" office:value="518470" calcext:value-type="float">
            <text:p>518470</text:p>
          </table:table-cell>
          <table:table-cell office:value-type="string" calcext:value-type="string">
            <text:p>Брит Премиум Пауч кусочки из филе говядины в желе 85 г</text:p>
          </table:table-cell>
          <table:table-cell office:value-type="string" calcext:value-type="string">
            <text:p>Кошки &gt; Корма</text:p>
          </table:table-cell>
          <table:table-cell/>
          <table:table-cell office:value-type="string" calcext:value-type="string">
            <text:p>Полнорационный влажный корм премиум-класса для взрослых кошек. Содержит все необходимые для полноценного питания наших любимцев витамины и минералы. В составе присутствует таурин – <text:s/>важный ингредиент для поддержания остроты зрения и здоровья сердечно-сосудистой системы кошек.</text:p>
          </table:table-cell>
          <table:table-cell office:value-type="string" calcext:value-type="string">
            <text:p>c23a298993198153547b339831c6ce6d.jpg</text:p>
          </table:table-cell>
          <table:table-cell office:value-type="string" calcext:value-type="string">
            <text:p>https://yarvet.ru/catalog/korma_1/brit_premium_pauch_kusochki_iz_file_govyadiny_v_zhele_85_g/</text:p>
          </table:table-cell>
          <table:table-cell table:formula="of:=COM.MICROSOFT.CONCAT([.$I$1];[.F93])" office:value-type="string" office:string-value="http://tintin.ru/wp-content/uploads/2018/brit/c23a298993198153547b339831c6ce6d.jpg" calcext:value-type="string">
            <text:p>http://tintin.ru/wp-content/uploads/2018/brit/c23a298993198153547b339831c6ce6d.jpg</text:p>
          </table:table-cell>
          <table:table-cell/>
        </table:table-row>
        <table:table-row table:style-name="ro9">
          <table:table-cell office:value-type="float" office:value="518494" calcext:value-type="float">
            <text:p>518494</text:p>
          </table:table-cell>
          <table:table-cell office:value-type="string" calcext:value-type="string">
            <text:p>Брит Премиум Пауч кусочки из филе форели в желе 85 г</text:p>
          </table:table-cell>
          <table:table-cell office:value-type="string" calcext:value-type="string">
            <text:p>Кошки &gt; Корма</text:p>
          </table:table-cell>
          <table:table-cell/>
          <table:table-cell office:value-type="string" calcext:value-type="string">
            <text:p>Полнорационный влажный корм премиум-класса для взрослых кошек. Влажный корм Brit Premium Пауч кусочки из филе форели в желе содержит все необходимые для полноценного питания витамины и минералы.</text:p>
          </table:table-cell>
          <table:table-cell office:value-type="string" calcext:value-type="string">
            <text:p>c0f505577f1a4075066cef5a57beea91.jpg</text:p>
          </table:table-cell>
          <table:table-cell office:value-type="string" calcext:value-type="string">
            <text:p>https://yarvet.ru/catalog/korma_1/brit_premium_pauch_kusochki_iz_file_foreli_v_zhele_85_g/</text:p>
          </table:table-cell>
          <table:table-cell table:formula="of:=COM.MICROSOFT.CONCAT([.$I$1];[.F94])" office:value-type="string" office:string-value="http://tintin.ru/wp-content/uploads/2018/brit/c0f505577f1a4075066cef5a57beea91.jpg" calcext:value-type="string">
            <text:p>http://tintin.ru/wp-content/uploads/2018/brit/c0f505577f1a4075066cef5a57beea91.jpg</text:p>
          </table:table-cell>
          <table:table-cell/>
        </table:table-row>
        <table:table-row table:style-name="ro13">
          <table:table-cell office:value-type="float" office:value="518562" calcext:value-type="float">
            <text:p>518562</text:p>
          </table:table-cell>
          <table:table-cell office:value-type="string" calcext:value-type="string">
            <text:p>Брит Премиум Пауч, кусочки из филе лосося в соусе 85 г</text:p>
          </table:table-cell>
          <table:table-cell office:value-type="string" calcext:value-type="string">
            <text:p>Кошки &gt; Корма</text:p>
          </table:table-cell>
          <table:table-cell/>
          <table:table-cell office:value-type="string" calcext:value-type="string">
            <text:p>Полнорационный влажный корм премиум-класса для стерилизованных кошек.</text:p>
            <text:p/>
            <text:p>Пауч для стерилизованных кошек имеет сниженный показатель жира. Также в составе присутствует таурин –  важный ингредиент для поддержания остроты зрения и здоровья сердечно-сосудистой системы кошек.</text:p>
          </table:table-cell>
          <table:table-cell office:value-type="string" calcext:value-type="string">
            <text:p>3e8bbf7b990e4acdb7d3107e36bdd5d1.jpg</text:p>
          </table:table-cell>
          <table:table-cell office:value-type="string" calcext:value-type="string">
            <text:p>https://yarvet.ru/catalog/korma_1/brit_premium_pauch_kusochki_iz_file_lososya_v_souse_85_g/</text:p>
          </table:table-cell>
          <table:table-cell table:formula="of:=COM.MICROSOFT.CONCAT([.$I$1];[.F95])" office:value-type="string" office:string-value="http://tintin.ru/wp-content/uploads/2018/brit/3e8bbf7b990e4acdb7d3107e36bdd5d1.jpg" calcext:value-type="string">
            <text:p>http://tintin.ru/wp-content/uploads/2018/brit/3e8bbf7b990e4acdb7d3107e36bdd5d1.jpg</text:p>
          </table:table-cell>
          <table:table-cell/>
        </table:table-row>
        <table:table-row table:style-name="ro9">
          <table:table-cell office:value-type="float" office:value="132337" calcext:value-type="float">
            <text:p>132337</text:p>
          </table:table-cell>
          <table:table-cell office:value-type="string" calcext:value-type="string">
            <text:p>Брит Премиум с ягнёнком и рисом гипоаллергенный 15 кг</text:p>
          </table:table-cell>
          <table:table-cell office:value-type="string" calcext:value-type="string">
            <text:p>Собаки &gt; Корма</text:p>
          </table:table-cell>
          <table:table-cell/>
          <table:table-cell office:value-type="string" calcext:value-type="string">
            <text:p>Полнорационный гипоаллергенный корм для <text:s/>собак с чувствительным пищеварением, склонных к пищевой аллергии и собак с проблемами кожиСостав: мука из мяса ягненка (25%), рис, куриный жир (консервированный токоферолами), рисовый протеин, масло лосося, пивные дрожжи, натуральные ароматизаторы, экстракт из трав и фруктов (300 мг/кг), сушеные яблоки, минеральные вещества, глюкозамина гидрохлорид (260 мг/кг), хондроитина сульфат (160 мг/кг) мананоолигосахариды (150 мг/кг), фруктоолигосахариды (100 мг/кг), экстракт юкки шидигеры (80 мг/кг), органическая медь, органический цинк, органический селен.Пищевая ценность:Сырой протеин - 24%,Сырой жир - 10%,Сырая клетчатка - 2,9%,Сырая зола - 7%,Кальций - 1,6%,Фосфор - 1,1%.Пищевые добавки на 1 кг:витамин A - 15 000 МЕвитамин D3 - 1 500 МЕвитамин E (α-токоферол) - 500 мгЕ1 железо - 80 мг <text:s text:c="3"/>Е6 цинк - 70 мг <text:s text:c="3"/>Е5 марганец - 36 мг <text:s text:c="3"/>Е4 медь - 20 мг <text:s text:c="3"/>Е2 йод - 0,65 мг</text:p>
          </table:table-cell>
          <table:table-cell office:value-type="string" calcext:value-type="string">
            <text:p>2eae863715ae3e451dde17e5d4a6bb8c.jpg</text:p>
          </table:table-cell>
          <table:table-cell office:value-type="string" calcext:value-type="string">
            <text:p>https://yarvet.ru/catalog/korma_1/brit_premium_s_yagnyenkom_i_risom_gipoallergennyy_15_kg/</text:p>
          </table:table-cell>
          <table:table-cell table:formula="of:=COM.MICROSOFT.CONCAT([.$I$1];[.F96])" office:value-type="string" office:string-value="http://tintin.ru/wp-content/uploads/2018/brit/2eae863715ae3e451dde17e5d4a6bb8c.jpg" calcext:value-type="string">
            <text:p>http://tintin.ru/wp-content/uploads/2018/brit/2eae863715ae3e451dde17e5d4a6bb8c.jpg</text:p>
          </table:table-cell>
          <table:table-cell/>
        </table:table-row>
        <table:table-row table:style-name="ro9">
          <table:table-cell office:value-type="float" office:value="132360" calcext:value-type="float">
            <text:p>132360</text:p>
          </table:table-cell>
          <table:table-cell office:value-type="string" calcext:value-type="string">
            <text:p>Брит Премиум с ягнёнком и рисом гипоаллергенный 18 кг </text:p>
          </table:table-cell>
          <table:table-cell office:value-type="string" calcext:value-type="string">
            <text:p>Собаки &gt; Корма</text:p>
          </table:table-cell>
          <table:table-cell/>
          <table:table-cell office:value-type="string" calcext:value-type="string">
            <text:p>Полнорационный гипоаллергенный корм для <text:s/>собак с чувствительным пищеварением, склонных к пищевой аллергии и собак с проблемами кожиСостав: мука из мяса ягненка (25%), рис, куриный жир (консервированный токоферолами), рисовый протеин, масло лосося, пивные дрожжи, натуральные ароматизаторы, экстракт из трав и фруктов (300 мг/кг), сушеные яблоки, минеральные вещества, глюкозамина гидрохлорид (260 мг/кг), хондроитина сульфат (160 мг/кг) мананоолигосахариды (150 мг/кг), фруктоолигосахариды (100 мг/кг), экстракт юкки шидигеры (80 мг/кг), органическая медь, органический цинк, органический селен.Пищевая ценность:Сырой протеин - 24%,Сырой жир - 10%,Сырая клетчатка - 2,9%,Сырая зола - 7%,Кальций - 1,6%,Фосфор - 1,1%.Пищевые добавки на 1 кг:витамин A - 15 000 МЕвитамин D3 - 1 500 МЕвитамин E (α-токоферол) - 500 мгЕ1 железо - 80 мг <text:s text:c="3"/>Е6 цинк - 70 мг <text:s text:c="3"/>Е5 марганец - 36 мг <text:s text:c="3"/>Е4 медь - 20 мг <text:s text:c="3"/>Е2 йод - 0,65 мг</text:p>
          </table:table-cell>
          <table:table-cell office:value-type="string" calcext:value-type="string">
            <text:p>1f8aa6194c5d3f0b93ca2e8d3c724594.jpg</text:p>
          </table:table-cell>
          <table:table-cell office:value-type="string" calcext:value-type="string">
            <text:p>https://yarvet.ru/catalog/korma_1/brit_premium_s_yagnyenkom_i_risom_gipoallergennyy_18_kg_/</text:p>
          </table:table-cell>
          <table:table-cell table:formula="of:=COM.MICROSOFT.CONCAT([.$I$1];[.F97])" office:value-type="string" office:string-value="http://tintin.ru/wp-content/uploads/2018/brit/1f8aa6194c5d3f0b93ca2e8d3c724594.jpg" calcext:value-type="string">
            <text:p>http://tintin.ru/wp-content/uploads/2018/brit/1f8aa6194c5d3f0b93ca2e8d3c724594.jpg</text:p>
          </table:table-cell>
          <table:table-cell/>
        </table:table-row>
        <table:table-row table:style-name="ro9">
          <table:table-cell office:value-type="float" office:value="132355" calcext:value-type="float">
            <text:p>132355</text:p>
          </table:table-cell>
          <table:table-cell office:value-type="string" calcext:value-type="string">
            <text:p>Брит Премиум с ягнёнком и рисом гипоаллергенный для собак всех пород 1 кг</text:p>
          </table:table-cell>
          <table:table-cell office:value-type="string" calcext:value-type="string">
            <text:p>Собаки &gt; Корма</text:p>
          </table:table-cell>
          <table:table-cell/>
          <table:table-cell office:value-type="string" calcext:value-type="string">
            <text:p>Полнорационный гипоаллергенный корм для <text:s/>собак с чувствительным пищеварением, склонных к пищевой аллергии и собак с проблемами кожи.Состав: ягненок 31%, рис, куриный жир (консервирован токоферолами), рисовый протеин, рыбий жир из лосося, пивные дрожжи, натуральные ароматизаторы, экстракт из трав и фруктов 300 мг/кг, сушеные яблоки, минеральные вещества,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сырой протеин 24,0 %сырой жир 10,0 %влага 10,0 %сырая зола 7,0 %сырая клетчатка 2,9 %кальций 1,6 %фосфор 1,1 %Энергетическая ценность: 3 891 ккал/кгПищевые добавки на 1 кг:витамин A 15 000 МЕвитамин D3 1 500 МЕвитамин E (α-токоферол) 500 мгЕ1 железо 80 мгЕ6 цинк 70 мг Е5 марганец 36 мгЕ4 медь 20 мгЕ2 йод 0,65 мгЕ8 селен 0,2 мг</text:p>
          </table:table-cell>
          <table:table-cell office:value-type="string" calcext:value-type="string">
            <text:p>eeaea105d72bf169be1912ae31ce2a08.jpg</text:p>
          </table:table-cell>
          <table:table-cell office:value-type="string" calcext:value-type="string">
            <text:p>https://yarvet.ru/catalog/korma_1/brit_premium_s_yagnyenkom_i_risom_gipoallergennyy_dlya_sobak_vsekh_porod_1_kg/</text:p>
          </table:table-cell>
          <table:table-cell table:formula="of:=COM.MICROSOFT.CONCAT([.$I$1];[.F98])" office:value-type="string" office:string-value="http://tintin.ru/wp-content/uploads/2018/brit/eeaea105d72bf169be1912ae31ce2a08.jpg" calcext:value-type="string">
            <text:p>http://tintin.ru/wp-content/uploads/2018/brit/eeaea105d72bf169be1912ae31ce2a08.jpg</text:p>
          </table:table-cell>
          <table:table-cell/>
        </table:table-row>
        <table:table-row table:style-name="ro12">
          <table:table-cell office:value-type="float" office:value="132345" calcext:value-type="float">
            <text:p>132345</text:p>
          </table:table-cell>
          <table:table-cell office:value-type="string" calcext:value-type="string">
            <text:p>Брит Премиум Сеньор M для пожилых собак средних пород, 15 кг</text:p>
          </table:table-cell>
          <table:table-cell office:value-type="string" calcext:value-type="string">
            <text:p>Собаки &gt; Корма</text:p>
          </table:table-cell>
          <table:table-cell/>
          <table:table-cell office:value-type="string" calcext:value-type="string">
            <text:p>Полнорационный корм для стареющих собак средних пород.</text:p>
            <text:p/>
            <text:p>Состав: мука из мяса курицы (40 %), кукуруза, пшеница, рис,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мананоолигосахариды (150 мг/кг), фруктоолигосахариды (100 мг/кг), экстракт юкки шидигеры (80 мг/кг), органическая медь, органический цинк, органический селен.</text:p>
            <text:p/>
            <text:p>Аналитические составляющие: сырой протеин 25,0 % сырой жир 13,0 % влага 10,0 % сырая зола 6,3 % сырая клетчатка 2,2 % кальций 1,4 % фосфор 0,9 %</text:p>
            <text:p/>
            <text:p>Энергетическая ценность: 4 073 ккал/кг</text:p>
            <text:p/>
            <text:p>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office:value-type="string" calcext:value-type="string">
            <text:p>dd6b91bb0a721cf8a044a73269813f50.jpg</text:p>
          </table:table-cell>
          <table:table-cell office:value-type="string" calcext:value-type="string">
            <text:p>https://yarvet.ru/catalog/korma_1/brit_premium_senor_m_dlya_pozhilykh_sobak_srednikh_porod_15_kg/</text:p>
          </table:table-cell>
          <table:table-cell table:formula="of:=COM.MICROSOFT.CONCAT([.$I$1];[.F99])" office:value-type="string" office:string-value="http://tintin.ru/wp-content/uploads/2018/brit/dd6b91bb0a721cf8a044a73269813f50.jpg" calcext:value-type="string">
            <text:p>http://tintin.ru/wp-content/uploads/2018/brit/dd6b91bb0a721cf8a044a73269813f50.jpg</text:p>
          </table:table-cell>
          <table:table-cell/>
        </table:table-row>
        <table:table-row table:style-name="ro1">
          <table:table-cell office:value-type="float" office:value="132345" calcext:value-type="float">
            <text:p>132345</text:p>
          </table:table-cell>
          <table:table-cell office:value-type="string" calcext:value-type="string">
            <text:p>Брит премиум сеньор М <text:s/>для пожилых собак средних пород, 3 кг</text:p>
          </table:table-cell>
          <table:table-cell office:value-type="string" calcext:value-type="string">
            <text:p>Собаки &gt; Корма</text:p>
          </table:table-cell>
          <table:table-cell/>
          <table:table-cell office:value-type="string" calcext:value-type="string">
            <text:p>Состав:</text:p>
            <text:p>Мука из мяса курицы (40 %), кукуруза, пшеница, рис,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мананоолигосахариды (150 мг/кг), фруктоолигосахариды (100 мг/кг), экстракт юкки шидигеры (80 мг/кг), органическая медь, органический цинк, органический селен.</text:p>
            <text:p/>
            <text:p>Питательные вещества</text:p>
            <text:p>Сырой протеин 25,0 %, сырой жир 13,0 %, влага 10,0 %, сырая зола 6,3 %, сырая клетчатка 2,2 %, кальций 1,4 %, фосфор 0,9 %. Энергетическая ценность: 4 073 ккал/кг</text:p>
          </table:table-cell>
          <table:table-cell office:value-type="string" calcext:value-type="string">
            <text:p>186ee6f90fc26ea0e9a83c639605fde3.jpg</text:p>
          </table:table-cell>
          <table:table-cell office:value-type="string" calcext:value-type="string">
            <text:p>https://yarvet.ru/catalog/korma_1/brit_premium_senor_m_dlya_pozhilykh_sobak_srednikh_porod_3_kg/</text:p>
          </table:table-cell>
          <table:table-cell table:formula="of:=COM.MICROSOFT.CONCAT([.$I$1];[.F100])" office:value-type="string" office:string-value="http://tintin.ru/wp-content/uploads/2018/brit/186ee6f90fc26ea0e9a83c639605fde3.jpg" calcext:value-type="string">
            <text:p>http://tintin.ru/wp-content/uploads/2018/brit/186ee6f90fc26ea0e9a83c639605fde3.jpg</text:p>
          </table:table-cell>
          <table:table-cell/>
        </table:table-row>
        <table:table-row table:style-name="ro9">
          <table:table-cell office:value-type="float" office:value="132322" calcext:value-type="float">
            <text:p>132322</text:p>
          </table:table-cell>
          <table:table-cell office:value-type="string" calcext:value-type="string">
            <text:p>Брит Премиум Эдалт L для взрослых собак крупных пород 3 кг</text:p>
          </table:table-cell>
          <table:table-cell office:value-type="string" calcext:value-type="string">
            <text:p>Собаки &gt; Корма</text:p>
          </table:table-cell>
          <table:table-cell/>
          <table:table-cell office:value-type="string" calcext:value-type="string">
            <text:p>Brit Premium Adult L - полнорационный, сбалансированный корм премиум класса с отличной усвояемостью. Корм обогащен особым комплексом питательных веществ и витаминов, которые необходимы для здоровья и хорошего самочувствия собак крупных пород.Особенности корма: Здоровые скелет и хрящи: оптимальное соотношение кальция и фосфора в организме, высокое содержание глюкозоамина и хондроитина <text:s/>Отличная усвояемость: легкоусвояемые протеины и жиры <text:s/>Здоровье сердца, укрепление иммунитета и увеличение продолжительности жизни: <text:s/>наличие активных натуральных антиоксидантов <text:s/>Активность мозга, правильное развитие нервной системы, состояние кожи и шерсти: повышенное содержание Омега-3 и Омега-6 жирных кислот (масло лосося) и их идеальное соотношение с органическим цинком и медью <text:s text:c="2"/>Поддержка иммунитета и охрана здоровья MOS (маннаноолигосахариды): заботится о здоровье пищеварительного тракта и уменьшают количество патогенной микрофлоры в кишечнике <text:s/>Поддержка кишечной микрофлоры FOS (фруктоолигосахариды): улучшают кишечную микрофлору, поддерживают ее здоровье и функционирование <text:s/>Не содержит слабо усвояемые источники протеина: сою, говядину и свинину <text:s/>Не содержит генетически модифицированные организмы Составмука из мяса курицы (40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 гидрохлорид (260 мг/кг), хондроитин сульфат (160 мг/кг), мананоолигосахариды (150 мг/кг), фруктоолигосахариды (100 мг/кг), экстракт юкки шидигеры (80 мг/кг), органическая Е4 медь, органический Е6 цинк, органический селен.Анализсырой протеин 26,0 %, сырой жир 14,0 %, влага 10,0 %, сырая зола 6,5 %, необработанные волокна 2,2 %, кальций 1,5 %, фосфор 1,1 %.Питательный состав: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office:value-type="string" calcext:value-type="string">
            <text:p>82dbe77a2d4f23a8c6dfca85cf7fb486.jpg</text:p>
          </table:table-cell>
          <table:table-cell office:value-type="string" calcext:value-type="string">
            <text:p>https://yarvet.ru/catalog/korma_1/brit_premium_edalt_l_dlya_vzroslykh_sobak_krupnykh_porod_3_kg/</text:p>
          </table:table-cell>
          <table:table-cell table:formula="of:=COM.MICROSOFT.CONCAT([.$I$1];[.F101])" office:value-type="string" office:string-value="http://tintin.ru/wp-content/uploads/2018/brit/82dbe77a2d4f23a8c6dfca85cf7fb486.jpg" calcext:value-type="string">
            <text:p>http://tintin.ru/wp-content/uploads/2018/brit/82dbe77a2d4f23a8c6dfca85cf7fb486.jpg</text:p>
          </table:table-cell>
          <table:table-cell/>
        </table:table-row>
        <table:table-row table:style-name="ro9">
          <table:table-cell office:value-type="float" office:value="132321" calcext:value-type="float">
            <text:p>132321</text:p>
          </table:table-cell>
          <table:table-cell office:value-type="string" calcext:value-type="string">
            <text:p>Брит Премиум Эдалт L для взрослых собак крупных пород от 1-7 лет 15 кг</text:p>
          </table:table-cell>
          <table:table-cell office:value-type="string" calcext:value-type="string">
            <text:p>Собаки &gt; Корма</text:p>
          </table:table-cell>
          <table:table-cell/>
          <table:table-cell office:value-type="string" calcext:value-type="string">
            <text:p>Полнорационный корм для взрослых собак крупных пород (25-45 кг).Для собак крупных пород очень важно правильное "поэтапное" питание в период роста.Период роста у собак крупных пород длится до двух лет, это более длительный процесс, чем у мелких и средних пород. Поэтому первые три месяца у щенков крупных пород повышенная потребность в белках и энергии, что необходимо для правильного формирования костей и мышц.Для взрослых собак крупных пород необходимо высокое содержание в корме антиоксидантов хондропротектов для здоровья суставов.Собаки крупных пород очень часто имеют чувствительный желудочно-кишечный тракт, поэтому для них очень важно содержание пребиотиков в корме, так как они улучшают здоровье кишечной флоры и поддерживают нормальное функционирование желудочно-кишечного тракта.Состав: курица 40%, рис, кукуруза, пшеница,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6,0%, сырой жир 14,0%, влага 10,0%, сырая зола 6,5%, сырая клетчатка 2,2%, кальций 1,5 %, фосфор 1,1%.Энергетическая ценность: 4 144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office:value-type="string" calcext:value-type="string">
            <text:p>fba363ee5b362829939a8d111a4a7789.jpg</text:p>
          </table:table-cell>
          <table:table-cell office:value-type="string" calcext:value-type="string">
            <text:p>https://yarvet.ru/catalog/korma_1/brit_premium_edalt_l_dlya_vzroslykh_sobak_krupnykh_porod_ot_1_7_let_15_kg/</text:p>
          </table:table-cell>
          <table:table-cell table:formula="of:=COM.MICROSOFT.CONCAT([.$I$1];[.F102])" office:value-type="string" office:string-value="http://tintin.ru/wp-content/uploads/2018/brit/fba363ee5b362829939a8d111a4a7789.jpg" calcext:value-type="string">
            <text:p>http://tintin.ru/wp-content/uploads/2018/brit/fba363ee5b362829939a8d111a4a7789.jpg</text:p>
          </table:table-cell>
          <table:table-cell/>
        </table:table-row>
        <table:table-row table:style-name="ro9">
          <table:table-cell office:value-type="float" office:value="132357" calcext:value-type="float">
            <text:p>132357</text:p>
          </table:table-cell>
          <table:table-cell office:value-type="string" calcext:value-type="string">
            <text:p>Брит премиум эдалт L для взрослых собак крупных пород, 18 кг</text:p>
          </table:table-cell>
          <table:table-cell office:value-type="string" calcext:value-type="string">
            <text:p>Собаки &gt; Корма</text:p>
          </table:table-cell>
          <table:table-cell/>
          <table:table-cell office:value-type="string" calcext:value-type="string">
            <text:p>Полнорационный корм для взрослых собак крупных пород.Состав: мука из мяса курицы (40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 гидрохлорид (260 мг/кг), хондроитин сульфат (160 мг/кг), мананоолигосахариды (150 мг/кг), фруктоолигосахариды (100 мг/кг), экстракт юкки шидигеры (80 мг/кг), органическая медь Е4, органический цинк Е6, органический селен Е8.</text:p>
          </table:table-cell>
          <table:table-cell office:value-type="string" calcext:value-type="string">
            <text:p>4f497646eed4a0f4b4b668a24da7fdc5.jpg</text:p>
          </table:table-cell>
          <table:table-cell office:value-type="string" calcext:value-type="string">
            <text:p>https://yarvet.ru/catalog/korma_1/brit_premium_edalt_l_dlya_vzroslykh_sobak_krupnykh_porod_18_kg/</text:p>
          </table:table-cell>
          <table:table-cell table:formula="of:=COM.MICROSOFT.CONCAT([.$I$1];[.F103])" office:value-type="string" office:string-value="http://tintin.ru/wp-content/uploads/2018/brit/4f497646eed4a0f4b4b668a24da7fdc5.jpg" calcext:value-type="string">
            <text:p>http://tintin.ru/wp-content/uploads/2018/brit/4f497646eed4a0f4b4b668a24da7fdc5.jpg</text:p>
          </table:table-cell>
          <table:table-cell/>
        </table:table-row>
        <table:table-row table:style-name="ro9">
          <table:table-cell office:value-type="float" office:value="132358" calcext:value-type="float">
            <text:p>132358</text:p>
          </table:table-cell>
          <table:table-cell office:value-type="string" calcext:value-type="string">
            <text:p>Брит Премиум Эдалт M <text:s/>для взрослых собак средних пород 18 кг</text:p>
          </table:table-cell>
          <table:table-cell office:value-type="string" calcext:value-type="string">
            <text:p>Собаки &gt; Корма</text:p>
          </table:table-cell>
          <table:table-cell/>
          <table:table-cell office:value-type="string" calcext:value-type="string">
            <text:p>Состав: курица 41%,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5,0%, сырой жир 15,0%, влага 10,0%, сырая зола 6,4%, сырая клетчатка 2,2%, кальций 1,4%, фосфор 1,0%Энергетическая ценность: 4 143 ккал/кгПищевые добавки на 1 кг: витамин A 15 000 МЕ, витамин D3 1 500 МЕ, витамин E (α-токоферол) 500 мг, Е1 железо 80 мг, Е6 цинк 70 мг, Е5 марганец 36 мг, Е4 медь 20 мг, Е2 йод 0,65 мг, Е8 селен 0,2 мг</text:p>
          </table:table-cell>
          <table:table-cell office:value-type="string" calcext:value-type="string">
            <text:p>7d79fde37c710cac5d3ae88d0bb34ed7.jpg</text:p>
          </table:table-cell>
          <table:table-cell office:value-type="string" calcext:value-type="string">
            <text:p>https://yarvet.ru/catalog/korma_1/brit_premium_edalt_m_dlya_vzroslykh_sobak_srednikh_porod_18_kg/</text:p>
          </table:table-cell>
          <table:table-cell table:formula="of:=COM.MICROSOFT.CONCAT([.$I$1];[.F104])" office:value-type="string" office:string-value="http://tintin.ru/wp-content/uploads/2018/brit/7d79fde37c710cac5d3ae88d0bb34ed7.jpg" calcext:value-type="string">
            <text:p>http://tintin.ru/wp-content/uploads/2018/brit/7d79fde37c710cac5d3ae88d0bb34ed7.jpg</text:p>
          </table:table-cell>
          <table:table-cell/>
        </table:table-row>
        <table:table-row table:style-name="ro9">
          <table:table-cell office:value-type="float" office:value="132324" calcext:value-type="float">
            <text:p>132324</text:p>
          </table:table-cell>
          <table:table-cell office:value-type="string" calcext:value-type="string">
            <text:p>Брит Премиум Эдалт M для взрослых собак средних пород 3 кг</text:p>
          </table:table-cell>
          <table:table-cell office:value-type="string" calcext:value-type="string">
            <text:p>Собаки &gt; Корма</text:p>
          </table:table-cell>
          <table:table-cell/>
          <table:table-cell office:value-type="string" calcext:value-type="string">
            <text:p>Полнорационный корм для взрослых собак средних пород (10–25 кг).Как правило, собаки средних пород - рабочие собаки. Для активно работающих собак очень важно иметь правильное пищеварение и здоровый пищеварительный тракт, что в полной мере может обеспечить баланс клетчатки и пребиотиков, который оптимален в кормах BRIT.Содержание Омега-3 и Омега-6 жирных кислот способствует правильному развитию и деятельности головного мозга, что особенно важно для собак рабочих пород, т.к. они должны иметь высокую способность к быстрому обучению. Жирные кислоты так же поддерживают отличное состояние кожи и шерсти, способствует скорейшему заживлению ран и востановлению после травм, а входящие в состав активные антиоксиданты, поддерживают развитие деятельности иммунной системы. Средние породы склонны к ожирению, поэтому для них необходим оптимальный баланс протеинов и жиров.Состав: курица 41%, кукуруза, пшеница, рис,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сырой протеин 25,0 %сырой жир 15,0 %влага 10,0 %сырая зола 6,4 %сырая клетчатка 2,2 %кальций 1,4 %фосфор 1,0 %Энергетическая ценность: 4 143 ккал/кгПищевые добавки на 1 кг:витамин A 15 000 МЕвитамин D3 1 500 МЕвитамин E (α-токоферол) 500 мгЕ1 железо 80 мгЕ6 цинк 70 мг Е5 марганец 36 мгЕ4 медь 20 мгЕ2 йод 0,65 мгЕ8 селен 0,2 мг</text:p>
          </table:table-cell>
          <table:table-cell office:value-type="string" calcext:value-type="string">
            <text:p>381013034f1daa7012085c0280e141ac.jpg</text:p>
          </table:table-cell>
          <table:table-cell office:value-type="string" calcext:value-type="string">
            <text:p>https://yarvet.ru/catalog/korma_1/brit_premium_edalt_m_dlya_vzroslykh_sobak_srednikh_porod_3_kg/</text:p>
          </table:table-cell>
          <table:table-cell table:formula="of:=COM.MICROSOFT.CONCAT([.$I$1];[.F105])" office:value-type="string" office:string-value="http://tintin.ru/wp-content/uploads/2018/brit/381013034f1daa7012085c0280e141ac.jpg" calcext:value-type="string">
            <text:p>http://tintin.ru/wp-content/uploads/2018/brit/381013034f1daa7012085c0280e141ac.jpg</text:p>
          </table:table-cell>
          <table:table-cell/>
        </table:table-row>
        <table:table-row table:style-name="ro25">
          <table:table-cell office:value-type="float" office:value="132386" calcext:value-type="float">
            <text:p>132386</text:p>
          </table:table-cell>
          <table:table-cell office:value-type="string" calcext:value-type="string">
            <text:p>Брит премиум эдалт M для взрослых собак средних пород, 8 кг</text:p>
          </table:table-cell>
          <table:table-cell office:value-type="string" calcext:value-type="string">
            <text:p>Собаки &gt; Корма</text:p>
          </table:table-cell>
          <table:table-cell/>
          <table:table-cell office:value-type="string" calcext:value-type="string">
            <text:p>Качественный сбалансированный корм  очень важен для здоровья и прекрасного самочувствия любой собаки. Но наши четвероногие друзья бывают разные, и средние породы, ввиду специфических особенностей, требуют особого комплекса питательных веществ. Все потребности таких собак были учтены при создании Brit Premium Adult M для Взрослых Собак Средних Пород. Этот корм, ставший результатом многолетних исследований чешских специалистов, изготавливается только из свежего куриного мяса и натуральных компонентов.</text:p>
            <text:p/>
            <text:p>Уникальные добавки Brit Premium Adult M для Взрослых Собак Средних Пород делают его идеальным питанием для взрослых собак (от 1 года до 7 лет) с нормальным уровнем активности. Формула корма прекрасно сбалансирована и содержит оптимальное соотношение жирных кислот омега-3 и омега-6, необходимых для поддержки жизненной энергии и отличной обучаемости. Комплекс антиоксидантов помогает сохранить молодость и здоровье сердечнососудистой системы. Уникальные добавки экстрактов трав и фруктов обеспечивают защиту на клеточном уровне и помогают справляться со свободными радикалами. Проблему лишнего веса легко контролировать благодаря оптимальному соотношению энергии, протеина и жира. Пребиотики  обеспечивают поддержку здорового пищеварения и иммунитета.</text:p>
            <text:p/>
            <text:p>Отлично усвояемые протеины и жиры.</text:p>
            <text:p>Пребиотики (маннан - и фрукто-олигосахариды).</text:p>
            <text:p>Повышенное содержание омега - 3 (масло лосося) хорошо влияет на кожу и шерсть.</text:p>
            <text:p/>
            <text:p>СОСТАВ: курица (41%), кукуруза, пшеница, рис, куриный жир (консервированный при помощи токоферолов), масло лосося, пивные дрожжи, природная клетчатка, сушеных яблок, минералы, растительные и экстракт плодов (300 мг / кг), маннан олигосахариды (150 мг / кг), фруктоолигосахариды (100 мг / кг), юкка Шидигера экстракт (80 мг / кг), органическая медь, органический цинк, органический селен.</text:p>
            <text:p/>
            <text:p/>
            <text:p>Анализ: сырой протеин 25%, сырой жир 15%, необработанные волокна 2,2%, сырая зола 6,4%.</text:p>
          </table:table-cell>
          <table:table-cell office:value-type="string" calcext:value-type="string">
            <text:p>0756b24baa0dbe28a1dcc95a69dbc584.jpg</text:p>
          </table:table-cell>
          <table:table-cell office:value-type="string" calcext:value-type="string">
            <text:p>https://yarvet.ru/catalog/korma_1/brit_premium_edalt_m_dlya_vzroslykh_sobak_srednikh_porod_8_kg/</text:p>
          </table:table-cell>
          <table:table-cell table:formula="of:=COM.MICROSOFT.CONCAT([.$I$1];[.F106])" office:value-type="string" office:string-value="http://tintin.ru/wp-content/uploads/2018/brit/0756b24baa0dbe28a1dcc95a69dbc584.jpg" calcext:value-type="string">
            <text:p>http://tintin.ru/wp-content/uploads/2018/brit/0756b24baa0dbe28a1dcc95a69dbc584.jpg</text:p>
          </table:table-cell>
          <table:table-cell/>
        </table:table-row>
        <table:table-row table:style-name="ro9">
          <table:table-cell office:value-type="float" office:value="132367" calcext:value-type="float">
            <text:p>132367</text:p>
          </table:table-cell>
          <table:table-cell office:value-type="string" calcext:value-type="string">
            <text:p>Брит Премиум Эдалт XL <text:s/>для взрослых собак гигантских пород 18 кг</text:p>
          </table:table-cell>
          <table:table-cell office:value-type="string" calcext:value-type="string">
            <text:p>Собаки &gt; Корма</text:p>
          </table:table-cell>
          <table:table-cell/>
          <table:table-cell office:value-type="string" calcext:value-type="string">
            <text:p>Состав: курица 41%, рис, кукуруза, пшеница,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7,0%, сырой жир 16,0%, влага 10,0%, сырая зола 6,4 %, сырая клетчатка 2,5%, кальций 1,5%, фосфор 1,0%.Энергетическая ценность: 4 234 ккал/кгПищевые добавки на 1 кг: витамин A 15 000 МЕ, витамин D3 1 500 МЕ, витамин E (α-токоферол) 500 мг, Е1 железо 80 мг, Е6 цинк 70 мг , Е5 марганец 36 мг, Е4 медь 20 мг, Е2 йод 0,65 мг, Е8 селен 0,2 мг</text:p>
          </table:table-cell>
          <table:table-cell office:value-type="string" calcext:value-type="string">
            <text:p>f1248ea8447a655b018c5883865fdd2f.png</text:p>
          </table:table-cell>
          <table:table-cell office:value-type="string" calcext:value-type="string">
            <text:p>https://yarvet.ru/catalog/korma_1/brit_premium_edalt_xl_dlya_vzroslykh_sobak_gigantskikh_porod_18_kg/</text:p>
          </table:table-cell>
          <table:table-cell table:formula="of:=COM.MICROSOFT.CONCAT([.$I$1];[.F107])" office:value-type="string" office:string-value="http://tintin.ru/wp-content/uploads/2018/brit/f1248ea8447a655b018c5883865fdd2f.png" calcext:value-type="string">
            <text:p>http://tintin.ru/wp-content/uploads/2018/brit/f1248ea8447a655b018c5883865fdd2f.png</text:p>
          </table:table-cell>
          <table:table-cell/>
        </table:table-row>
        <table:table-row table:style-name="ro9">
          <table:table-cell office:value-type="float" office:value="132359" calcext:value-type="float">
            <text:p>132359</text:p>
          </table:table-cell>
          <table:table-cell office:value-type="string" calcext:value-type="string">
            <text:p>Брит Премиум Юниор L <text:s/>для молодых собак (щенков) крупных пород 18 кг </text:p>
          </table:table-cell>
          <table:table-cell office:value-type="string" calcext:value-type="string">
            <text:p>Собаки &gt; Корма</text:p>
          </table:table-cell>
          <table:table-cell/>
          <table:table-cell office:value-type="string" calcext:value-type="string">
            <text:p>Состав: курица 42%, рис, кукуруза, пшеница,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7,0%, сырой жир 16,0%, влага 10,0%, сырая зола 6,4%, сырая клетчатка 2,3%, кальций 1,6%, фосфор 1,1%.Энергетическая ценность: 4 218 ккал/кгПищевые добавки на 1 кг: витамин A 20 000 МЕ, витамин D3 1 900 МЕ, витамин E (α-токоферол) 600 мг, Е6 цинк 100 мг, Е1 железо 90 мг, Е5 марганец 45 мг, Е4 медь 20 мг, Е2 йод 1 мг, Е8 селен 0,2 мг.</text:p>
          </table:table-cell>
          <table:table-cell office:value-type="string" calcext:value-type="string">
            <text:p>315c96b40ba22e6db7fc01433556b3d9.jpg</text:p>
          </table:table-cell>
          <table:table-cell office:value-type="string" calcext:value-type="string">
            <text:p>https://yarvet.ru/catalog/korma_1/brit_premium_yunior_l_dlya_molodykh_sobak_shchenkov_krupnykh_porod_18_kg_/</text:p>
          </table:table-cell>
          <table:table-cell table:formula="of:=COM.MICROSOFT.CONCAT([.$I$1];[.F108])" office:value-type="string" office:string-value="http://tintin.ru/wp-content/uploads/2018/brit/315c96b40ba22e6db7fc01433556b3d9.jpg" calcext:value-type="string">
            <text:p>http://tintin.ru/wp-content/uploads/2018/brit/315c96b40ba22e6db7fc01433556b3d9.jpg</text:p>
          </table:table-cell>
          <table:table-cell/>
        </table:table-row>
        <table:table-row table:style-name="ro9">
          <table:table-cell office:value-type="float" office:value="132330" calcext:value-type="float">
            <text:p>132330</text:p>
          </table:table-cell>
          <table:table-cell office:value-type="string" calcext:value-type="string">
            <text:p>Брит Премиум Юниор L для молодых собак крупных пород 3 кг</text:p>
          </table:table-cell>
          <table:table-cell office:value-type="string" calcext:value-type="string">
            <text:p>Собаки &gt; Корма</text:p>
          </table:table-cell>
          <table:table-cell/>
          <table:table-cell office:value-type="string" calcext:value-type="string">
            <text:p>Полнорационный корм для щенков и молодых собак (4-24 месяца) крупных пород (25-45 кг)Для собак крупных пород очень важно правильное "поэтапное" питание в период роста.Период роста у собак крупных пород длится до двух лет, это более длительный процесс, чем у мелких и средних пород. Поэтому первые три месяца у щенков крупных пород повышенная потребность в белках и энергии, что необходимо для правильного формирования костей и мышц.Для взрослых собак крупных пород необходимо высокое содержание в корме антиоксидантов хондропротектов для здоровья суставов.Собаки крупных пород очень часто имеют чувствительный желудочно-кишечный тракт, поэтому для них очень важно содержание пребиотиков в корме, так как они улучшают здоровье кишечной флоры и поддерживают нормальное функционирование желудочно-кишечного тракта.Состав: курица 42%, рис, кукуруза, пшеница, куриный жир (консервирован токоферолами), рыбий жир из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нанолигосахариды 150 мг/кг, фруктоолигосахариды 100 мг/кг, экстракт юкки Шидигера 80 мг/кг, органическая медь, органический цинк, органический селен.Аналитические составляющие: сырой протеин 27,0%, сырой жир 16,0%, влага 10,0%, сырая зола 6,4%, сырая клетчатка 2,3%, кальций 1,6%, фосфор 1,1%.Энергетическая ценность: 4 218 ккал/кг</text:p>
          </table:table-cell>
          <table:table-cell office:value-type="string" calcext:value-type="string">
            <text:p>22c726e041bd82ec531374e9875cedfb.jpg</text:p>
          </table:table-cell>
          <table:table-cell office:value-type="string" calcext:value-type="string">
            <text:p>https://yarvet.ru/catalog/korma_1/brit_premium_yunior_l_dlya_molodykh_sobak_krupnykh_porod_3_kg/</text:p>
          </table:table-cell>
          <table:table-cell table:formula="of:=COM.MICROSOFT.CONCAT([.$I$1];[.F109])" office:value-type="string" office:string-value="http://tintin.ru/wp-content/uploads/2018/brit/22c726e041bd82ec531374e9875cedfb.jpg" calcext:value-type="string">
            <text:p>http://tintin.ru/wp-content/uploads/2018/brit/22c726e041bd82ec531374e9875cedfb.jpg</text:p>
          </table:table-cell>
          <table:table-cell/>
        </table:table-row>
        <table:table-row table:style-name="ro20">
          <table:table-cell office:value-type="float" office:value="132336" calcext:value-type="float">
            <text:p>132336</text:p>
          </table:table-cell>
          <table:table-cell office:value-type="string" calcext:value-type="string">
            <text:p>Брит премиум юниор ХL для молодых собак гигантских пород, 3 кг</text:p>
          </table:table-cell>
          <table:table-cell office:value-type="string" calcext:value-type="string">
            <text:p>Собаки &gt; Корма</text:p>
          </table:table-cell>
          <table:table-cell/>
          <table:table-cell office:value-type="string" calcext:value-type="string">
            <text:p>Полнорационный корм для щенков и молодых собак (4–30 месяцев) гигантских пород (вес взрослой собаки 45–90 кг).</text:p>
            <text:p>Для собак гигантских пород очень важен правильный баланс кальция, так как избыточное содержание или недостаток кальция приводит к проблемам в формировании костей.</text:p>
            <text:p>На протяжении всей жизни, а особенно в период быстрого роста, собака очень крупных пород чрезвычайно чувствительны к перекармливанию.</text:p>
            <text:p>Низкое содержание энергии в корме способствует формированию оптимального веса. Высокая усвояемость позволяет при кормлении использовать относительно небольшое количество корма, что снижает высокую нагрузку на пищеварительный тракт. Правильное содержание и соотношение жирных кислот Омега оказывает положительное влияние на здоровье сосудистой системы и помогает защитить собак от инфаркта и инсульта.</text:p>
            <text:p/>
            <text:p>Состав: мука из мяса курицы (42 %), рис, кукуруза, пшеница, куриный жир (консервированный токоферолами), масло лосося, пивные дрожжи, натуральные ароматизаторы, сушеные яблоки, минеральные вещества, экстракт из трав и фруктов (300 мг/кг), глюкозамина гидрохлорид (260 мг/кг), хондроитина сульфат (160 мг/кг), мананоолигосахариды (150 мг/кг), фруктоолигосахариды (100 мг/кг), экстракт юкки шидигеры (80 мг/кг), органическая медь, органический цинк, органический селен.</text:p>
            <text:p>Аналитические составляющие:</text:p>
            <text:p>сырой протеин 30,0 %</text:p>
            <text:p>сырой жир 16,0 %</text:p>
            <text:p>влага10,0 %</text:p>
            <text:p>сырая зола6,6 %</text:p>
            <text:p>сырая клетчатка2,6 %</text:p>
            <text:p>кальций 1,6 %</text:p>
            <text:p>фосфор 1,1 %</text:p>
            <text:p>Энергетическая ценность: 4 236 ккал/кг</text:p>
            <text:p>Пищевые добавки на 1 кг:</text:p>
            <text:p>витамин A 20 000 МЕ</text:p>
            <text:p>витамин D3 1 900 МЕ</text:p>
            <text:p>витамин E (α-токоферол) 600 мг</text:p>
            <text:p>Е1 железо80 мг</text:p>
            <text:p>Е6 цинк70 мг </text:p>
            <text:p>Е5 марганец36 мг</text:p>
            <text:p>Е4 медь 20 мг</text:p>
            <text:p>Е2 йод0,65 мг</text:p>
            <text:p>Е8 селен 0,2 мг</text:p>
            <text:p>Инструкция по кормлению: корм давать сухим или слегка увлажненным. У собаки всегда должен быть свободный доступ к свежей питьевой воде. Ежедневные потребности в питании вашей собаки могут отличаться в зависимости от размера, возраста, уровня активности и внешней среды.</text:p>
          </table:table-cell>
          <table:table-cell office:value-type="string" calcext:value-type="string">
            <text:p>012e2e6f8e3a5cd45f1a5d2b401a52b5.png</text:p>
          </table:table-cell>
          <table:table-cell office:value-type="string" calcext:value-type="string">
            <text:p>https://yarvet.ru/catalog/korma_1/brit_premium_yunior_khl_dlya_molodykh_sobak_gigantskikh_porod_3_kg/</text:p>
          </table:table-cell>
          <table:table-cell table:formula="of:=COM.MICROSOFT.CONCAT([.$I$1];[.F110])" office:value-type="string" office:string-value="http://tintin.ru/wp-content/uploads/2018/brit/012e2e6f8e3a5cd45f1a5d2b401a52b5.png" calcext:value-type="string">
            <text:p>http://tintin.ru/wp-content/uploads/2018/brit/012e2e6f8e3a5cd45f1a5d2b401a52b5.png</text:p>
          </table:table-cell>
          <table:table-cell/>
        </table:table-row>
        <table:table-row table:style-name="ro2">
          <table:table-cell office:value-type="float" office:value="100064" calcext:value-type="float">
            <text:p>100064</text:p>
          </table:table-cell>
          <table:table-cell office:value-type="string" calcext:value-type="string">
            <text:p>Брит Сare консервы с куриной грудкой, 80 гр</text:p>
          </table:table-cell>
          <table:table-cell office:value-type="string" calcext:value-type="string">
            <text:p>Кошки &gt; Корма</text:p>
          </table:table-cell>
          <table:table-cell/>
          <table:table-cell office:value-type="string" calcext:value-type="string">
            <text:p>Консервы для кошек Brit Care изготовлены из 100% натуральных компонентов.</text:p>
            <text:p> </text:p>
            <text:p>Ингредиенты:</text:p>
            <text:p>куриная грудка - 45%, рис, вода.</text:p>
            <text:p/>
            <text:p>Анализ:</text:p>
            <text:p>протеин – 11%, жир – 0,3%, зола – 2%, клетчатка – 1%, влажность – 85%.</text:p>
          </table:table-cell>
          <table:table-cell office:value-type="string" calcext:value-type="string">
            <text:p>1ede2507096f3ecc5aeed27690c41038.jpg</text:p>
          </table:table-cell>
          <table:table-cell office:value-type="string" calcext:value-type="string">
            <text:p>https://yarvet.ru/catalog/korma_1/brit_sare_konservy_s_kurinoy_grudkoy_80_gr/</text:p>
          </table:table-cell>
          <table:table-cell table:formula="of:=COM.MICROSOFT.CONCAT([.$I$1];[.F111])" office:value-type="string" office:string-value="http://tintin.ru/wp-content/uploads/2018/brit/1ede2507096f3ecc5aeed27690c41038.jpg" calcext:value-type="string">
            <text:p>http://tintin.ru/wp-content/uploads/2018/brit/1ede2507096f3ecc5aeed27690c41038.jpg</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loext:min-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7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8">00.00.0000</text:date>, <text:time>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8-18T23:18:54.497238072</dc:date>
    <meta:editing-duration>PT4M34S</meta:editing-duration>
    <meta:editing-cycles>1</meta:editing-cycles>
    <meta:document-statistic meta:table-count="1" meta:cell-count="779" meta:object-count="0"/>
  </office:meta>
</office:document-meta>
</file>